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ourier New2" svg:font-family="'Courier New'" style:font-family-generic="swiss" style:font-pitch="fixed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微软雅黑1" svg:font-family="微软雅黑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5f_1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solid" svg:stroke-width="0.009cm" svg:stroke-color="#404040" svg:stroke-opacity="100%" draw:stroke-linejoin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1.623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gradient" draw:fill-gradient-name="Gradient_5f_2" draw:shadow="visible" draw:shadow-offset-x="0.051cm" draw:shadow-offset-y="0.051cm" draw:shadow-color="#cdcdcd" draw:shadow-opacity="50%"/>
    </style:style>
    <style:style style:name="gr5" style:family="graphic" style:parent-style-name="standard">
      <style:graphic-properties draw:stroke="none" draw:fill="gradient" draw:fill-gradient-name="Gradient_5f_3" draw:shadow="visible" draw:shadow-offset-x="0.051cm" draw:shadow-offset-y="0.051cm" draw:shadow-color="#cdcdcd" draw:shadow-opacity="50%"/>
    </style:style>
    <style:style style:name="gr6" style:family="graphic" style:parent-style-name="standard">
      <style:graphic-properties draw:stroke="none" draw:fill="gradient" draw:fill-gradient-name="Gradient_5f_4" draw:shadow="visible" draw:shadow-offset-x="0.051cm" draw:shadow-offset-y="0.051cm" draw:shadow-color="#cdcdcd" draw:shadow-opacity="50%"/>
    </style:style>
    <style:style style:name="gr7" style:family="graphic" style:parent-style-name="standard">
      <style:graphic-properties draw:stroke="none" draw:fill="gradient" draw:fill-gradient-name="Gradient_5f_5" draw:shadow="visible" draw:shadow-offset-x="0.051cm" draw:shadow-offset-y="0.051cm" draw:shadow-color="#cdcdcd" draw:shadow-opacity="50%"/>
    </style:style>
    <style:style style:name="gr8" style:family="graphic" style:parent-style-name="standard">
      <style:graphic-properties draw:stroke="none" draw:fill="gradient" draw:fill-gradient-name="Gradient_5f_6" draw:shadow="visible" draw:shadow-offset-x="0.051cm" draw:shadow-offset-y="0.051cm" draw:shadow-color="#cdcdcd" draw:shadow-opacity="50%"/>
    </style:style>
    <style:style style:name="gr9" style:family="graphic" style:parent-style-name="standard">
      <style:graphic-properties draw:stroke="none" draw:fill="none" draw:textarea-vertical-align="middle" fo:min-height="2.258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gradient" draw:fill-gradient-name="Gradient_5f_7" draw:shadow="visible" draw:shadow-offset-x="0.051cm" draw:shadow-offset-y="0.051cm" draw:shadow-color="#cdcdcd" draw:shadow-opacity="50%"/>
    </style:style>
    <style:style style:name="gr11" style:family="graphic" style:parent-style-name="standard">
      <style:graphic-properties draw:stroke="none" draw:fill="none" draw:textarea-vertical-align="middle" fo:min-height="3.687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gradient" draw:fill-gradient-name="Gradient_5f_8" draw:shadow="visible" draw:shadow-offset-x="0.051cm" draw:shadow-offset-y="0.051cm" draw:shadow-color="#cdcdcd" draw:shadow-opacity="50%"/>
    </style:style>
    <style:style style:name="gr13" style:family="graphic" style:parent-style-name="standard">
      <style:graphic-properties draw:stroke="none" draw:fill="gradient" draw:fill-gradient-name="Gradient_5f_9" draw:shadow="visible" draw:shadow-offset-x="0.051cm" draw:shadow-offset-y="0.051cm" draw:shadow-color="#cdcdcd" draw:shadow-opacity="50%"/>
    </style:style>
    <style:style style:name="gr14" style:family="graphic" style:parent-style-name="standard">
      <style:graphic-properties draw:stroke="none" draw:fill="none" draw:textarea-vertical-align="middle" fo:min-height="2.814cm" fo:padding-top="0.141cm" fo:padding-bottom="0.141cm" fo:padding-left="0.141cm" fo:padding-right="0.141cm"/>
    </style:style>
    <style:style style:name="gr15" style:family="graphic" style:parent-style-name="standard">
      <style:graphic-properties draw:stroke="solid" svg:stroke-width="0.035cm" svg:stroke-color="#404040" draw:marker-end="EndMarker_5f_1" draw:marker-end-width="0.344cm" svg:stroke-opacity="100%" draw:stroke-linejoin="round" draw:fill="none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35cm" svg:stroke-color="#404040" draw:marker-end="EndMarker_5f_2" draw:marker-end-width="0.344cm" svg:stroke-opacity="100%" draw:stroke-linejoin="round" draw:fill="none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35cm" svg:stroke-color="#404040" draw:marker-end="EndMarker_5f_3" draw:marker-end-width="0.344cm" svg:stroke-opacity="100%" draw:stroke-linejoin="round" draw:fill="none" fo:padding-top="0.142cm" fo:padding-bottom="0.142cm" fo:padding-left="0.267cm" fo:padding-right="0.267cm"/>
    </style:style>
    <style:style style:name="gr18" style:family="graphic" style:parent-style-name="standard">
      <style:graphic-properties draw:stroke="solid" svg:stroke-width="0.035cm" svg:stroke-color="#404040" draw:marker-end="EndMarker_5f_4" draw:marker-end-width="0.344cm" svg:stroke-opacity="100%" draw:stroke-linejoin="round" draw:fill="none" fo:padding-top="0.142cm" fo:padding-bottom="0.142cm" fo:padding-left="0.267cm" fo:padding-right="0.267cm"/>
    </style:style>
    <style:style style:name="gr19" style:family="graphic" style:parent-style-name="standard">
      <style:graphic-properties draw:stroke="none" draw:fill="gradient" draw:fill-gradient-name="Gradient_5f_10" draw:shadow="visible" draw:shadow-offset-x="0.051cm" draw:shadow-offset-y="0.051cm" draw:shadow-color="#cdcdcd" draw:shadow-opacity="50%"/>
    </style:style>
    <style:style style:name="gr20" style:family="graphic" style:parent-style-name="standard">
      <style:graphic-properties draw:stroke="solid" svg:stroke-width="0.035cm" svg:stroke-color="#404040" draw:marker-end="EndMarker_5f_5" draw:marker-end-width="0.344cm" svg:stroke-opacity="100%" draw:stroke-linejoin="round" draw:fill="none" fo:padding-top="0.142cm" fo:padding-bottom="0.142cm" fo:padding-left="0.267cm" fo:padding-right="0.267cm"/>
    </style:style>
    <style:style style:name="gr21" style:family="graphic" style:parent-style-name="standard">
      <style:graphic-properties draw:stroke="none" draw:fill="gradient" draw:fill-gradient-name="Gradient_5f_11" draw:shadow="visible" draw:shadow-offset-x="0.051cm" draw:shadow-offset-y="0.051cm" draw:shadow-color="#cdcdcd" draw:shadow-opacity="50%"/>
    </style:style>
    <style:style style:name="gr22" style:family="graphic" style:parent-style-name="standard">
      <style:graphic-properties draw:stroke="none" draw:fill="none" draw:textarea-vertical-align="middle" fo:min-height="3.369cm" fo:padding-top="0.141cm" fo:padding-bottom="0.141cm" fo:padding-left="0.141cm" fo:padding-right="0.141cm"/>
    </style:style>
    <style:style style:name="gr23" style:family="graphic" style:parent-style-name="standard">
      <style:graphic-properties draw:stroke="none" draw:fill="gradient" draw:fill-gradient-name="Gradient_5f_12" draw:shadow="visible" draw:shadow-offset-x="0.051cm" draw:shadow-offset-y="0.051cm" draw:shadow-color="#cdcdcd" draw:shadow-opacity="50%"/>
    </style:style>
    <style:style style:name="gr24" style:family="graphic" style:parent-style-name="standard">
      <style:graphic-properties draw:stroke="none" draw:fill="none" draw:textarea-vertical-align="middle" fo:min-height="2.476cm" fo:padding-top="0.141cm" fo:padding-bottom="0.141cm" fo:padding-left="0.141cm" fo:padding-right="0.141cm"/>
    </style:style>
    <style:style style:name="gr25" style:family="graphic" style:parent-style-name="standard">
      <style:graphic-properties draw:stroke="solid" svg:stroke-width="0.035cm" svg:stroke-color="#404040" draw:marker-end="EndMarker_5f_6" draw:marker-end-width="0.344cm" svg:stroke-opacity="100%" draw:stroke-linejoin="round" draw:fill="none" fo:padding-top="0.142cm" fo:padding-bottom="0.142cm" fo:padding-left="0.267cm" fo:padding-right="0.267cm"/>
    </style:style>
    <style:style style:name="gr26" style:family="graphic" style:parent-style-name="standard">
      <style:graphic-properties draw:stroke="solid" svg:stroke-width="0.035cm" svg:stroke-color="#404040" draw:marker-end="EndMarker_5f_7" draw:marker-end-width="0.344cm" svg:stroke-opacity="100%" draw:stroke-linejoin="round" draw:fill="none" fo:padding-top="0.142cm" fo:padding-bottom="0.142cm" fo:padding-left="0.267cm" fo:padding-right="0.267cm"/>
    </style:style>
    <style:style style:name="gr27" style:family="graphic" style:parent-style-name="standard">
      <style:graphic-properties draw:stroke="none" draw:fill="gradient" draw:fill-gradient-name="Gradient_5f_13" draw:shadow="visible" draw:shadow-offset-x="0.051cm" draw:shadow-offset-y="0.051cm" draw:shadow-color="#cdcdcd" draw:shadow-opacity="50%"/>
    </style:style>
    <style:style style:name="gr28" style:family="graphic" style:parent-style-name="standard">
      <style:graphic-properties draw:stroke="none" draw:fill="none" draw:textarea-vertical-align="middle" fo:min-height="1.941cm" fo:padding-top="0.141cm" fo:padding-bottom="0.141cm" fo:padding-left="0.141cm" fo:padding-right="0.141cm"/>
    </style:style>
    <style:style style:name="gr29" style:family="graphic" style:parent-style-name="standard">
      <style:graphic-properties draw:stroke="solid" svg:stroke-width="0.035cm" svg:stroke-color="#404040" draw:marker-end="EndMarker_5f_8" draw:marker-end-width="0.344cm" svg:stroke-opacity="100%" draw:stroke-linejoin="round" draw:fill="none" fo:padding-top="0.142cm" fo:padding-bottom="0.142cm" fo:padding-left="0.267cm" fo:padding-right="0.267cm"/>
    </style:style>
    <style:style style:name="gr30" style:family="graphic" style:parent-style-name="standard">
      <style:graphic-properties draw:stroke="none" draw:fill="gradient" draw:fill-gradient-name="Gradient_5f_14" draw:shadow="visible" draw:shadow-offset-x="0.051cm" draw:shadow-offset-y="0.051cm" draw:shadow-color="#cdcdcd" draw:shadow-opacity="50%"/>
    </style:style>
    <style:style style:name="gr31" style:family="graphic" style:parent-style-name="standard">
      <style:graphic-properties draw:stroke="none" draw:fill="none" draw:textarea-vertical-align="middle" fo:min-height="6.941cm" fo:padding-top="0.141cm" fo:padding-bottom="0.141cm" fo:padding-left="0.141cm" fo:padding-right="0.141cm"/>
    </style:style>
    <style:style style:name="gr32" style:family="graphic" style:parent-style-name="standard">
      <style:graphic-properties draw:stroke="solid" svg:stroke-width="0.035cm" svg:stroke-color="#404040" draw:marker-end="EndMarker_5f_9" draw:marker-end-width="0.344cm" svg:stroke-opacity="100%" draw:stroke-linejoin="round" draw:fill="none" fo:padding-top="0.142cm" fo:padding-bottom="0.142cm" fo:padding-left="0.267cm" fo:padding-right="0.267cm"/>
    </style:style>
    <style:style style:name="gr33" style:family="graphic" style:parent-style-name="standard">
      <style:graphic-properties draw:stroke="none" draw:fill="gradient" draw:fill-gradient-name="Gradient_5f_15" draw:shadow="visible" draw:shadow-offset-x="0.051cm" draw:shadow-offset-y="0.051cm" draw:shadow-color="#cdcdcd" draw:shadow-opacity="50%"/>
    </style:style>
    <style:style style:name="gr34" style:family="graphic" style:parent-style-name="standard">
      <style:graphic-properties draw:stroke="solid" svg:stroke-width="0.035cm" svg:stroke-color="#404040" draw:marker-end="EndMarker_5f_10" draw:marker-end-width="0.344cm" svg:stroke-opacity="100%" draw:stroke-linejoin="round" draw:fill="none" fo:padding-top="0.142cm" fo:padding-bottom="0.142cm" fo:padding-left="0.267cm" fo:padding-right="0.267cm"/>
    </style:style>
    <style:style style:name="gr35" style:family="graphic" style:parent-style-name="standard">
      <style:graphic-properties draw:stroke="solid" svg:stroke-width="0.035cm" svg:stroke-color="#404040" draw:marker-end="EndMarker_5f_11" draw:marker-end-width="0.344cm" svg:stroke-opacity="100%" draw:stroke-linejoin="round" draw:fill="none" fo:padding-top="0.142cm" fo:padding-bottom="0.142cm" fo:padding-left="0.267cm" fo:padding-right="0.267cm"/>
    </style:style>
    <style:style style:name="gr36" style:family="graphic" style:parent-style-name="standard">
      <style:graphic-properties draw:stroke="solid" svg:stroke-width="0.035cm" svg:stroke-color="#404040" draw:marker-end="EndMarker_5f_12" draw:marker-end-width="0.344cm" svg:stroke-opacity="100%" draw:stroke-linejoin="round" draw:fill="none" fo:padding-top="0.142cm" fo:padding-bottom="0.142cm" fo:padding-left="0.267cm" fo:padding-right="0.267cm"/>
    </style:style>
    <style:style style:name="gr37" style:family="graphic" style:parent-style-name="standard">
      <style:graphic-properties draw:stroke="solid" svg:stroke-width="0.035cm" svg:stroke-color="#404040" draw:marker-end="EndMarker_5f_13" draw:marker-end-width="0.344cm" svg:stroke-opacity="100%" draw:stroke-linejoin="round" draw:fill="none" fo:padding-top="0.142cm" fo:padding-bottom="0.142cm" fo:padding-left="0.267cm" fo:padding-right="0.267cm"/>
    </style:style>
    <style:style style:name="gr38" style:family="graphic" style:parent-style-name="standard">
      <style:graphic-properties draw:stroke="none" draw:fill="gradient" draw:fill-gradient-name="Gradient_5f_16" draw:shadow="visible" draw:shadow-offset-x="0.051cm" draw:shadow-offset-y="0.051cm" draw:shadow-color="#cdcdcd" draw:shadow-opacity="50%"/>
    </style:style>
    <style:style style:name="gr39" style:family="graphic" style:parent-style-name="standard">
      <style:graphic-properties draw:stroke="none" draw:fill="none" draw:textarea-vertical-align="middle" fo:min-height="0.988cm" fo:padding-top="0.141cm" fo:padding-bottom="0.141cm" fo:padding-left="0.141cm" fo:padding-right="0.141cm"/>
    </style:style>
    <style:style style:name="gr40" style:family="graphic" style:parent-style-name="standard">
      <style:graphic-properties draw:stroke="none" draw:fill="gradient" draw:fill-gradient-name="Gradient_5f_17" draw:shadow="visible" draw:shadow-offset-x="0.051cm" draw:shadow-offset-y="0.051cm" draw:shadow-color="#cdcdcd" draw:shadow-opacity="50%"/>
    </style:style>
    <style:style style:name="gr41" style:family="graphic" style:parent-style-name="standard">
      <style:graphic-properties draw:stroke="none" draw:fill="gradient" draw:fill-gradient-name="Gradient_5f_18" draw:shadow="visible" draw:shadow-offset-x="0.051cm" draw:shadow-offset-y="0.051cm" draw:shadow-color="#cdcdcd" draw:shadow-opacity="50%"/>
    </style:style>
    <style:style style:name="gr42" style:family="graphic" style:parent-style-name="standard">
      <style:graphic-properties draw:stroke="none" draw:fill="none" draw:textarea-vertical-align="middle" fo:min-height="10.989cm" fo:padding-top="0.141cm" fo:padding-bottom="0.141cm" fo:padding-left="0.141cm" fo:padding-right="0.141cm"/>
    </style:style>
    <style:style style:name="gr43" style:family="graphic" style:parent-style-name="standard">
      <style:graphic-properties draw:stroke="solid" svg:stroke-width="0.035cm" svg:stroke-color="#404040" draw:marker-end="EndMarker_5f_14" draw:marker-end-width="0.344cm" svg:stroke-opacity="100%" draw:stroke-linejoin="round" draw:fill="none" fo:padding-top="0.142cm" fo:padding-bottom="0.142cm" fo:padding-left="0.267cm" fo:padding-right="0.267cm"/>
    </style:style>
    <style:style style:name="gr44" style:family="graphic" style:parent-style-name="standard">
      <style:graphic-properties draw:stroke="solid" svg:stroke-width="0.035cm" svg:stroke-color="#404040" draw:marker-end="EndMarker_5f_15" draw:marker-end-width="0.344cm" svg:stroke-opacity="100%" draw:stroke-linejoin="round" draw:fill="none" fo:padding-top="0.142cm" fo:padding-bottom="0.142cm" fo:padding-left="0.267cm" fo:padding-right="0.267cm"/>
    </style:style>
    <style:style style:name="gr45" style:family="graphic" style:parent-style-name="standard">
      <style:graphic-properties draw:stroke="solid" svg:stroke-width="0.035cm" svg:stroke-color="#404040" draw:marker-end="EndMarker_5f_16" draw:marker-end-width="0.344cm" svg:stroke-opacity="100%" draw:stroke-linejoin="round" draw:fill="none" fo:padding-top="0.142cm" fo:padding-bottom="0.142cm" fo:padding-left="0.267cm" fo:padding-right="0.267cm"/>
    </style:style>
    <style:style style:name="gr46" style:family="graphic" style:parent-style-name="standard">
      <style:graphic-properties draw:stroke="none" draw:fill="gradient" draw:fill-gradient-name="Gradient_5f_19" draw:shadow="visible" draw:shadow-offset-x="0.051cm" draw:shadow-offset-y="0.051cm" draw:shadow-color="#cdcdcd" draw:shadow-opacity="50%"/>
    </style:style>
    <style:style style:name="gr47" style:family="graphic" style:parent-style-name="standard">
      <style:graphic-properties draw:stroke="none" draw:fill="none" draw:textarea-vertical-align="middle" fo:min-height="5.274cm" fo:padding-top="0.141cm" fo:padding-bottom="0.141cm" fo:padding-left="0.141cm" fo:padding-right="0.141cm"/>
    </style:style>
    <style:style style:name="gr48" style:family="graphic" style:parent-style-name="standard">
      <style:graphic-properties draw:stroke="solid" svg:stroke-width="0.035cm" svg:stroke-color="#404040" draw:marker-end="EndMarker_5f_17" draw:marker-end-width="0.344cm" svg:stroke-opacity="100%" draw:stroke-linejoin="round" draw:fill="none" fo:padding-top="0.142cm" fo:padding-bottom="0.142cm" fo:padding-left="0.267cm" fo:padding-right="0.267cm"/>
    </style:style>
    <style:style style:name="gr49" style:family="graphic" style:parent-style-name="standard">
      <style:graphic-properties draw:stroke="solid" svg:stroke-width="0.035cm" svg:stroke-color="#404040" draw:marker-end="EndMarker_5f_18" draw:marker-end-width="0.344cm" svg:stroke-opacity="100%" draw:stroke-linejoin="round" draw:fill="none" fo:padding-top="0.142cm" fo:padding-bottom="0.142cm" fo:padding-left="0.267cm" fo:padding-right="0.267cm"/>
    </style:style>
    <style:style style:name="gr50" style:family="graphic" style:parent-style-name="standard">
      <style:graphic-properties draw:stroke="solid" svg:stroke-width="0.035cm" svg:stroke-color="#404040" draw:marker-end="EndMarker_5f_19" draw:marker-end-width="0.344cm" svg:stroke-opacity="100%" draw:stroke-linejoin="round" draw:fill="none" fo:padding-top="0.142cm" fo:padding-bottom="0.142cm" fo:padding-left="0.267cm" fo:padding-right="0.267cm"/>
    </style:style>
    <style:style style:name="gr51" style:family="graphic" style:parent-style-name="standard">
      <style:graphic-properties draw:stroke="none" draw:fill="gradient" draw:fill-gradient-name="Gradient_5f_20" draw:shadow="visible" draw:shadow-offset-x="0.051cm" draw:shadow-offset-y="0.051cm" draw:shadow-color="#cdcdcd" draw:shadow-opacity="50%"/>
    </style:style>
    <style:style style:name="gr52" style:family="graphic" style:parent-style-name="standard">
      <style:graphic-properties draw:stroke="none" draw:fill="none" draw:textarea-vertical-align="middle" fo:min-height="4.957cm" fo:padding-top="0.141cm" fo:padding-bottom="0.141cm" fo:padding-left="0.141cm" fo:padding-right="0.141cm"/>
    </style:style>
    <style:style style:name="gr53" style:family="graphic" style:parent-style-name="standard">
      <style:graphic-properties draw:stroke="none" draw:fill="gradient" draw:fill-gradient-name="Gradient_5f_21" draw:shadow="visible" draw:shadow-offset-x="0.051cm" draw:shadow-offset-y="0.051cm" draw:shadow-color="#cdcdcd" draw:shadow-opacity="50%"/>
    </style:style>
    <style:style style:name="gr54" style:family="graphic" style:parent-style-name="standard">
      <style:graphic-properties draw:stroke="none" draw:fill="gradient" draw:fill-gradient-name="Gradient_5f_22" draw:shadow="visible" draw:shadow-offset-x="0.051cm" draw:shadow-offset-y="0.051cm" draw:shadow-color="#cdcdcd" draw:shadow-opacity="50%"/>
    </style:style>
    <style:style style:name="gr55" style:family="graphic" style:parent-style-name="standard">
      <style:graphic-properties draw:stroke="none" draw:fill="none" draw:textarea-vertical-align="middle" fo:min-height="2.893cm" fo:padding-top="0.141cm" fo:padding-bottom="0.141cm" fo:padding-left="0.141cm" fo:padding-right="0.141cm"/>
    </style:style>
    <style:style style:name="gr56" style:family="graphic" style:parent-style-name="standard">
      <style:graphic-properties draw:stroke="none" draw:fill="gradient" draw:fill-gradient-name="Gradient_5f_23" draw:shadow="visible" draw:shadow-offset-x="0.051cm" draw:shadow-offset-y="0.051cm" draw:shadow-color="#cdcdcd" draw:shadow-opacity="50%"/>
    </style:style>
    <style:style style:name="gr57" style:family="graphic" style:parent-style-name="standard">
      <style:graphic-properties draw:stroke="none" draw:fill="gradient" draw:fill-gradient-name="Gradient_5f_24" draw:shadow="visible" draw:shadow-offset-x="0.051cm" draw:shadow-offset-y="0.051cm" draw:shadow-color="#cdcdcd" draw:shadow-opacity="50%"/>
    </style:style>
    <style:style style:name="gr58" style:family="graphic" style:parent-style-name="standard">
      <style:graphic-properties draw:stroke="none" draw:fill="gradient" draw:fill-gradient-name="Gradient_5f_25" draw:shadow="visible" draw:shadow-offset-x="0.051cm" draw:shadow-offset-y="0.051cm" draw:shadow-color="#cdcdcd" draw:shadow-opacity="50%"/>
    </style:style>
    <style:style style:name="gr59" style:family="graphic" style:parent-style-name="standard">
      <style:graphic-properties draw:stroke="none" draw:fill="gradient" draw:fill-gradient-name="Gradient_5f_26" draw:shadow="visible" draw:shadow-offset-x="0.051cm" draw:shadow-offset-y="0.051cm" draw:shadow-color="#cdcdcd" draw:shadow-opacity="50%"/>
    </style:style>
    <style:style style:name="gr60" style:family="graphic" style:parent-style-name="standard">
      <style:graphic-properties draw:stroke="none" draw:fill="gradient" draw:fill-gradient-name="Gradient_5f_27" draw:shadow="visible" draw:shadow-offset-x="0.051cm" draw:shadow-offset-y="0.051cm" draw:shadow-color="#cdcdcd" draw:shadow-opacity="50%"/>
    </style:style>
    <style:style style:name="gr61" style:family="graphic" style:parent-style-name="standard">
      <style:graphic-properties draw:stroke="none" draw:fill="gradient" draw:fill-gradient-name="Gradient_5f_28" draw:shadow="visible" draw:shadow-offset-x="0.051cm" draw:shadow-offset-y="0.051cm" draw:shadow-color="#cdcdcd" draw:shadow-opacity="50%"/>
    </style:style>
    <style:style style:name="gr62" style:family="graphic" style:parent-style-name="standard">
      <style:graphic-properties draw:stroke="solid" svg:stroke-width="0.035cm" svg:stroke-color="#404040" draw:marker-end="EndMarker_5f_20" draw:marker-end-width="0.344cm" svg:stroke-opacity="100%" draw:stroke-linejoin="round" draw:fill="none" fo:padding-top="0.142cm" fo:padding-bottom="0.142cm" fo:padding-left="0.267cm" fo:padding-right="0.267cm"/>
    </style:style>
    <style:style style:name="gr63" style:family="graphic" style:parent-style-name="standard">
      <style:graphic-properties draw:stroke="none" draw:fill="gradient" draw:fill-gradient-name="Gradient_5f_29" draw:shadow="visible" draw:shadow-offset-x="0.051cm" draw:shadow-offset-y="0.051cm" draw:shadow-color="#cdcdcd" draw:shadow-opacity="50%"/>
    </style:style>
    <style:style style:name="gr64" style:family="graphic" style:parent-style-name="standard">
      <style:graphic-properties draw:stroke="solid" svg:stroke-width="0.035cm" svg:stroke-color="#404040" draw:marker-end="EndMarker_5f_21" draw:marker-end-width="0.344cm" svg:stroke-opacity="100%" draw:stroke-linejoin="round" draw:fill="none" fo:padding-top="0.142cm" fo:padding-bottom="0.142cm" fo:padding-left="0.267cm" fo:padding-right="0.267cm"/>
    </style:style>
    <style:style style:name="gr65" style:family="graphic" style:parent-style-name="standard">
      <style:graphic-properties draw:stroke="none" draw:fill="gradient" draw:fill-gradient-name="Gradient_5f_30" draw:shadow="visible" draw:shadow-offset-x="0.051cm" draw:shadow-offset-y="0.051cm" draw:shadow-color="#cdcdcd" draw:shadow-opacity="50%"/>
    </style:style>
    <style:style style:name="gr66" style:family="graphic" style:parent-style-name="standard">
      <style:graphic-properties draw:stroke="none" draw:fill="none" draw:textarea-vertical-align="middle" fo:min-height="8.735cm" fo:padding-top="0.141cm" fo:padding-bottom="0.141cm" fo:padding-left="0.141cm" fo:padding-right="0.141cm"/>
    </style:style>
    <style:style style:name="gr67" style:family="graphic" style:parent-style-name="standard">
      <style:graphic-properties draw:stroke="solid" svg:stroke-width="0.035cm" svg:stroke-color="#404040" draw:marker-end="EndMarker_5f_22" draw:marker-end-width="0.344cm" svg:stroke-opacity="100%" draw:stroke-linejoin="round" draw:fill="none" fo:padding-top="0.142cm" fo:padding-bottom="0.142cm" fo:padding-left="0.267cm" fo:padding-right="0.267cm"/>
    </style:style>
    <style:style style:name="gr68" style:family="graphic" style:parent-style-name="standard">
      <style:graphic-properties draw:stroke="none" draw:fill="gradient" draw:fill-gradient-name="Gradient_5f_31" draw:shadow="visible" draw:shadow-offset-x="0.051cm" draw:shadow-offset-y="0.051cm" draw:shadow-color="#cdcdcd" draw:shadow-opacity="50%"/>
    </style:style>
    <style:style style:name="gr69" style:family="graphic" style:parent-style-name="standard">
      <style:graphic-properties draw:stroke="none" draw:fill="none" draw:textarea-vertical-align="middle" fo:min-height="0.71cm" fo:padding-top="0.141cm" fo:padding-bottom="0.141cm" fo:padding-left="0.141cm" fo:padding-right="0.141cm"/>
    </style:style>
    <style:style style:name="gr70" style:family="graphic" style:parent-style-name="standard">
      <style:graphic-properties draw:stroke="solid" svg:stroke-width="0.035cm" svg:stroke-color="#404040" draw:marker-end="EndMarker_5f_23" draw:marker-end-width="0.344cm" svg:stroke-opacity="100%" draw:stroke-linejoin="round" draw:fill="none" fo:padding-top="0.142cm" fo:padding-bottom="0.142cm" fo:padding-left="0.267cm" fo:padding-right="0.267cm"/>
    </style:style>
    <style:style style:name="gr71" style:family="graphic" style:parent-style-name="standard">
      <style:graphic-properties draw:stroke="none" draw:fill="gradient" draw:fill-gradient-name="Gradient_5f_32" draw:shadow="visible" draw:shadow-offset-x="0.051cm" draw:shadow-offset-y="0.051cm" draw:shadow-color="#cdcdcd" draw:shadow-opacity="50%"/>
    </style:style>
    <style:style style:name="gr72" style:family="graphic" style:parent-style-name="standard">
      <style:graphic-properties draw:stroke="none" draw:fill="gradient" draw:fill-gradient-name="Gradient_5f_33" draw:shadow="visible" draw:shadow-offset-x="0.051cm" draw:shadow-offset-y="0.051cm" draw:shadow-color="#cdcdcd" draw:shadow-opacity="50%"/>
    </style:style>
    <style:style style:name="gr73" style:family="graphic" style:parent-style-name="standard">
      <style:graphic-properties draw:stroke="none" draw:fill="gradient" draw:fill-gradient-name="Gradient_5f_34" draw:shadow="visible" draw:shadow-offset-x="0.051cm" draw:shadow-offset-y="0.051cm" draw:shadow-color="#cdcdcd" draw:shadow-opacity="50%"/>
    </style:style>
    <style:style style:name="gr74" style:family="graphic" style:parent-style-name="standard">
      <style:graphic-properties draw:stroke="none" draw:fill="none" draw:textarea-vertical-align="middle" fo:min-height="10.87cm" fo:padding-top="0.141cm" fo:padding-bottom="0.141cm" fo:padding-left="0.141cm" fo:padding-right="0.141cm"/>
    </style:style>
    <style:style style:name="gr75" style:family="graphic" style:parent-style-name="standard">
      <style:graphic-properties draw:stroke="solid" svg:stroke-width="0.035cm" svg:stroke-color="#404040" draw:marker-end="EndMarker_5f_24" draw:marker-end-width="0.344cm" svg:stroke-opacity="100%" draw:stroke-linejoin="round" draw:fill="none" fo:padding-top="0.142cm" fo:padding-bottom="0.142cm" fo:padding-left="0.267cm" fo:padding-right="0.267cm"/>
    </style:style>
    <style:style style:name="gr76" style:family="graphic" style:parent-style-name="standard">
      <style:graphic-properties draw:stroke="none" draw:fill="gradient" draw:fill-gradient-name="Gradient_5f_35" draw:shadow="visible" draw:shadow-offset-x="0.051cm" draw:shadow-offset-y="0.051cm" draw:shadow-color="#cdcdcd" draw:shadow-opacity="50%"/>
    </style:style>
    <style:style style:name="gr77" style:family="graphic" style:parent-style-name="standard">
      <style:graphic-properties draw:stroke="none" draw:fill="none" draw:textarea-vertical-align="middle" fo:min-height="11.021cm" fo:padding-top="0.141cm" fo:padding-bottom="0.141cm" fo:padding-left="0.141cm" fo:padding-right="0.141cm"/>
    </style:style>
    <style:style style:name="gr78" style:family="graphic" style:parent-style-name="standard">
      <style:graphic-properties draw:stroke="solid" svg:stroke-width="0.035cm" svg:stroke-color="#404040" draw:marker-end="EndMarker_5f_25" draw:marker-end-width="0.344cm" svg:stroke-opacity="100%" draw:stroke-linejoin="round" draw:fill="none" fo:padding-top="0.142cm" fo:padding-bottom="0.142cm" fo:padding-left="0.267cm" fo:padding-right="0.267cm"/>
    </style:style>
    <style:style style:name="gr79" style:family="graphic" style:parent-style-name="standard">
      <style:graphic-properties draw:stroke="none" draw:fill="gradient" draw:fill-gradient-name="Gradient_5f_36" draw:shadow="visible" draw:shadow-offset-x="0.051cm" draw:shadow-offset-y="0.051cm" draw:shadow-color="#cdcdcd" draw:shadow-opacity="50%"/>
    </style:style>
    <style:style style:name="gr80" style:family="graphic" style:parent-style-name="standard">
      <style:graphic-properties draw:stroke="none" draw:fill="none" draw:textarea-vertical-align="middle" fo:min-height="6.195cm" fo:padding-top="0.141cm" fo:padding-bottom="0.141cm" fo:padding-left="0.141cm" fo:padding-right="0.141cm"/>
    </style:style>
    <style:style style:name="gr81" style:family="graphic" style:parent-style-name="standard">
      <style:graphic-properties draw:stroke="none" draw:fill="gradient" draw:fill-gradient-name="Gradient_5f_37" draw:shadow="visible" draw:shadow-offset-x="0.051cm" draw:shadow-offset-y="0.051cm" draw:shadow-color="#cdcdcd" draw:shadow-opacity="50%"/>
    </style:style>
    <style:style style:name="gr82" style:family="graphic" style:parent-style-name="standard">
      <style:graphic-properties draw:stroke="none" draw:fill="gradient" draw:fill-gradient-name="Gradient_5f_38" draw:shadow="visible" draw:shadow-offset-x="0.051cm" draw:shadow-offset-y="0.051cm" draw:shadow-color="#cdcdcd" draw:shadow-opacity="50%"/>
    </style:style>
    <style:style style:name="gr83" style:family="graphic" style:parent-style-name="standard">
      <style:graphic-properties draw:stroke="none" draw:fill="none" draw:textarea-vertical-align="middle" fo:min-height="2.099cm" fo:padding-top="0.141cm" fo:padding-bottom="0.141cm" fo:padding-left="0.141cm" fo:padding-right="0.141cm"/>
    </style:style>
    <style:style style:name="gr84" style:family="graphic" style:parent-style-name="standard">
      <style:graphic-properties draw:stroke="solid" svg:stroke-width="0.035cm" svg:stroke-color="#404040" draw:marker-end="EndMarker_5f_26" draw:marker-end-width="0.344cm" svg:stroke-opacity="100%" draw:stroke-linejoin="round" draw:fill="none" fo:padding-top="0.142cm" fo:padding-bottom="0.142cm" fo:padding-left="0.267cm" fo:padding-right="0.267cm"/>
    </style:style>
    <style:style style:name="gr85" style:family="graphic" style:parent-style-name="standard">
      <style:graphic-properties draw:stroke="solid" svg:stroke-width="0.035cm" svg:stroke-color="#404040" draw:marker-end="EndMarker_5f_27" draw:marker-end-width="0.344cm" svg:stroke-opacity="100%" draw:stroke-linejoin="round" draw:fill="none" fo:padding-top="0.142cm" fo:padding-bottom="0.142cm" fo:padding-left="0.267cm" fo:padding-right="0.267cm"/>
    </style:style>
    <style:style style:name="gr86" style:family="graphic" style:parent-style-name="standard">
      <style:graphic-properties draw:stroke="solid" svg:stroke-width="0.035cm" svg:stroke-color="#404040" draw:marker-end="EndMarker_5f_28" draw:marker-end-width="0.344cm" svg:stroke-opacity="100%" draw:stroke-linejoin="round" draw:fill="none" fo:padding-top="0.142cm" fo:padding-bottom="0.142cm" fo:padding-left="0.267cm" fo:padding-right="0.267cm"/>
    </style:style>
    <style:style style:name="gr87" style:family="graphic" style:parent-style-name="standard">
      <style:graphic-properties draw:stroke="none" draw:fill="gradient" draw:fill-gradient-name="Gradient_5f_39" draw:shadow="visible" draw:shadow-offset-x="0.051cm" draw:shadow-offset-y="0.051cm" draw:shadow-color="#cdcdcd" draw:shadow-opacity="50%"/>
    </style:style>
    <style:style style:name="gr88" style:family="graphic" style:parent-style-name="standard">
      <style:graphic-properties draw:stroke="solid" svg:stroke-width="0.035cm" svg:stroke-color="#404040" draw:marker-end="EndMarker_5f_29" draw:marker-end-width="0.344cm" svg:stroke-opacity="100%" draw:stroke-linejoin="round" draw:fill="none" fo:padding-top="0.142cm" fo:padding-bottom="0.142cm" fo:padding-left="0.267cm" fo:padding-right="0.267cm"/>
    </style:style>
    <style:style style:name="gr89" style:family="graphic" style:parent-style-name="standard">
      <style:graphic-properties draw:stroke="solid" svg:stroke-width="0.035cm" svg:stroke-color="#404040" draw:marker-end="EndMarker_5f_30" draw:marker-end-width="0.344cm" svg:stroke-opacity="100%" draw:stroke-linejoin="round" draw:fill="none" fo:padding-top="0.142cm" fo:padding-bottom="0.142cm" fo:padding-left="0.267cm" fo:padding-right="0.267cm"/>
    </style:style>
    <style:style style:name="gr90" style:family="graphic" style:parent-style-name="standard">
      <style:graphic-properties draw:stroke="solid" svg:stroke-width="0.035cm" svg:stroke-color="#404040" draw:marker-end="EndMarker_5f_31" draw:marker-end-width="0.344cm" svg:stroke-opacity="100%" draw:stroke-linejoin="round" draw:fill="none" fo:padding-top="0.142cm" fo:padding-bottom="0.142cm" fo:padding-left="0.267cm" fo:padding-right="0.267cm"/>
    </style:style>
    <style:style style:name="gr91" style:family="graphic" style:parent-style-name="standard">
      <style:graphic-properties draw:stroke="solid" svg:stroke-width="0.035cm" svg:stroke-color="#404040" draw:marker-end="EndMarker_5f_32" draw:marker-end-width="0.344cm" svg:stroke-opacity="100%" draw:stroke-linejoin="round" draw:fill="none" fo:padding-top="0.142cm" fo:padding-bottom="0.142cm" fo:padding-left="0.267cm" fo:padding-right="0.267cm"/>
    </style:style>
    <style:style style:name="gr92" style:family="graphic" style:parent-style-name="standard">
      <style:graphic-properties draw:stroke="solid" svg:stroke-width="0.035cm" svg:stroke-color="#404040" draw:marker-end="EndMarker_5f_33" draw:marker-end-width="0.344cm" svg:stroke-opacity="100%" draw:stroke-linejoin="round" draw:fill="none" fo:padding-top="0.142cm" fo:padding-bottom="0.142cm" fo:padding-left="0.267cm" fo:padding-right="0.267cm"/>
    </style:style>
    <style:style style:name="gr93" style:family="graphic" style:parent-style-name="standard">
      <style:graphic-properties draw:stroke="solid" svg:stroke-width="0.035cm" svg:stroke-color="#404040" draw:marker-end="EndMarker_5f_34" draw:marker-end-width="0.344cm" svg:stroke-opacity="100%" draw:stroke-linejoin="round" draw:fill="none" fo:padding-top="0.142cm" fo:padding-bottom="0.142cm" fo:padding-left="0.267cm" fo:padding-right="0.267cm"/>
    </style:style>
    <style:style style:name="gr94" style:family="graphic" style:parent-style-name="standard">
      <style:graphic-properties draw:stroke="none" draw:fill="gradient" draw:fill-gradient-name="Gradient_5f_40" draw:shadow="visible" draw:shadow-offset-x="0.051cm" draw:shadow-offset-y="0.051cm" draw:shadow-color="#cdcdcd" draw:shadow-opacity="50%"/>
    </style:style>
    <style:style style:name="gr95" style:family="graphic" style:parent-style-name="standard">
      <style:graphic-properties draw:stroke="none" draw:fill="none" draw:textarea-vertical-align="middle" fo:min-height="1.226cm" fo:padding-top="0.141cm" fo:padding-bottom="0.141cm" fo:padding-left="0.141cm" fo:padding-right="0.141cm"/>
    </style:style>
    <style:style style:name="gr96" style:family="graphic" style:parent-style-name="standard">
      <style:graphic-properties draw:stroke="none" draw:fill="gradient" draw:fill-gradient-name="Gradient_5f_41" draw:shadow="visible" draw:shadow-offset-x="0.051cm" draw:shadow-offset-y="0.051cm" draw:shadow-color="#cdcdcd" draw:shadow-opacity="50%"/>
    </style:style>
    <style:style style:name="gr97" style:family="graphic" style:parent-style-name="standard">
      <style:graphic-properties draw:stroke="none" draw:fill="none" draw:textarea-vertical-align="middle" fo:min-height="0.671cm" fo:padding-top="0.141cm" fo:padding-bottom="0.141cm" fo:padding-left="0.141cm" fo:padding-right="0.141cm"/>
    </style:style>
    <style:style style:name="gr98" style:family="graphic" style:parent-style-name="standard">
      <style:graphic-properties draw:stroke="none" draw:fill="gradient" draw:fill-gradient-name="Gradient_5f_42" draw:shadow="visible" draw:shadow-offset-x="0.051cm" draw:shadow-offset-y="0.051cm" draw:shadow-color="#cdcdcd" draw:shadow-opacity="50%"/>
    </style:style>
    <style:style style:name="gr99" style:family="graphic" style:parent-style-name="standard">
      <style:graphic-properties draw:stroke="none" draw:fill="gradient" draw:fill-gradient-name="Gradient_5f_43" draw:shadow="visible" draw:shadow-offset-x="0.051cm" draw:shadow-offset-y="0.051cm" draw:shadow-color="#cdcdcd" draw:shadow-opacity="50%"/>
    </style:style>
    <style:style style:name="gr100" style:family="graphic" style:parent-style-name="standard">
      <style:graphic-properties draw:stroke="none" draw:fill="gradient" draw:fill-gradient-name="Gradient_5f_44" draw:shadow="visible" draw:shadow-offset-x="0.051cm" draw:shadow-offset-y="0.051cm" draw:shadow-color="#cdcdcd" draw:shadow-opacity="50%"/>
    </style:style>
    <style:style style:name="gr101" style:family="graphic" style:parent-style-name="standard">
      <style:graphic-properties draw:stroke="none" draw:fill="none" draw:textarea-vertical-align="middle" fo:min-height="4.818cm" fo:padding-top="0.141cm" fo:padding-bottom="0.141cm" fo:padding-left="0.141cm" fo:padding-right="0.141cm"/>
    </style:style>
    <style:style style:name="gr102" style:family="graphic" style:parent-style-name="standard">
      <style:graphic-properties draw:stroke="solid" svg:stroke-width="0.035cm" svg:stroke-color="#404040" draw:marker-end="EndMarker_5f_35" draw:marker-end-width="0.344cm" svg:stroke-opacity="100%" draw:stroke-linejoin="round" draw:fill="none" fo:padding-top="0.142cm" fo:padding-bottom="0.142cm" fo:padding-left="0.267cm" fo:padding-right="0.267cm"/>
    </style:style>
    <style:style style:name="gr103" style:family="graphic" style:parent-style-name="standard">
      <style:graphic-properties draw:stroke="none" draw:fill="gradient" draw:fill-gradient-name="Gradient_5f_45" draw:shadow="visible" draw:shadow-offset-x="0.051cm" draw:shadow-offset-y="0.051cm" draw:shadow-color="#cdcdcd" draw:shadow-opacity="50%"/>
    </style:style>
    <style:style style:name="gr104" style:family="graphic" style:parent-style-name="standard">
      <style:graphic-properties draw:stroke="solid" svg:stroke-width="0.035cm" svg:stroke-color="#404040" draw:marker-end="EndMarker_5f_36" draw:marker-end-width="0.344cm" svg:stroke-opacity="100%" draw:stroke-linejoin="round" draw:fill="none" fo:padding-top="0.142cm" fo:padding-bottom="0.142cm" fo:padding-left="0.267cm" fo:padding-right="0.267cm"/>
    </style:style>
    <style:style style:name="gr105" style:family="graphic" style:parent-style-name="standard">
      <style:graphic-properties draw:stroke="none" draw:fill="solid" draw:fill-color="#00ccff" draw:shadow="visible" draw:shadow-offset-x="0.051cm" draw:shadow-offset-y="0.051cm" draw:shadow-color="#cdcdcd" draw:shadow-opacity="50%"/>
    </style:style>
    <style:style style:name="gr106" style:family="graphic" style:parent-style-name="standard">
      <style:graphic-properties draw:stroke="solid" svg:stroke-width="0.009cm" svg:stroke-color="#404040" svg:stroke-opacity="100%" draw:stroke-linejoin="round" draw:fill="solid" draw:fill-color="#00ccff" fo:padding-top="0.129cm" fo:padding-bottom="0.129cm" fo:padding-left="0.254cm" fo:padding-right="0.254cm"/>
    </style:style>
    <style:style style:name="gr107" style:family="graphic" style:parent-style-name="standard">
      <style:graphic-properties draw:stroke="none" draw:fill="solid" draw:fill-color="#00ccff" draw:textarea-vertical-align="middle" fo:min-height="0.759cm" fo:padding-top="0.141cm" fo:padding-bottom="0.141cm" fo:padding-left="0.141cm" fo:padding-right="0.141cm"/>
    </style:style>
    <style:style style:name="gr108" style:family="graphic" style:parent-style-name="standard">
      <style:graphic-properties draw:stroke="none" draw:fill="none" draw:textarea-vertical-align="middle" fo:min-height="3.517cm" fo:padding-top="0.141cm" fo:padding-bottom="0.141cm" fo:padding-left="0.141cm" fo:padding-right="0.141cm"/>
    </style:style>
    <style:style style:name="gr109" style:family="graphic" style:parent-style-name="standard">
      <style:graphic-properties draw:stroke="none" draw:fill="none" draw:textarea-vertical-align="middle" fo:min-height="8.1cm" fo:padding-top="0.141cm" fo:padding-bottom="0.141cm" fo:padding-left="0.141cm" fo:padding-right="0.141cm"/>
    </style:style>
    <style:style style:name="gr110" style:family="graphic" style:parent-style-name="standard">
      <style:graphic-properties draw:stroke="none" draw:fill="none" draw:textarea-vertical-align="middle" fo:min-height="5.941cm" fo:padding-top="0.141cm" fo:padding-bottom="0.141cm" fo:padding-left="0.141cm" fo:padding-right="0.141cm"/>
    </style:style>
    <style:style style:name="gr111" style:family="graphic" style:parent-style-name="standard">
      <style:graphic-properties draw:stroke="none" draw:fill="none" draw:textarea-vertical-align="middle" fo:min-height="16.228cm" fo:padding-top="0.141cm" fo:padding-bottom="0.141cm" fo:padding-left="0.141cm" fo:padding-right="0.141cm"/>
    </style:style>
    <style:style style:name="gr112" style:family="graphic" style:parent-style-name="standard">
      <style:graphic-properties draw:stroke="none" draw:fill="none" draw:textarea-vertical-align="middle" fo:min-height="0.887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start" fo:text-indent="0cm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line-height="100%"/>
    </style:style>
    <style:style style:name="P7" style:family="paragraph">
      <style:paragraph-properties fo:line-height="100%" fo:text-align="start"/>
    </style:style>
    <style:style style:name="T1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2" style:family="text">
      <style:text-properties fo:color="#000000" style:font-name="Calibri1" fo:font-size="11pt" style:font-name-asian="Calibri1" style:font-size-asian="11pt" style:font-name-complex="Calibri1" style:font-size-complex="11pt"/>
    </style:style>
    <style:style style:name="T3" style:family="text"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4" style:family="text">
      <style:text-properties fo:color="#ff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5" style:family="text">
      <style:text-properties fo:color="#0000ff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g>
          <draw:g>
            <draw:polygon draw:style-name="gr1" draw:layer="layout" svg:width="4.445cm" svg:height="1.905cm" svg:x="31.115cm" svg:y="24.309cm" svg:viewBox="0 0 4446 1906" draw:points="0,1906 4446,1906 4446,0 0,0">
              <text:p/>
            </draw:polygon>
            <draw:polygon draw:style-name="gr2" draw:layer="layout" svg:width="4.445cm" svg:height="1.905cm" svg:x="31.115cm" svg:y="24.309cm" svg:viewBox="0 0 4446 1906" draw:points="0,1906 4446,1906 4446,0 0,0">
              <text:p/>
            </draw:polygon>
          </draw:g>
          <draw:frame draw:style-name="gr3" draw:layer="layout" svg:width="4.445cm" svg:height="2.25cm" svg:x="31.115cm" svg:y="24.137cm">
            <draw:text-box>
              <text:p text:style-name="P1"><text:span text:style-name="T1">Install Web Server</text:span><text:span text:style-name="T1"><text:line-break/></text:span><text:span text:style-name="T1">(apache http server)</text:span><text:span text:style-name="T1"><text:line-break/></text:span><text:span text:style-name="T1">httpd-2.2.25-win32-x86-no_ssl.msi</text:span></text:p>
            </draw:text-box>
          </draw:frame>
        </draw:g>
        <draw:g>
          <draw:g>
            <draw:polygon draw:style-name="gr4" draw:layer="layout" svg:width="4.445cm" svg:height="1.905cm" svg:x="32.385cm" svg:y="10.815cm" svg:viewBox="0 0 4446 1906" draw:points="0,1906 4446,1906 4446,0 0,0">
              <text:p/>
            </draw:polygon>
            <draw:polygon draw:style-name="gr2" draw:layer="layout" svg:width="4.445cm" svg:height="1.905cm" svg:x="32.385cm" svg:y="10.815cm" svg:viewBox="0 0 4446 1906" draw:points="0,1906 4446,1906 4446,0 0,0">
              <text:p/>
            </draw:polygon>
          </draw:g>
          <draw:frame draw:style-name="gr3" draw:layer="layout" svg:width="4.445cm" svg:height="1.905cm" svg:x="32.385cm" svg:y="10.815cm">
            <draw:text-box>
              <text:p text:style-name="P1"><text:span text:style-name="T1">JRE/JDK</text:span><text:span text:style-name="T1"><text:line-break/></text:span><text:span text:style-name="T1">(BI windows installed auto)</text:span></text:p>
            </draw:text-box>
          </draw:frame>
        </draw:g>
        <draw:g>
          <draw:g>
            <draw:polygon draw:style-name="gr5" draw:layer="layout" svg:width="4.445cm" svg:height="1.905cm" svg:x="0.644cm" svg:y="1.389cm" svg:viewBox="0 0 4446 1906" draw:points="0,1906 4446,1906 4446,0 0,0">
              <text:p/>
            </draw:polygon>
            <draw:polygon draw:style-name="gr2" draw:layer="layout" svg:width="4.445cm" svg:height="1.905cm" svg:x="0.644cm" svg:y="1.389cm" svg:viewBox="0 0 4446 1906" draw:points="0,1906 4446,1906 4446,0 0,0">
              <text:p/>
            </draw:polygon>
          </draw:g>
          <draw:frame draw:style-name="gr3" draw:layer="layout" svg:width="4.445cm" svg:height="2.25cm" svg:x="0.644cm" svg:y="1.217cm">
            <draw:text-box>
              <text:p text:style-name="P1"><text:span text:style-name="T1">Database</text:span><text:span text:style-name="T1"><text:line-break/></text:span><text:span text:style-name="T1">(DB2 Advanced Enterprise Server 10.5.0.3)</text:span><text:span text:style-name="T1"><text:line-break/></text:span><text:span text:style-name="T1">db2admin/Timothy123456</text:span></text:p>
            </draw:text-box>
          </draw:frame>
        </draw:g>
        <draw:g>
          <draw:g>
            <draw:polygon draw:style-name="gr6" draw:layer="layout" svg:width="4.445cm" svg:height="1.905cm" svg:x="0.644cm" svg:y="21.828cm" svg:viewBox="0 0 4446 1906" draw:points="0,1906 4446,1906 4446,0 0,0">
              <text:p/>
            </draw:polygon>
            <draw:polygon draw:style-name="gr2" draw:layer="layout" svg:width="4.445cm" svg:height="1.905cm" svg:x="0.644cm" svg:y="21.828cm" svg:viewBox="0 0 4446 1906" draw:points="0,1906 4446,1906 4446,0 0,0">
              <text:p/>
            </draw:polygon>
          </draw:g>
          <draw:frame draw:style-name="gr3" draw:layer="layout" svg:width="4.445cm" svg:height="1.905cm" svg:x="0.644cm" svg:y="21.828cm">
            <draw:text-box>
              <text:p text:style-name="P1"><text:span text:style-name="T1">Web browser</text:span><text:span text:style-name="T1"><text:line-break/></text:span><text:span text:style-name="T1">(internet explorer 8)</text:span></text:p>
            </draw:text-box>
          </draw:frame>
        </draw:g>
        <draw:g>
          <draw:g>
            <draw:polygon draw:style-name="gr7" draw:layer="layout" svg:width="4.445cm" svg:height="1.905cm" svg:x="34.299cm" svg:y="6.151cm" svg:viewBox="0 0 4446 1906" draw:points="0,1906 4446,1906 4446,0 0,0">
              <text:p/>
            </draw:polygon>
            <draw:polygon draw:style-name="gr2" draw:layer="layout" svg:width="4.445cm" svg:height="1.905cm" svg:x="34.299cm" svg:y="6.151cm" svg:viewBox="0 0 4446 1906" draw:points="0,1906 4446,1906 4446,0 0,0">
              <text:p/>
            </draw:polygon>
          </draw:g>
          <draw:frame draw:style-name="gr3" draw:layer="layout" svg:width="4.445cm" svg:height="1.905cm" svg:x="34.299cm" svg:y="6.151cm">
            <draw:text-box>
              <text:p text:style-name="P1"><text:span text:style-name="T1">Microsoft Data Access Component (MDAC)</text:span><text:span text:style-name="T1"><text:line-break/></text:span><text:span text:style-name="T1">(for product sample)</text:span></text:p>
            </draw:text-box>
          </draw:frame>
        </draw:g>
        <draw:g>
          <draw:g>
            <draw:polygon draw:style-name="gr8" draw:layer="layout" svg:width="9.208cm" svg:height="2.54cm" svg:x="6.359cm" svg:y="1.071cm" svg:viewBox="0 0 9209 2541" draw:points="0,2541 9209,2541 9209,0 0,0">
              <text:p/>
            </draw:polygon>
            <draw:polygon draw:style-name="gr2" draw:layer="layout" svg:width="9.208cm" svg:height="2.54cm" svg:x="6.359cm" svg:y="1.071cm" svg:viewBox="0 0 9209 2541" draw:points="0,2541 9209,2541 9209,0 0,0">
              <text:p/>
            </draw:polygon>
          </draw:g>
          <draw:frame draw:style-name="gr9" draw:layer="layout" svg:width="9.208cm" svg:height="2.763cm" svg:x="6.359cm" svg:y="0.96cm">
            <draw:text-box>
              <text:p text:style-name="P1"><text:span text:style-name="T1">Environment vars for DB</text:span></text:p>
              <text:p text:style-name="P2"><text:span text:style-name="T1">DB2PATH=C:\Program Files\IBM\SQLLIB</text:span><text:span text:style-name="T1"><text:line-break/></text:span><text:span text:style-name="T1">LD_LIBRARY_PATH=C:\Program Files\IBM\SQLLIB\lib</text:span><text:span text:style-name="T1"><text:line-break/></text:span><text:span text:style-name="T1">DB2INSTANCE=DB2</text:span><text:span text:style-name="T1"><text:line-break/></text:span><text:span text:style-name="T1">DB2CODEPAGE=1208</text:span></text:p>
            </draw:text-box>
          </draw:frame>
        </draw:g>
        <draw:g>
          <draw:g>
            <draw:polygon draw:style-name="gr10" draw:layer="layout" svg:width="7.62cm" svg:height="3.969cm" svg:x="7.153cm" svg:y="7.739cm" svg:viewBox="0 0 7621 3970" draw:points="0,3970 7621,3970 7621,0 0,0">
              <text:p/>
            </draw:polygon>
            <draw:polygon draw:style-name="gr2" draw:layer="layout" svg:width="7.62cm" svg:height="3.969cm" svg:x="7.153cm" svg:y="7.739cm" svg:viewBox="0 0 7621 3970" draw:points="0,3970 7621,3970 7621,0 0,0">
              <text:p/>
            </draw:polygon>
          </draw:g>
          <draw:frame draw:style-name="gr11" draw:layer="layout" svg:width="7.62cm" svg:height="4.791cm" svg:x="7.153cm" svg:y="7.328cm">
            <draw:text-box>
              <text:p text:style-name="P1"><text:span text:style-name="T1">Create database</text:span><text:span text:style-name="T1"><text:line-break/></text:span><text:span text:style-name="T1">db2 create database CognosCS</text:span><text:span text:style-name="T1"><text:line-break/></text:span><text:span text:style-name="T1">check:</text:span><text:span text:style-name="T1"><text:line-break/></text:span><text:span text:style-name="T2">db2 get database configuration for CognosCS</text:span><text:span text:style-name="T2"><text:line-break/></text:span><text:span text:style-name="T1">need:</text:span><text:span text:style-name="T1"><text:line-break/></text:span><text:span text:style-name="T1">Database territory = US</text:span><text:span text:style-name="T1"><text:line-break/></text:span><text:span text:style-name="T1">Database code page = 1208</text:span><text:span text:style-name="T1"><text:line-break/></text:span><text:span text:style-name="T1">Database code set = UTF-8</text:span><text:span text:style-name="T1"><text:line-break/></text:span><text:span text:style-name="T1"/></text:p>
            </draw:text-box>
          </draw:frame>
        </draw:g>
        <draw:g>
          <draw:g>
            <draw:polygon draw:style-name="gr12" draw:layer="layout" svg:width="8.89cm" svg:height="3.969cm" svg:x="6.518cm" svg:y="12.66cm" svg:viewBox="0 0 8891 3970" draw:points="0,3970 8891,3970 8891,0 0,0">
              <text:p/>
            </draw:polygon>
            <draw:polygon draw:style-name="gr2" draw:layer="layout" svg:width="8.89cm" svg:height="3.969cm" svg:x="6.518cm" svg:y="12.66cm" svg:viewBox="0 0 8891 3970" draw:points="0,3970 8891,3970 8891,0 0,0">
              <text:p/>
            </draw:polygon>
          </draw:g>
          <draw:frame draw:style-name="gr11" draw:layer="layout" svg:width="8.89cm" svg:height="4.73cm" svg:x="6.518cm" svg:y="12.28cm">
            <draw:text-box>
              <text:p text:style-name="P1"><text:span text:style-name="T1">Configure parameters</text:span><text:span text:style-name="T1"><text:line-break/></text:span><text:span text:style-name="T1">db2 "update db cfg for CognosCS using LOCKTIMEOUT 240"</text:span><text:span text:style-name="T1"><text:line-break/></text:span><text:span text:style-name="T1">db2 "update db cfg for CognosCS using APPLHEAPSZ 1024"</text:span><text:span text:style-name="T1"><text:line-break/></text:span><text:span text:style-name="T1">db2set DB2_INLIST_TO_NLJN=YES</text:span><text:span text:style-name="T1"><text:line-break/></text:span><text:span text:style-name="T1">check:</text:span><text:span text:style-name="T1"><text:line-break/></text:span><text:span text:style-name="T1">db2 "get database configuration for CognosCS"</text:span><text:span text:style-name="T1"><text:line-break/></text:span><text:span text:style-name="T1">db2 "get database manager configuration"</text:span><text:span text:style-name="T1"><text:line-break/></text:span><text:span text:style-name="T1">db2set -all</text:span><text:span text:style-name="T1"><text:line-break/></text:span><text:span text:style-name="T1"/></text:p>
            </draw:text-box>
          </draw:frame>
        </draw:g>
        <draw:g>
          <draw:g>
            <draw:polygon draw:style-name="gr13" draw:layer="layout" svg:width="10.319cm" svg:height="3.096cm" svg:x="18.979cm" svg:y="1.389cm" svg:viewBox="0 0 10320 3097" draw:points="0,3097 10320,3097 10320,0 0,0">
              <text:p/>
            </draw:polygon>
            <draw:polygon draw:style-name="gr2" draw:layer="layout" svg:width="10.319cm" svg:height="3.096cm" svg:x="18.979cm" svg:y="1.389cm" svg:viewBox="0 0 10320 3097" draw:points="0,3097 10320,3097 10320,0 0,0">
              <text:p/>
            </draw:polygon>
          </draw:g>
          <draw:frame draw:style-name="gr14" draw:text-style-name="P3" draw:layer="layout" svg:width="10.319cm" svg:height="3.704cm" svg:x="18.979cm" svg:y="1.085cm">
            <draw:text-box>
              <text:p text:style-name="P2"><text:span text:style-name="T1">Create buffer pools</text:span><text:span text:style-name="T1"><text:line-break/></text:span><text:span text:style-name="T1">db2 "connect to CognosCS user Administrator using Timothy123456"</text:span><text:span text:style-name="T1"><text:line-break/></text:span><text:span text:style-name="T1">db2 "create bufferpool POOL32 pagesize 32K"</text:span><text:span text:style-name="T1"><text:line-break/></text:span><text:span text:style-name="T1">db2 "create bufferpool POOL4 pagesize 4K"</text:span><text:span text:style-name="T1"><text:line-break/></text:span><text:span text:style-name="T1">check:</text:span><text:span text:style-name="T1"><text:line-break/></text:span><text:span text:style-name="T1">db2 "SELECT * FROM SYSCAT.BUFFERPOOLS"</text:span><text:span text:style-name="T1"><text:line-break/></text:span><text:span text:style-name="T1"/></text:p>
            </draw:text-box>
          </draw:frame>
        </draw:g>
        <draw:line draw:style-name="gr15" draw:layer="layout" svg:x1="5.089cm" svg:y1="2.341cm" svg:x2="6.359cm" svg:y2="2.341cm">
          <text:p/>
        </draw:line>
        <draw:line draw:style-name="gr16" draw:layer="layout" svg:x1="10.963cm" svg:y1="6.628cm" svg:x2="10.963cm" svg:y2="7.739cm">
          <text:p/>
        </draw:line>
        <draw:line draw:style-name="gr17" draw:layer="layout" svg:x1="10.963cm" svg:y1="11.708cm" svg:x2="10.963cm" svg:y2="12.66cm">
          <text:p/>
        </draw:line>
        <draw:polyline draw:style-name="gr18" draw:layer="layout" svg:width="13.176cm" svg:height="16.834cm" svg:x="10.963cm" svg:y="0.913cm" svg:viewBox="0 0 13177 16835" draw:points="0,15717 0,16835 5044,16835 5044,0 13177,0 13177,476">
          <text:p/>
        </draw:polyline>
        <draw:g>
          <draw:g>
            <draw:polygon draw:style-name="gr19" draw:layer="layout" svg:width="13.494cm" svg:height="3.096cm" svg:x="17.392cm" svg:y="5.437cm" svg:viewBox="0 0 13495 3097" draw:points="0,3097 13495,3097 13495,0 0,0">
              <text:p/>
            </draw:polygon>
            <draw:polygon draw:style-name="gr2" draw:layer="layout" svg:width="13.494cm" svg:height="3.096cm" svg:x="17.392cm" svg:y="5.437cm" svg:viewBox="0 0 13495 3097" draw:points="0,3097 13495,3097 13495,0 0,0">
              <text:p/>
            </draw:polygon>
          </draw:g>
          <draw:frame draw:style-name="gr14" draw:layer="layout" svg:width="13.494cm" svg:height="3.704cm" svg:x="17.392cm" svg:y="5.133cm">
            <draw:text-box>
              <text:p text:style-name="P1"><text:span text:style-name="T1">Create table spaces</text:span><text:span text:style-name="T1"><text:line-break/></text:span><text:span text:style-name="T1">db2 "create system temporary tablespace CognosSystem pagesize 32K bufferpool POOL32"</text:span><text:span text:style-name="T1"><text:line-break/></text:span><text:span text:style-name="T1">db2 "create user temporary tablespace CognosUser pagesize 4K bufferpool POOL4"</text:span><text:span text:style-name="T1"><text:line-break/></text:span><text:span text:style-name="T1">db2 "create regular tablespace CognosRegular pagesize 4K bufferpool POOL4"</text:span><text:span text:style-name="T1"><text:line-break/></text:span><text:span text:style-name="T1">check:</text:span><text:span text:style-name="T1"><text:line-break/></text:span><text:span text:style-name="T1">db2 "SELECT TBSPACE,BUFFERPOOLID FROM SYSCAT.TABLESPACES"</text:span><text:span text:style-name="T1"><text:line-break/></text:span><text:span text:style-name="T1"/></text:p>
            </draw:text-box>
          </draw:frame>
        </draw:g>
        <draw:line draw:style-name="gr20" draw:layer="layout" svg:x1="24.139cm" svg:y1="4.485cm" svg:x2="24.139cm" svg:y2="5.437cm">
          <text:p/>
        </draw:line>
        <draw:g>
          <draw:g>
            <draw:polygon draw:style-name="gr21" draw:layer="layout" svg:width="15.002cm" svg:height="3.651cm" svg:x="16.616cm" svg:y="9.386cm" svg:viewBox="0 0 15003 3652" draw:points="0,3652 15003,3652 15003,0 0,0">
              <text:p/>
            </draw:polygon>
            <draw:polygon draw:style-name="gr2" draw:layer="layout" svg:width="15.002cm" svg:height="3.651cm" svg:x="16.616cm" svg:y="9.386cm" svg:viewBox="0 0 15003 3652" draw:points="0,3652 15003,3652 15003,0 0,0">
              <text:p/>
            </draw:polygon>
          </draw:g>
          <draw:frame draw:style-name="gr22" draw:layer="layout" svg:width="15.002cm" svg:height="4.73cm" svg:x="16.616cm" svg:y="8.847cm">
            <draw:text-box>
              <text:p text:style-name="P1"><text:span text:style-name="T1">Grant database privileges for the user account</text:span><text:span text:style-name="T1"><text:line-break/></text:span><text:span text:style-name="T1">db2 "grant CONNECT, CREATETAB,IMPLICIT_SCHEMA on database to db2admin"</text:span><text:span text:style-name="T1"><text:line-break/></text:span><text:span text:style-name="T1">db2 "grant use of tablespace CognosUser to db2admin"</text:span><text:span text:style-name="T1"><text:line-break/></text:span><text:span text:style-name="T1">db2 "grant use of tablespace CognosRegular to db2admin"</text:span><text:span text:style-name="T1"><text:line-break/></text:span><text:span text:style-name="T1">check:</text:span><text:span text:style-name="T1"><text:line-break/></text:span><text:span text:style-name="T1">db2 SELECT * FROM SYSCAT.DBAUTH</text:span><text:span text:style-name="T1"><text:line-break/></text:span><text:span text:style-name="T1">db2 SELECT * FROM SYSIBMADM.PRIVILEGES </text:span><text:span text:style-name="T1"><text:line-break/></text:span><text:span text:style-name="T1"> WHERE AUTHID = SESSION_USER AND AUTHIDTYPE = 'U' AND OBJECTTYPE= 'TABLESPACE'</text:span><text:span text:style-name="T1"><text:line-break/></text:span><text:span text:style-name="T1"/></text:p>
            </draw:text-box>
          </draw:frame>
        </draw:g>
        <draw:g>
          <draw:g>
            <draw:polygon draw:style-name="gr23" draw:layer="layout" svg:width="15.24cm" svg:height="2.758cm" svg:x="16.51cm" svg:y="13.771cm" svg:viewBox="0 0 15241 2759" draw:points="0,2759 15241,2759 15241,0 0,0">
              <text:p/>
            </draw:polygon>
            <draw:polygon draw:style-name="gr2" draw:layer="layout" svg:width="15.24cm" svg:height="2.758cm" svg:x="16.51cm" svg:y="13.771cm" svg:viewBox="0 0 15241 2759" draw:points="0,2759 15241,2759 15241,0 0,0">
              <text:p/>
            </draw:polygon>
          </draw:g>
          <draw:frame draw:style-name="gr24" draw:layer="layout" svg:width="15.24cm" svg:height="3.704cm" svg:x="16.51cm" svg:y="13.298cm">
            <draw:text-box>
              <text:p text:style-name="P1"><text:span text:style-name="T1">Create schema and grant it</text:span><text:span text:style-name="T1"><text:line-break/></text:span><text:span text:style-name="T1">db2 "create schema DB2ADMIN authorization db2admin"</text:span><text:span text:style-name="T1"><text:line-break/></text:span><text:span text:style-name="T1">db2 "grant alterin, createin, dropin on schema DB2ADMIN to db2admin"</text:span><text:span text:style-name="T1"><text:line-break/></text:span><text:span text:style-name="T1">check:</text:span><text:span text:style-name="T1"><text:line-break/></text:span><text:span text:style-name="T1">db2 SELECT * FROM SYSIBMADM.PRIVILEGES </text:span><text:span text:style-name="T1"><text:line-break/></text:span><text:span text:style-name="T1"> WHERE AUTHID = SESSION_USER AND AUTHIDTYPE = 'U' AND OBJECTTYPE= 'SCHEMA'</text:span><text:span text:style-name="T1"><text:line-break/></text:span><text:span text:style-name="T1"/></text:p>
            </draw:text-box>
          </draw:frame>
        </draw:g>
        <draw:polyline draw:style-name="gr25" draw:layer="layout" svg:width="0.022cm" svg:height="0.853cm" svg:x="24.117cm" svg:y="8.533cm" svg:viewBox="0 0 23 854" draw:points="23,0 23,477 0,477 0,854">
          <text:p/>
        </draw:polyline>
        <draw:polyline draw:style-name="gr26" draw:layer="layout" svg:width="0.013cm" svg:height="0.734cm" svg:x="24.117cm" svg:y="13.037cm" svg:viewBox="0 0 14 735" draw:points="0,0 0,238 14,238 14,735">
          <text:p/>
        </draw:polyline>
        <draw:g>
          <draw:g>
            <draw:polygon draw:style-name="gr27" draw:layer="layout" svg:width="6.985cm" svg:height="2.223cm" svg:x="7.47cm" svg:y="4.405cm" svg:viewBox="0 0 6986 2224" draw:points="0,2224 6986,2224 6986,0 0,0">
              <text:p/>
            </draw:polygon>
            <draw:polygon draw:style-name="gr2" draw:layer="layout" svg:width="6.985cm" svg:height="2.223cm" svg:x="7.47cm" svg:y="4.405cm" svg:viewBox="0 0 6986 2224" draw:points="0,2224 6986,2224 6986,0 0,0">
              <text:p/>
            </draw:polygon>
          </draw:g>
          <draw:frame draw:style-name="gr28" draw:layer="layout" svg:width="6.985cm" svg:height="3.191cm" svg:x="7.47cm" svg:y="3.921cm">
            <draw:text-box>
              <text:p text:style-name="P1"><text:span text:style-name="T1">Update your profile(Linux)</text:span><text:span text:style-name="T1"><text:line-break/></text:span><text:span text:style-name="T1">if</text:span><text:span text:style-name="T1"><text:line-break/></text:span><text:span text:style-name="T1">[ -f /home/db2user/sqllib/db2profile ]; then</text:span><text:span text:style-name="T1"><text:line-break/></text:span><text:span text:style-name="T1">./home/db2user/sqllib/db2profile</text:span><text:span text:style-name="T1"><text:line-break/></text:span><text:span text:style-name="T1">fi</text:span><text:span text:style-name="T1"><text:line-break/></text:span><text:span text:style-name="T1"/></text:p>
            </draw:text-box>
          </draw:frame>
        </draw:g>
        <draw:line draw:style-name="gr29" draw:layer="layout" svg:x1="10.963cm" svg:y1="3.611cm" svg:x2="10.963cm" svg:y2="4.404cm">
          <text:p/>
        </draw:line>
        <draw:g>
          <draw:g>
            <draw:polygon draw:style-name="gr30" draw:layer="layout" svg:width="19.447cm" svg:height="7.223cm" svg:x="6.994cm" svg:y="19.169cm" svg:viewBox="0 0 19448 7224" draw:points="0,7224 19448,7224 19448,0 0,0">
              <text:p/>
            </draw:polygon>
            <draw:polygon draw:style-name="gr2" draw:layer="layout" svg:width="19.447cm" svg:height="7.223cm" svg:x="6.994cm" svg:y="19.169cm" svg:viewBox="0 0 19448 7224" draw:points="0,7224 19448,7224 19448,0 0,0">
              <text:p/>
            </draw:polygon>
          </draw:g>
          <draw:frame draw:style-name="gr31" draw:layer="layout" svg:width="19.447cm" svg:height="8.834cm" svg:x="6.994cm" svg:y="18.364cm">
            <draw:text-box>
              <text:p text:style-name="P1"><text:span text:style-name="T1">Configure options</text:span><text:span text:style-name="T1"><text:line-break/></text:span><text:span text:style-name="T1">Allow Cookie</text:span><text:span text:style-name="T1"><text:line-break/></text:span><text:span text:style-name="T1"> Tools-&gt;Internet Options-&gt;Privacy-&gt;Advanced </text:span><text:span text:style-name="T1"><text:line-break/></text:span><text:span text:style-name="T1"> Override automatic cookie handling</text:span><text:span text:style-name="T1">，</text:span><text:span text:style-name="T1">Always allow session cookes are both selected and check the two "Accept"</text:span><text:span text:style-name="T1"><text:line-break/></text:span><text:span text:style-name="T1">Active Scripting</text:span><text:span text:style-name="T1"><text:line-break/></text:span><text:span text:style-name="T1"> Tools-&gt;Internet Options-&gt;Security-&gt;Custom level...-&gt;Scripting-&gt;Active scripting</text:span><text:span text:style-name="T1"><text:line-break/></text:span><text:span text:style-name="T1">Allow META REFRESH</text:span><text:span text:style-name="T1"><text:line-break/></text:span><text:span text:style-name="T1"> Tools-&gt;Internet Options-&gt;Security-&gt;Custom level...-&gt;Miscellaneous-&gt;Allow META REFRESH</text:span><text:span text:style-name="T1"><text:line-break/></text:span><text:span text:style-name="T1">Run ActiveX controls and plugins</text:span><text:span text:style-name="T1"><text:line-break/></text:span><text:span text:style-name="T1"> Tools-&gt;Internet Options-&gt;Security-&gt;Custom level...-&gt;ActiveX controls and plugins-&gt;Run ActiveX controls and plugins</text:span><text:span text:style-name="T1"><text:line-break/></text:span><text:span text:style-name="T1">Script ActiveX controls marked safe for scripting</text:span><text:span text:style-name="T1"><text:line-break/></text:span><text:span text:style-name="T1"> Tools-&gt;Internet Options-&gt;Security-&gt;Custom level...-&gt;ActiveX controls and plugins-&gt;Script ActiveX controls marked safe for scripting</text:span><text:span text:style-name="T1"><text:line-break/></text:span><text:span text:style-name="T1">Binary and script behaviors </text:span><text:span text:style-name="T1"><text:line-break/></text:span><text:span text:style-name="T1"> Tools-&gt;Internet Options-&gt;Security-&gt;Custom level...-&gt;ActiveX controls and plugins-&gt;Binary and script behaviors</text:span><text:span text:style-name="T1"><text:line-break/></text:span><text:span text:style-name="T1">Allow programmatic clipboard access</text:span><text:span text:style-name="T1"><text:line-break/></text:span><text:span text:style-name="T1"> Tools-&gt;Internet Options-&gt;Security-&gt;Custom level...-&gt;Scripting-&gt;Allow programmatic clipboard access</text:span><text:span text:style-name="T1"><text:line-break/></text:span><text:span text:style-name="T1"/></text:p>
            </draw:text-box>
          </draw:frame>
        </draw:g>
        <draw:line draw:style-name="gr32" draw:layer="layout" svg:x1="5.089cm" svg:y1="22.78cm" svg:x2="6.993cm" svg:y2="22.78cm">
          <text:p/>
        </draw:line>
        <draw:g>
          <draw:g>
            <draw:polygon draw:style-name="gr33" draw:layer="layout" svg:width="4.048cm" svg:height="2.223cm" svg:x="35.132cm" svg:y="16.946cm" svg:viewBox="0 0 4049 2224" draw:points="0,2224 4049,2224 4049,0 0,0">
              <text:p/>
            </draw:polygon>
            <draw:polygon draw:style-name="gr2" draw:layer="layout" svg:width="4.048cm" svg:height="2.223cm" svg:x="35.132cm" svg:y="16.946cm" svg:viewBox="0 0 4049 2224" draw:points="0,2224 4049,2224 4049,0 0,0">
              <text:p/>
            </draw:polygon>
          </draw:g>
          <draw:frame draw:style-name="gr28" draw:layer="layout" svg:width="4.048cm" svg:height="2.223cm" svg:x="35.132cm" svg:y="16.946cm">
            <draw:text-box>
              <text:p text:style-name="P1"><text:span text:style-name="T3">Install Cognos BI Server</text:span><text:span text:style-name="T3"><text:line-break/></text:span><text:span text:style-name="T3">(10.2.1, 64-bit)</text:span></text:p>
            </draw:text-box>
          </draw:frame>
        </draw:g>
        <draw:polyline draw:style-name="gr34" draw:layer="layout" svg:width="3.382cm" svg:height="2.907cm" svg:x="31.75cm" svg:y="15.151cm" svg:viewBox="0 0 3383 2908" draw:points="0,0 635,0 635,2908 3383,2908">
          <text:p/>
        </draw:polyline>
        <draw:polyline draw:style-name="gr35" draw:layer="layout" svg:width="8.692cm" svg:height="4.723cm" svg:x="26.441cm" svg:y="18.058cm" svg:viewBox="0 0 8693 4724" draw:points="0,4724 2134,4724 2134,0 8693,0">
          <text:p/>
        </draw:polyline>
        <draw:polyline draw:style-name="gr36" draw:layer="layout" svg:width="1.795cm" svg:height="3.711cm" svg:x="33.338cm" svg:y="18.058cm" svg:viewBox="0 0 1796 3712" draw:points="0,3712 0,0 1796,0">
          <text:p/>
        </draw:polyline>
        <draw:polyline draw:style-name="gr37" draw:layer="layout" svg:width="0.525cm" svg:height="5.338cm" svg:x="34.608cm" svg:y="12.72cm" svg:viewBox="0 0 526 5339" draw:points="0,0 0,5339 526,5339">
          <text:p/>
        </draw:polyline>
        <draw:g>
          <draw:g>
            <draw:polygon draw:style-name="gr38" draw:layer="layout" svg:width="4.445cm" svg:height="1.27cm" svg:x="31.115cm" svg:y="21.769cm" svg:viewBox="0 0 4446 1271" draw:points="0,1271 4446,1271 4446,0 0,0">
              <text:p/>
            </draw:polygon>
            <draw:polygon draw:style-name="gr2" draw:layer="layout" svg:width="4.445cm" svg:height="1.27cm" svg:x="31.115cm" svg:y="21.769cm" svg:viewBox="0 0 4446 1271" draw:points="0,1271 4446,1271 4446,0 0,0">
              <text:p/>
            </draw:polygon>
          </draw:g>
          <draw:frame draw:style-name="gr39" draw:layer="layout" svg:width="4.445cm" svg:height="1.27cm" svg:x="31.115cm" svg:y="21.769cm">
            <draw:text-box>
              <text:p text:style-name="P1"><text:span text:style-name="T1">Check it</text:span><text:span text:style-name="T1"><text:line-break/></text:span><text:span text:style-name="T1">(http://localhost:80/)</text:span></text:p>
            </draw:text-box>
          </draw:frame>
        </draw:g>
        <draw:g>
          <draw:g>
            <draw:polygon draw:style-name="gr40" draw:layer="layout" svg:width="10.795cm" svg:height="2.223cm" svg:x="42.871cm" svg:y="12.978cm" svg:viewBox="0 0 10796 2224" draw:points="0,2224 10796,2224 10796,0 0,0">
              <text:p/>
            </draw:polygon>
            <draw:polygon draw:style-name="gr2" draw:layer="layout" svg:width="10.795cm" svg:height="2.223cm" svg:x="42.871cm" svg:y="12.978cm" svg:viewBox="0 0 10796 2224" draw:points="0,2224 10796,2224 10796,0 0,0">
              <text:p/>
            </draw:polygon>
          </draw:g>
          <draw:frame draw:style-name="gr28" draw:layer="layout" svg:width="10.795cm" svg:height="2.678cm" svg:x="42.871cm" svg:y="12.751cm">
            <draw:text-box>
              <text:p text:style-name="P1"><text:span text:style-name="T1">Configure db connect</text:span><text:span text:style-name="T1"><text:line-break/></text:span><text:span text:style-name="T1">Copy db2jcc.jar,db2jcc_license_cu.jar</text:span><text:span text:style-name="T1"><text:line-break/></text:span><text:span text:style-name="T1">from C:\Program Files\IBM\SQLLIB\java</text:span><text:span text:style-name="T1"><text:line-break/></text:span><text:span text:style-name="T1">to C:\Program Files\IBM\cognos\c10_64\webapps\p2pd\WEB-INF\lib</text:span><text:span text:style-name="T1"><text:line-break/></text:span><text:span text:style-name="T1"/></text:p>
            </draw:text-box>
          </draw:frame>
        </draw:g>
        <draw:g>
          <draw:g>
            <draw:polygon draw:style-name="gr41" draw:layer="layout" svg:width="12.065cm" svg:height="11.271cm" svg:x="42.236cm" svg:y="17.264cm" svg:viewBox="0 0 12066 11272" draw:points="0,11272 12066,11272 12066,0 0,0">
              <text:p/>
            </draw:polygon>
            <draw:polygon draw:style-name="gr2" draw:layer="layout" svg:width="12.065cm" svg:height="11.271cm" svg:x="42.236cm" svg:y="17.264cm" svg:viewBox="0 0 12066 11272" draw:points="0,11272 12066,11272 12066,0 0,0">
              <text:p/>
            </draw:polygon>
          </draw:g>
          <draw:frame draw:style-name="gr42" draw:text-style-name="P3" draw:layer="layout" svg:width="12.065cm" svg:height="13.451cm" svg:x="42.236cm" svg:y="16.174cm">
            <draw:text-box>
              <text:p text:style-name="P2"><text:span text:style-name="T1">Add items in httpd.conf</text:span><text:span text:style-name="T1"><text:line-break/></text:span><text:span text:style-name="T1"># </text:span><text:span text:style-name="T1"><text:line-break/></text:span><text:span text:style-name="T1"># Cognos 10 </text:span><text:span text:style-name="T1"><text:line-break/></text:span><text:span text:style-name="T1"># </text:span><text:span text:style-name="T1"><text:line-break/></text:span><text:span text:style-name="T1">ScriptAlias /ibmcognos/cgi-bin "C:/Program Files/IBM/cognos/c10_64/cgi-bin" </text:span><text:span text:style-name="T1"><text:line-break/></text:span><text:span text:style-name="T1">&lt;Directory "C:/Program Files/IBM/cognos/c10_64/cgi-bin"&gt; </text:span><text:span text:style-name="T1"><text:line-break/></text:span><text:span text:style-name="T1">AllowOverride None </text:span><text:span text:style-name="T1"><text:line-break/></text:span><text:span text:style-name="T1">Options None </text:span><text:span text:style-name="T1"><text:line-break/></text:span><text:span text:style-name="T1">Order Allow,Deny </text:span><text:span text:style-name="T1"><text:line-break/></text:span><text:span text:style-name="T1">Allow from All </text:span><text:span text:style-name="T1"><text:line-break/></text:span><text:span text:style-name="T1">&lt;/Directory&gt; </text:span><text:span text:style-name="T1"><text:line-break/></text:span><text:span text:style-name="T1">Alias /ibmcognos "C:/Program Files/IBM/cognos/c10_64/webcontent" </text:span><text:span text:style-name="T1"><text:line-break/></text:span><text:span text:style-name="T1">&lt;Directory "C:/Program Files/IBM/cognos/c10_64/webcontent"&gt; </text:span><text:span text:style-name="T1"><text:line-break/></text:span><text:span text:style-name="T1">Options None </text:span><text:span text:style-name="T1"><text:line-break/></text:span><text:span text:style-name="T1">AllowOverride None </text:span><text:span text:style-name="T1"><text:line-break/></text:span><text:span text:style-name="T1">Order Allow,Deny </text:span><text:span text:style-name="T1"><text:line-break/></text:span><text:span text:style-name="T1">Allow from All </text:span><text:span text:style-name="T1"><text:line-break/></text:span><text:span text:style-name="T1">&lt;/Directory&gt; </text:span><text:span text:style-name="T1"><text:line-break/></text:span><text:span text:style-name="T1">## Alias /ibmcognos/help "C:/Program Files/IBM/cognos/c10_64/documentation" </text:span><text:span text:style-name="T1"><text:line-break/></text:span><text:span text:style-name="T1">&lt;Directory "C:/Program Files/IBM/cognos/c10_64/documentation"&gt; </text:span><text:span text:style-name="T1"><text:line-break/></text:span><text:span text:style-name="T1">Options None </text:span><text:span text:style-name="T1"><text:line-break/></text:span><text:span text:style-name="T1">AllowOverride None </text:span><text:span text:style-name="T1"><text:line-break/></text:span><text:span text:style-name="T1">Order Allow,Deny </text:span><text:span text:style-name="T1"><text:line-break/></text:span><text:span text:style-name="T1">Allow from All </text:span><text:span text:style-name="T1"><text:line-break/></text:span><text:span text:style-name="T1">&lt;/Directory&gt;</text:span><text:span text:style-name="T1"><text:line-break/></text:span><text:span text:style-name="T1"/></text:p>
            </draw:text-box>
          </draw:frame>
        </draw:g>
        <draw:line draw:style-name="gr43" draw:layer="layout" svg:x1="33.338cm" svg:y1="24.309cm" svg:x2="33.338cm" svg:y2="23.039cm">
          <text:p/>
        </draw:line>
        <draw:polyline draw:style-name="gr44" draw:layer="layout" svg:width="3.056cm" svg:height="4.842cm" svg:x="39.18cm" svg:y="18.058cm" svg:viewBox="0 0 3057 4843" draw:points="0,0 940,0 940,4843 3057,4843">
          <text:p/>
        </draw:polyline>
        <draw:polyline draw:style-name="gr45" draw:layer="layout" svg:width="3.691cm" svg:height="3.969cm" svg:x="39.18cm" svg:y="14.089cm" svg:viewBox="0 0 3692 3970" draw:points="0,3970 1456,3970 1456,0 3692,0">
          <text:p/>
        </draw:polyline>
        <draw:g>
          <draw:g>
            <draw:polygon draw:style-name="gr46" draw:layer="layout" svg:width="7.938cm" svg:height="5.556cm" svg:x="56.206cm" svg:y="13.454cm" svg:viewBox="0 0 7939 5557" draw:points="0,5557 7939,5557 7939,0 0,0">
              <text:p/>
            </draw:polygon>
            <draw:polygon draw:style-name="gr2" draw:layer="layout" svg:width="7.938cm" svg:height="5.556cm" svg:x="56.206cm" svg:y="13.454cm" svg:viewBox="0 0 7939 5557" draw:points="0,5557 7939,5557 7939,0 0,0">
              <text:p/>
            </draw:polygon>
          </draw:g>
          <draw:frame draw:style-name="gr47" draw:layer="layout" svg:width="7.938cm" svg:height="6.782cm" svg:x="56.206cm" svg:y="12.841cm">
            <draw:text-box>
              <text:p text:style-name="P1"><text:span text:style-name="T1">Set Cognos Configuration</text:span><text:span text:style-name="T1"><text:line-break/></text:span><text:span text:style-name="T1">1)Data Access-&gt;Content Manager-&gt;Content Store</text:span><text:span text:style-name="T1"><text:line-break/></text:span><text:span text:style-name="T1"> localhost:50000</text:span><text:span text:style-name="T1"><text:line-break/></text:span><text:span text:style-name="T1"> db2admin/Timothy123456</text:span><text:span text:style-name="T1"><text:line-break/></text:span><text:span text:style-name="T1"> CognosCS</text:span><text:span text:style-name="T1"><text:line-break/></text:span><text:span text:style-name="T1"> then, test</text:span><text:span text:style-name="T1"><text:line-break/></text:span><text:span text:style-name="T1">2)Data Access-&gt;Notification</text:span><text:span text:style-name="T1"><text:line-break/></text:span><text:span text:style-name="T1"> d23m0037.cn.ibm.com:25</text:span><text:span text:style-name="T1"><text:line-break/></text:span><text:span text:style-name="T1"> zyibj@cn.ibm.com/Timothy920503</text:span><text:span text:style-name="T1"><text:line-break/></text:span><text:span text:style-name="T1"> zyibj@cn.ibm.com</text:span><text:span text:style-name="T1"><text:line-break/></text:span><text:span text:style-name="T1"> then, test</text:span><text:span text:style-name="T1"><text:line-break/></text:span><text:span text:style-name="T1">3)test, if OK, start Cognos BI service</text:span><text:span text:style-name="T1"><text:line-break/></text:span><text:span text:style-name="T1"/></text:p>
            </draw:text-box>
          </draw:frame>
        </draw:g>
        <draw:polyline draw:style-name="gr48" draw:layer="layout" svg:width="2.54cm" svg:height="2.143cm" svg:x="53.666cm" svg:y="14.089cm" svg:viewBox="0 0 2541 2144" draw:points="0,0 1853,0 1853,2144 2541,2144">
          <text:p/>
        </draw:polyline>
        <draw:polyline draw:style-name="gr49" draw:layer="layout" svg:width="1.905cm" svg:height="6.668cm" svg:x="54.301cm" svg:y="16.232cm" svg:viewBox="0 0 1906 6669" draw:points="0,6669 952,6669 952,0 1906,0">
          <text:p/>
        </draw:polyline>
        <draw:polyline draw:style-name="gr50" draw:layer="layout" svg:width="0cm" svg:height="2.538cm" svg:x="60.175cm" svg:y="19.01cm" svg:viewBox="0 0 0 2539" draw:points="0,0 0,1270 0,1270 0,2539">
          <text:p/>
        </draw:polyline>
        <draw:g>
          <draw:g>
            <draw:polygon draw:style-name="gr51" draw:layer="layout" svg:width="7.938cm" svg:height="5.239cm" svg:x="56.206cm" svg:y="21.55cm" svg:viewBox="0 0 7939 5240" draw:points="0,5240 7939,5240 7939,0 0,0">
              <text:p/>
            </draw:polygon>
            <draw:polygon draw:style-name="gr2" draw:layer="layout" svg:width="7.938cm" svg:height="5.239cm" svg:x="56.206cm" svg:y="21.55cm" svg:viewBox="0 0 7939 5240" draw:points="0,5240 7939,5240 7939,0 0,0">
              <text:p/>
            </draw:polygon>
          </draw:g>
          <draw:frame draw:style-name="gr52" draw:layer="layout" svg:width="7.938cm" svg:height="6.269cm" svg:x="56.206cm" svg:y="21.035cm">
            <draw:text-box>
              <text:p text:style-name="P1"><text:span text:style-name="T1">Test Cognos BI links</text:span><text:span text:style-name="T1"><text:line-break/></text:span><text:span text:style-name="T1">Content Manager URI </text:span><text:span text:style-name="T1"><text:tab/></text:span><text:span text:style-name="T1"><text:tab/></text:span><text:span text:style-name="T1"><text:tab/></text:span><text:span text:style-name="T1"> </text:span><text:span text:style-name="T1"><text:line-break/></text:span><text:span text:style-name="T1"> http://localhost:9300/p2pd/servlet</text:span><text:span text:style-name="T1"><text:line-break/></text:span><text:span text:style-name="T1">Gateway URI 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line-break/></text:span><text:span text:style-name="T1"> </text:span><text:span text:style-name="T4">http://localhost:80/ibmcognos/cgi-bin/cognos.cgi</text:span><text:span text:style-name="T1"><text:line-break/></text:span><text:span text:style-name="T1">Dispatcher URI (Internal, External)</text:span><text:span text:style-name="T1"><text:tab/></text:span><text:span text:style-name="T1"> </text:span><text:span text:style-name="T1"><text:line-break/></text:span><text:span text:style-name="T1"> http://localhost:9300/p2pd/servlet/dispatch</text:span><text:span text:style-name="T1"><text:line-break/></text:span><text:span text:style-name="T1">Dispatcher URI for external applications </text:span><text:span text:style-name="T1"><text:line-break/></text:span><text:span text:style-name="T1"> http://localhost:9300/p2pd/servlet/dispatch</text:span><text:span text:style-name="T1"><text:line-break/></text:span><text:span text:style-name="T1">Dispatcher URIs for Gateway</text:span><text:span text:style-name="T1"><text:tab/></text:span><text:span text:style-name="T1"> </text:span><text:span text:style-name="T1"><text:line-break/></text:span><text:span text:style-name="T1"> http://localhost:9300/p2pd/servlet/dispatch/ext</text:span><text:span text:style-name="T1"><text:line-break/></text:span><text:span text:style-name="T1"/></text:p>
            </draw:text-box>
          </draw:frame>
        </draw:g>
        <draw:g>
          <draw:g>
            <draw:polygon draw:style-name="gr53" draw:layer="layout" svg:width="9.842cm" svg:height="1.905cm" svg:x="4.921cm" svg:y="-2.203cm" svg:viewBox="0 0 9843 1906" draw:points="0,1906 9843,1906 9843,0 0,0">
              <text:p/>
            </draw:polygon>
            <draw:polygon draw:style-name="gr2" draw:layer="layout" svg:width="9.842cm" svg:height="1.905cm" svg:x="4.921cm" svg:y="-2.203cm" svg:viewBox="0 0 9843 1906" draw:points="0,1906 9843,1906 9843,0 0,0">
              <text:p/>
            </draw:polygon>
          </draw:g>
          <draw:frame draw:style-name="gr3" draw:layer="layout" svg:width="9.842cm" svg:height="1.905cm" svg:x="4.921cm" svg:y="-2.203cm">
            <draw:text-box>
              <text:p text:style-name="P2"><text:span text:style-name="T1">"c:\Program Files\ibm\SQLLIB\bin\db2licm.exe" -l</text:span><text:span text:style-name="T1"><text:line-break/></text:span><text:span text:style-name="T1">"c:\Program Files\ibm\SQLLIB\bin\db2licm.exe" -a db2aese_u.lic</text:span><text:span text:style-name="T1"><text:line-break/></text:span><text:span text:style-name="T1">"c:\Program Files\ibm\SQLLIB\bin\db2licm.exe" -l</text:span></text:p>
            </draw:text-box>
          </draw:frame>
        </draw:g>
        <draw:g>
          <draw:g>
            <draw:polygon draw:style-name="gr54" draw:layer="layout" svg:width="11.747cm" svg:height="3.175cm" svg:x="17.463cm" svg:y="-3.155cm" svg:viewBox="0 0 11748 3176" draw:points="0,3176 11748,3176 11748,0 0,0">
              <text:p/>
            </draw:polygon>
            <draw:polygon draw:style-name="gr2" draw:layer="layout" svg:width="11.747cm" svg:height="3.175cm" svg:x="17.463cm" svg:y="-3.155cm" svg:viewBox="0 0 11748 3176" draw:points="0,3176 11748,3176 11748,0 0,0">
              <text:p/>
            </draw:polygon>
          </draw:g>
          <draw:frame draw:style-name="gr55" draw:layer="layout" svg:width="11.747cm" svg:height="4.217cm" svg:x="17.463cm" svg:y="-3.676cm">
            <draw:text-box>
              <text:p text:style-name="P2"><text:span text:style-name="T1">Prepare DB for Cognos BI</text:span><text:span text:style-name="T1"><text:line-break/></text:span><text:span text:style-name="T1">1.Revise C:\Program Files\IBM\cognos\c10_64\configuration\schemas\content\db2\createDb.sql.template</text:span><text:span text:style-name="T1"><text:line-break/></text:span><text:span text:style-name="T1"> 1) Replace @DBNAME@ with COGNOSCS, @DBUSERID@ with db2admin</text:span><text:span text:style-name="T1"><text:line-break/></text:span><text:span text:style-name="T1"> 2) Run it as: db2 -tvf createDb.sql &gt; output.log</text:span><text:span text:style-name="T1"><text:line-break/></text:span><text:span text:style-name="T1">2.Check them</text:span><text:span text:style-name="T1"><text:line-break/></text:span><text:span text:style-name="T1"/></text:p>
            </draw:text-box>
          </draw:frame>
        </draw:g>
      </draw:page>
      <draw:page draw:name="Page-2" draw:style-name="dp1" draw:master-page-name="Default">
        <draw:g>
          <draw:g>
            <draw:polygon draw:style-name="gr56" draw:layer="layout" svg:width="4.445cm" svg:height="1.905cm" svg:x="7.343cm" svg:y="13.224cm" svg:viewBox="0 0 4446 1906" draw:points="0,1906 4446,1906 4446,0 0,0">
              <text:p/>
            </draw:polygon>
            <draw:polygon draw:style-name="gr2" draw:layer="layout" svg:width="4.445cm" svg:height="1.905cm" svg:x="7.343cm" svg:y="13.224cm" svg:viewBox="0 0 4446 1906" draw:points="0,1906 4446,1906 4446,0 0,0">
              <text:p/>
            </draw:polygon>
          </draw:g>
          <draw:frame draw:style-name="gr3" draw:layer="layout" svg:width="4.445cm" svg:height="2.25cm" svg:x="7.343cm" svg:y="13.052cm">
            <draw:text-box>
              <text:p text:style-name="P1"><text:span text:style-name="T1">Install Web Server</text:span><text:span text:style-name="T1"><text:line-break/></text:span><text:span text:style-name="T1">(apache http server)</text:span><text:span text:style-name="T1"><text:line-break/></text:span><text:span text:style-name="T1">httpd-2.2.25-win32-x86-no_ssl.msi</text:span></text:p>
            </draw:text-box>
          </draw:frame>
        </draw:g>
        <draw:g>
          <draw:g>
            <draw:polygon draw:style-name="gr57" draw:layer="layout" svg:width="4.445cm" svg:height="1.905cm" svg:x="5.597cm" svg:y="4.492cm" svg:viewBox="0 0 4446 1906" draw:points="0,1906 4446,1906 4446,0 0,0">
              <text:p/>
            </draw:polygon>
            <draw:polygon draw:style-name="gr2" draw:layer="layout" svg:width="4.445cm" svg:height="1.905cm" svg:x="5.597cm" svg:y="4.492cm" svg:viewBox="0 0 4446 1906" draw:points="0,1906 4446,1906 4446,0 0,0">
              <text:p/>
            </draw:polygon>
          </draw:g>
          <draw:frame draw:style-name="gr3" draw:layer="layout" svg:width="4.445cm" svg:height="1.905cm" svg:x="5.597cm" svg:y="4.492cm">
            <draw:text-box>
              <text:p text:style-name="P1"><text:span text:style-name="T1">JRE/JDK</text:span><text:span text:style-name="T1"><text:line-break/></text:span><text:span text:style-name="T1">(BI windows installed auto)</text:span></text:p>
            </draw:text-box>
          </draw:frame>
        </draw:g>
        <draw:g>
          <draw:g>
            <draw:polygon draw:style-name="gr58" draw:layer="layout" svg:width="4.445cm" svg:height="1.905cm" svg:x="3.216cm" svg:y="-3.981cm" svg:viewBox="0 0 4446 1906" draw:points="0,1906 4446,1906 4446,0 0,0">
              <text:p/>
            </draw:polygon>
            <draw:polygon draw:style-name="gr2" draw:layer="layout" svg:width="4.445cm" svg:height="1.905cm" svg:x="3.216cm" svg:y="-3.981cm" svg:viewBox="0 0 4446 1906" draw:points="0,1906 4446,1906 4446,0 0,0">
              <text:p/>
            </draw:polygon>
          </draw:g>
          <draw:frame draw:style-name="gr3" draw:layer="layout" svg:width="4.445cm" svg:height="2.25cm" svg:x="3.216cm" svg:y="-4.153cm">
            <draw:text-box>
              <text:p text:style-name="P1"><text:span text:style-name="T1">Database</text:span><text:span text:style-name="T1"><text:line-break/></text:span><text:span text:style-name="T1">(DB2 Advanced Enterprise Server 10.5.0.3)</text:span><text:span text:style-name="T1"><text:line-break/></text:span><text:span text:style-name="T1">db2admin/Timothy123456</text:span></text:p>
            </draw:text-box>
          </draw:frame>
        </draw:g>
        <draw:g>
          <draw:g>
            <draw:polygon draw:style-name="gr59" draw:layer="layout" svg:width="4.445cm" svg:height="1.905cm" svg:x="10.518cm" svg:y="23.404cm" svg:viewBox="0 0 4446 1906" draw:points="0,1906 4446,1906 4446,0 0,0">
              <text:p/>
            </draw:polygon>
            <draw:polygon draw:style-name="gr2" draw:layer="layout" svg:width="4.445cm" svg:height="1.905cm" svg:x="10.518cm" svg:y="23.404cm" svg:viewBox="0 0 4446 1906" draw:points="0,1906 4446,1906 4446,0 0,0">
              <text:p/>
            </draw:polygon>
          </draw:g>
          <draw:frame draw:style-name="gr3" draw:layer="layout" svg:width="4.445cm" svg:height="1.905cm" svg:x="10.518cm" svg:y="23.404cm">
            <draw:text-box>
              <text:p text:style-name="P1"><text:span text:style-name="T1">Web browser</text:span><text:span text:style-name="T1"><text:line-break/></text:span><text:span text:style-name="T1">(internet explorer 8)</text:span></text:p>
            </draw:text-box>
          </draw:frame>
        </draw:g>
        <draw:g>
          <draw:g>
            <draw:polygon draw:style-name="gr60" draw:layer="layout" svg:width="4.445cm" svg:height="1.905cm" svg:x="38.776cm" svg:y="-0.905cm" svg:viewBox="0 0 4446 1906" draw:points="0,1906 4446,1906 4446,0 0,0">
              <text:p/>
            </draw:polygon>
            <draw:polygon draw:style-name="gr2" draw:layer="layout" svg:width="4.445cm" svg:height="1.905cm" svg:x="38.776cm" svg:y="-0.905cm" svg:viewBox="0 0 4446 1906" draw:points="0,1906 4446,1906 4446,0 0,0">
              <text:p/>
            </draw:polygon>
          </draw:g>
          <draw:frame draw:style-name="gr3" draw:layer="layout" svg:width="4.445cm" svg:height="1.905cm" svg:x="38.776cm" svg:y="-0.905cm">
            <draw:text-box>
              <text:p text:style-name="P1"><text:span text:style-name="T1">Microsoft Data Access Component (MDAC)</text:span><text:span text:style-name="T1"><text:line-break/></text:span><text:span text:style-name="T1">(for product sample)</text:span></text:p>
            </draw:text-box>
          </draw:frame>
        </draw:g>
        <draw:g>
          <draw:g>
            <draw:polygon draw:style-name="gr61" draw:layer="layout" svg:width="9.208cm" svg:height="2.54cm" svg:x="11.947cm" svg:y="-4.318cm" svg:viewBox="0 0 9209 2541" draw:points="0,2541 9209,2541 9209,0 0,0">
              <text:p/>
            </draw:polygon>
            <draw:polygon draw:style-name="gr2" draw:layer="layout" svg:width="9.208cm" svg:height="2.54cm" svg:x="11.947cm" svg:y="-4.318cm" svg:viewBox="0 0 9209 2541" draw:points="0,2541 9209,2541 9209,0 0,0">
              <text:p/>
            </draw:polygon>
          </draw:g>
          <draw:frame draw:style-name="gr9" draw:text-style-name="P6" draw:layer="layout" svg:width="9.208cm" svg:height="2.54cm" svg:x="11.947cm" svg:y="-4.318cm">
            <draw:text-box>
              <text:p text:style-name="P4"><text:span text:style-name="T1">Environment vars for DB</text:span></text:p>
              <text:p text:style-name="P5"><text:span text:style-name="T1">DB2PATH=C:\Program Files\IBM\SQLLIB</text:span><text:span text:style-name="T1"><text:line-break/></text:span><text:span text:style-name="T1">LD_LIBRARY_PATH=C:\Program Files\IBM\SQLLIB\lib</text:span><text:span text:style-name="T1"><text:line-break/></text:span><text:span text:style-name="T1">DB2INSTANCE=DB2</text:span><text:span text:style-name="T1"><text:line-break/></text:span><text:span text:style-name="T1">DB2CODEPAGE=1208</text:span></text:p>
            </draw:text-box>
          </draw:frame>
        </draw:g>
        <draw:polyline draw:style-name="gr62" draw:layer="layout" svg:width="1.588cm" svg:height="3.175cm" svg:x="10.359cm" svg:y="-3.048cm" svg:viewBox="0 0 1589 3176" draw:points="0,3176 715,3176 715,0 1589,0">
          <text:p/>
        </draw:polyline>
        <draw:g>
          <draw:g>
            <draw:polygon draw:style-name="gr63" draw:layer="layout" svg:width="6.985cm" svg:height="2.223cm" svg:x="13.058cm" svg:y="-0.984cm" svg:viewBox="0 0 6986 2224" draw:points="0,2224 6986,2224 6986,0 0,0">
              <text:p/>
            </draw:polygon>
            <draw:polygon draw:style-name="gr2" draw:layer="layout" svg:width="6.985cm" svg:height="2.223cm" svg:x="13.058cm" svg:y="-0.984cm" svg:viewBox="0 0 6986 2224" draw:points="0,2224 6986,2224 6986,0 0,0">
              <text:p/>
            </draw:polygon>
          </draw:g>
          <draw:frame draw:style-name="gr28" draw:layer="layout" svg:width="6.985cm" svg:height="2.423cm" svg:x="13.058cm" svg:y="-1.084cm">
            <draw:text-box>
              <text:p text:style-name="P5"><text:span text:style-name="T1">Update your profile(Linux)</text:span><text:span text:style-name="T1"><text:line-break/></text:span><text:span text:style-name="T1">if</text:span><text:span text:style-name="T1"><text:line-break/></text:span><text:span text:style-name="T1">[ -f /home/db2user/sqllib/db2profile ]; then</text:span><text:span text:style-name="T1"><text:line-break/></text:span><text:span text:style-name="T1">./home/db2user/sqllib/db2profile</text:span><text:span text:style-name="T1"><text:line-break/></text:span><text:span text:style-name="T1">fi</text:span></text:p>
            </draw:text-box>
          </draw:frame>
        </draw:g>
        <draw:line draw:style-name="gr64" draw:layer="layout" svg:x1="16.551cm" svg:y1="-1.778cm" svg:x2="16.551cm" svg:y2="-0.985cm">
          <text:p/>
        </draw:line>
        <draw:g>
          <draw:g>
            <draw:polygon draw:style-name="gr65" draw:layer="layout" svg:width="19.447cm" svg:height="7.373cm" svg:x="17.503cm" svg:y="21.514cm" svg:viewBox="0 0 19448 7374" draw:points="0,7374 19448,7374 19448,0 0,0">
              <text:p/>
            </draw:polygon>
            <draw:polygon draw:style-name="gr2" draw:layer="layout" svg:width="19.447cm" svg:height="7.373cm" svg:x="17.503cm" svg:y="21.514cm" svg:viewBox="0 0 19448 7374" draw:points="0,7374 19448,7374 19448,0 0,0">
              <text:p/>
            </draw:polygon>
          </draw:g>
          <draw:frame draw:style-name="gr66" draw:text-style-name="P5" draw:layer="layout" svg:width="19.447cm" svg:height="9.017cm" svg:x="17.503cm" svg:y="20.692cm">
            <draw:text-box>
              <text:p text:style-name="P5"><text:span text:style-name="T1">Configure options</text:span><text:span text:style-name="T1"><text:line-break/></text:span><text:span text:style-name="T1">Allow Cookie</text:span><text:span text:style-name="T1"><text:line-break/></text:span><text:span text:style-name="T1"> Tools-&gt;Internet Options-&gt;Privacy-&gt;Advanced </text:span><text:span text:style-name="T1"><text:line-break/></text:span><text:span text:style-name="T1"> Override automatic cookie handling</text:span><text:span text:style-name="T1">，</text:span><text:span text:style-name="T1">Always allow session cookes are both selected and check the two "Accept"</text:span><text:span text:style-name="T1"><text:line-break/></text:span><text:span text:style-name="T1">Active Scripting</text:span><text:span text:style-name="T1"><text:line-break/></text:span><text:span text:style-name="T1"> Tools-&gt;Internet Options-&gt;Security-&gt;Custom level...-&gt;Scripting-&gt;Active scripting</text:span><text:span text:style-name="T1"><text:line-break/></text:span><text:span text:style-name="T1">Allow META REFRESH</text:span><text:span text:style-name="T1"><text:line-break/></text:span><text:span text:style-name="T1"> Tools-&gt;Internet Options-&gt;Security-&gt;Custom level...-&gt;Miscellaneous-&gt;Allow META REFRESH</text:span><text:span text:style-name="T1"><text:line-break/></text:span><text:span text:style-name="T1">Run ActiveX controls and plugins</text:span><text:span text:style-name="T1"><text:line-break/></text:span><text:span text:style-name="T1"> Tools-&gt;Internet Options-&gt;Security-&gt;Custom level...-&gt;ActiveX controls and plugins-&gt;Run ActiveX controls and plugins</text:span><text:span text:style-name="T1"><text:line-break/></text:span><text:span text:style-name="T1">Script ActiveX controls marked safe for scripting</text:span><text:span text:style-name="T1"><text:line-break/></text:span><text:span text:style-name="T1"> Tools-&gt;Internet Options-&gt;Security-&gt;Custom level...-&gt;ActiveX controls and plugins-&gt;Script ActiveX controls marked safe for scripting</text:span><text:span text:style-name="T1"><text:line-break/></text:span><text:span text:style-name="T1">Binary and script behaviors </text:span><text:span text:style-name="T1"><text:line-break/></text:span><text:span text:style-name="T1"> Tools-&gt;Internet Options-&gt;Security-&gt;Custom level...-&gt;ActiveX controls and plugins-&gt;Binary and script behaviors</text:span><text:span text:style-name="T1"><text:line-break/></text:span><text:span text:style-name="T1">Allow programmatic clipboard access</text:span><text:span text:style-name="T1"><text:line-break/></text:span><text:span text:style-name="T1"> Tools-&gt;Internet Options-&gt;Security-&gt;Custom level...-&gt;Scripting-&gt;Allow programmatic clipboard access</text:span></text:p>
            </draw:text-box>
          </draw:frame>
        </draw:g>
        <draw:line draw:style-name="gr67" draw:layer="layout" svg:x1="14.963cm" svg:y1="24.356cm" svg:x2="17.503cm" svg:y2="24.356cm">
          <text:p/>
        </draw:line>
        <draw:g>
          <draw:g>
            <draw:polygon draw:style-name="gr68" draw:layer="layout" svg:width="4.048cm" svg:height="0.992cm" svg:x="13.772cm" svg:y="4.492cm" svg:viewBox="0 0 4049 993" draw:points="0,993 4049,993 4049,0 0,0">
              <text:p/>
            </draw:polygon>
            <draw:polygon draw:style-name="gr2" draw:layer="layout" svg:width="4.048cm" svg:height="0.992cm" svg:x="13.772cm" svg:y="4.492cm" svg:viewBox="0 0 4049 993" draw:points="0,993 4049,993 4049,0 0,0">
              <text:p/>
            </draw:polygon>
          </draw:g>
          <draw:frame draw:style-name="gr69" draw:text-style-name="P6" draw:layer="layout" svg:width="4.048cm" svg:height="1.139cm" svg:x="13.772cm" svg:y="4.42cm">
            <draw:text-box>
              <text:p text:style-name="P4"><text:span text:style-name="T3">Install Cognos BI Server</text:span><text:span text:style-name="T3"><text:line-break/></text:span><text:span text:style-name="T3">(10.2.1, 64-bit)</text:span></text:p>
            </draw:text-box>
          </draw:frame>
        </draw:g>
        <draw:polyline draw:style-name="gr70" draw:layer="layout" svg:width="3.731cm" svg:height="0.456cm" svg:x="10.042cm" svg:y="4.989cm" svg:viewBox="0 0 3732 457" draw:points="0,457 476,457 476,0 3732,0">
          <text:p/>
        </draw:polyline>
        <draw:g>
          <draw:g>
            <draw:polygon draw:style-name="gr71" draw:layer="layout" svg:width="4.445cm" svg:height="1.27cm" svg:x="13.693cm" svg:y="13.541cm" svg:viewBox="0 0 4446 1271" draw:points="0,1271 4446,1271 4446,0 0,0">
              <text:p/>
            </draw:polygon>
            <draw:polygon draw:style-name="gr2" draw:layer="layout" svg:width="4.445cm" svg:height="1.27cm" svg:x="13.693cm" svg:y="13.541cm" svg:viewBox="0 0 4446 1271" draw:points="0,1271 4446,1271 4446,0 0,0">
              <text:p/>
            </draw:polygon>
          </draw:g>
          <draw:frame draw:style-name="gr39" draw:layer="layout" svg:width="4.445cm" svg:height="1.27cm" svg:x="13.693cm" svg:y="13.541cm">
            <draw:text-box>
              <text:p text:style-name="P1"><text:span text:style-name="T1">Check it</text:span><text:span text:style-name="T1"><text:line-break/></text:span><text:span text:style-name="T1">(http://localhost:80/)</text:span></text:p>
            </draw:text-box>
          </draw:frame>
        </draw:g>
        <draw:g>
          <draw:g>
            <draw:polygon draw:style-name="gr72" draw:layer="layout" svg:width="10.795cm" svg:height="2.223cm" svg:x="25.282cm" svg:y="-3.763cm" svg:viewBox="0 0 10796 2224" draw:points="0,2224 10796,2224 10796,0 0,0">
              <text:p/>
            </draw:polygon>
            <draw:polygon draw:style-name="gr2" draw:layer="layout" svg:width="10.795cm" svg:height="2.223cm" svg:x="25.282cm" svg:y="-3.763cm" svg:viewBox="0 0 10796 2224" draw:points="0,2224 10796,2224 10796,0 0,0">
              <text:p/>
            </draw:polygon>
          </draw:g>
          <draw:frame draw:style-name="gr28" draw:layer="layout" svg:width="10.795cm" svg:height="2.223cm" svg:x="25.282cm" svg:y="-3.763cm">
            <draw:text-box>
              <text:p text:style-name="P5"><text:span text:style-name="T1">Configure db connect</text:span><text:span text:style-name="T1"><text:line-break/></text:span><text:span text:style-name="T1">Copy db2jcc4.jar, db2jcc.jar, db2jcc_license_cu.jar</text:span><text:span text:style-name="T1"><text:line-break/></text:span><text:span text:style-name="T1">from C:\Program Files\IBM\SQLLIB\java</text:span><text:span text:style-name="T1"><text:line-break/></text:span><text:span text:style-name="T1">to C:\Program Files\IBM\cognos\c10_64\webapps\p2pd\WEB-INF\lib</text:span></text:p>
            </draw:text-box>
          </draw:frame>
        </draw:g>
        <draw:g>
          <draw:g>
            <draw:polygon draw:style-name="gr73" draw:layer="layout" svg:width="12.065cm" svg:height="11.152cm" svg:x="20.193cm" svg:y="8.6cm" svg:viewBox="0 0 12066 11153" draw:points="0,11153 12066,11153 12066,0 0,0">
              <text:p/>
            </draw:polygon>
            <draw:polygon draw:style-name="gr2" draw:layer="layout" svg:width="12.065cm" svg:height="11.152cm" svg:x="20.193cm" svg:y="8.6cm" svg:viewBox="0 0 12066 11153" draw:points="0,11153 12066,11153 12066,0 0,0">
              <text:p/>
            </draw:polygon>
          </draw:g>
          <draw:frame draw:style-name="gr74" draw:text-style-name="P7" draw:layer="layout" svg:width="12.065cm" svg:height="11.152cm" svg:x="20.193cm" svg:y="8.6cm">
            <draw:text-box>
              <text:p text:style-name="P5"><text:span text:style-name="T1">Add items in httpd.conf</text:span><text:span text:style-name="T1"><text:line-break/></text:span><text:span text:style-name="T1"># </text:span><text:span text:style-name="T1"><text:line-break/></text:span><text:span text:style-name="T1"># Cognos 10 </text:span><text:span text:style-name="T1"><text:line-break/></text:span><text:span text:style-name="T1"># </text:span><text:span text:style-name="T1"><text:line-break/></text:span><text:span text:style-name="T1">ScriptAlias /ibmcognos/cgi-bin "C:/Program Files/IBM/cognos/c10_64/cgi-bin" </text:span><text:span text:style-name="T1"><text:line-break/></text:span><text:span text:style-name="T1">&lt;Directory "C:/Program Files/IBM/cognos/c10_64/cgi-bin"&gt; </text:span><text:span text:style-name="T1"><text:line-break/></text:span><text:span text:style-name="T1">AllowOverride None </text:span><text:span text:style-name="T1"><text:line-break/></text:span><text:span text:style-name="T1">Options None </text:span><text:span text:style-name="T1"><text:line-break/></text:span><text:span text:style-name="T1">Order Allow,Deny </text:span><text:span text:style-name="T1"><text:line-break/></text:span><text:span text:style-name="T1">Allow from All </text:span><text:span text:style-name="T1"><text:line-break/></text:span><text:span text:style-name="T1">&lt;/Directory&gt; </text:span><text:span text:style-name="T1"><text:line-break/></text:span><text:span text:style-name="T1">Alias /ibmcognos "C:/Program Files/IBM/cognos/c10_64/webcontent" </text:span><text:span text:style-name="T1"><text:line-break/></text:span><text:span text:style-name="T1">&lt;Directory "C:/Program Files/IBM/cognos/c10_64/webcontent"&gt; </text:span><text:span text:style-name="T1"><text:line-break/></text:span><text:span text:style-name="T1">Options None </text:span><text:span text:style-name="T1"><text:line-break/></text:span><text:span text:style-name="T1">AllowOverride None </text:span><text:span text:style-name="T1"><text:line-break/></text:span><text:span text:style-name="T1">Order Allow,Deny </text:span><text:span text:style-name="T1"><text:line-break/></text:span><text:span text:style-name="T1">Allow from All </text:span><text:span text:style-name="T1"><text:line-break/></text:span><text:span text:style-name="T1">&lt;/Directory&gt; </text:span><text:span text:style-name="T1"><text:line-break/></text:span><text:span text:style-name="T1">## Alias /ibmcognos/help "C:/Program Files/IBM/cognos/c10_64/documentation" </text:span><text:span text:style-name="T1"><text:line-break/></text:span><text:span text:style-name="T1">&lt;Directory "C:/Program Files/IBM/cognos/c10_64/documentation"&gt; </text:span><text:span text:style-name="T1"><text:line-break/></text:span><text:span text:style-name="T1">Options None </text:span><text:span text:style-name="T1"><text:line-break/></text:span><text:span text:style-name="T1">AllowOverride None </text:span><text:span text:style-name="T1"><text:line-break/></text:span><text:span text:style-name="T1">Order Allow,Deny </text:span><text:span text:style-name="T1"><text:line-break/></text:span><text:span text:style-name="T1">Allow from All </text:span><text:span text:style-name="T1"><text:line-break/></text:span><text:span text:style-name="T1">&lt;/Directory&gt;</text:span></text:p>
            </draw:text-box>
          </draw:frame>
        </draw:g>
        <draw:line draw:style-name="gr75" draw:layer="layout" svg:x1="11.788cm" svg:y1="14.176cm" svg:x2="13.693cm" svg:y2="14.176cm">
          <text:p/>
        </draw:line>
        <draw:g>
          <draw:g>
            <draw:polygon draw:style-name="gr76" draw:layer="layout" svg:width="7.938cm" svg:height="9.231cm" svg:x="47.052cm" svg:y="5.695cm" svg:viewBox="0 0 7939 9232" draw:points="0,9232 7939,9232 7939,0 0,0">
              <text:p/>
            </draw:polygon>
            <draw:polygon draw:style-name="gr2" draw:layer="layout" svg:width="7.938cm" svg:height="9.231cm" svg:x="47.052cm" svg:y="5.695cm" svg:viewBox="0 0 7939 9232" draw:points="0,9232 7939,9232 7939,0 0,0">
              <text:p/>
            </draw:polygon>
          </draw:g>
          <draw:frame draw:style-name="gr77" draw:text-style-name="P5" draw:layer="layout" svg:width="7.938cm" svg:height="11.303cm" svg:x="47.022cm" svg:y="4.69cm">
            <draw:text-box>
              <text:p text:style-name="P5"><text:span text:style-name="T5">Set Cognos Configuration</text:span><text:span text:style-name="T1"><text:line-break/></text:span><text:span text:style-name="T1">1)Data Access-&gt;Content Manager-&gt;Content Store</text:span><text:span text:style-name="T1"><text:line-break/></text:span><text:span text:style-name="T1"> localhost:50000</text:span><text:span text:style-name="T1"><text:line-break/></text:span><text:span text:style-name="T1"> db2admin/Timothy123456</text:span><text:span text:style-name="T1"><text:line-break/></text:span><text:span text:style-name="T1"> CognosCS</text:span><text:span text:style-name="T1"><text:line-break/></text:span><text:span text:style-name="T1"> then, test</text:span><text:span text:style-name="T1"><text:line-break/></text:span><text:span text:style-name="T1">2)Data Access-&gt;Notification</text:span><text:span text:style-name="T1"><text:line-break/></text:span><text:span text:style-name="T1"> d23m0037.cn.ibm.com:25</text:span><text:span text:style-name="T1"><text:line-break/></text:span><text:span text:style-name="T1"> zyibj@cn.ibm.com/Timothy920503</text:span><text:span text:style-name="T1"><text:line-break/></text:span><text:span text:style-name="T1"> zyibj@cn.ibm.com</text:span><text:span text:style-name="T1"><text:line-break/></text:span><text:span text:style-name="T1"> then, test</text:span><text:span text:style-name="T1"><text:line-break/></text:span><text:span text:style-name="T1">3) Enable mobile service (Install Cognos Mobile)</text:span><text:span text:style-name="T1"><text:line-break/></text:span><text:span text:style-name="T1"> Environment, IBM Cognos services, set Mobile service enabled to True</text:span><text:span text:style-name="T1"><text:line-break/></text:span><text:span text:style-name="T1">4) Enable the 64-bit Version of Report Server (Dynamic Cube)</text:span><text:span text:style-name="T1"><text:line-break/></text:span><text:span text:style-name="T1"> For Environment -&gt; the Report server execution mode, click the Value box and select 64-bit.</text:span><text:span text:style-name="T1"><text:line-break/></text:span><text:span text:style-name="T1"><text:line-break/></text:span><text:span text:style-name="T1">3)test, if OK, start Cognos BI service</text:span></text:p>
            </draw:text-box>
          </draw:frame>
        </draw:g>
        <draw:polyline draw:style-name="gr78" draw:layer="layout" svg:width="1.588cm" svg:height="6.112cm" svg:x="54.959cm" svg:y="9.93cm" svg:viewBox="0 0 1589 6113" draw:points="0,0 583,0 583,6113 1589,6113">
          <text:p/>
        </draw:polyline>
        <draw:g>
          <draw:g>
            <draw:polygon draw:style-name="gr79" draw:layer="layout" svg:width="7.938cm" svg:height="5.413cm" svg:x="56.547cm" svg:y="12.842cm" svg:viewBox="0 0 7939 5414" draw:points="0,5414 7939,5414 7939,0 0,0">
              <text:p/>
            </draw:polygon>
            <draw:polygon draw:style-name="gr2" draw:layer="layout" svg:width="7.938cm" svg:height="5.413cm" svg:x="56.547cm" svg:y="12.842cm" svg:viewBox="0 0 7939 5414" draw:points="0,5414 7939,5414 7939,0 0,0">
              <text:p/>
            </draw:polygon>
          </draw:g>
          <draw:frame draw:style-name="gr80" draw:text-style-name="P5" draw:layer="layout" svg:width="7.938cm" svg:height="6.477cm" svg:x="56.547cm" svg:y="12.31cm">
            <draw:text-box>
              <text:p text:style-name="P5"><text:span text:style-name="T1">Test Cognos BI links</text:span><text:span text:style-name="T1"><text:line-break/></text:span><text:span text:style-name="T1">Content Manager URI </text:span><text:span text:style-name="T1"><text:tab/></text:span><text:span text:style-name="T1"><text:tab/></text:span><text:span text:style-name="T1"><text:tab/></text:span><text:span text:style-name="T1"> </text:span><text:span text:style-name="T1"><text:line-break/></text:span><text:span text:style-name="T1"> http://localhost:9300/p2pd/servlet</text:span><text:span text:style-name="T1"><text:line-break/></text:span><text:span text:style-name="T1">Gateway URI 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line-break/></text:span><text:span text:style-name="T1"> </text:span><text:span text:style-name="T4">http://localhost:80/ibmcognos/cgi-bin/cognos.cgi</text:span><text:span text:style-name="T1"><text:line-break/></text:span><text:span text:style-name="T1">Dispatcher URI (Internal, External)</text:span><text:span text:style-name="T1"><text:tab/></text:span><text:span text:style-name="T1"> </text:span><text:span text:style-name="T1"><text:line-break/></text:span><text:span text:style-name="T1"> http://localhost:9300/p2pd/servlet/dispatch</text:span><text:span text:style-name="T1"><text:line-break/></text:span><text:span text:style-name="T1">Dispatcher URI for external applications </text:span><text:span text:style-name="T1"><text:line-break/></text:span><text:span text:style-name="T1"> http://localhost:9300/p2pd/servlet/dispatch</text:span><text:span text:style-name="T1"><text:line-break/></text:span><text:span text:style-name="T1">Dispatcher URIs for Gateway</text:span><text:span text:style-name="T1"><text:tab/></text:span><text:span text:style-name="T1"> </text:span><text:span text:style-name="T1"><text:line-break/></text:span><text:span text:style-name="T1"> http://localhost:9300/p2pd/servlet/dispatch/ext</text:span></text:p>
            </draw:text-box>
          </draw:frame>
        </draw:g>
        <draw:g>
          <draw:g>
            <draw:polygon draw:style-name="gr81" draw:layer="layout" svg:width="9.842cm" svg:height="1.905cm" svg:x="0.517cm" svg:y="-0.826cm" svg:viewBox="0 0 9843 1906" draw:points="0,1906 9843,1906 9843,0 0,0">
              <text:p/>
            </draw:polygon>
            <draw:polygon draw:style-name="gr2" draw:layer="layout" svg:width="9.842cm" svg:height="1.905cm" svg:x="0.517cm" svg:y="-0.826cm" svg:viewBox="0 0 9843 1906" draw:points="0,1906 9843,1906 9843,0 0,0">
              <text:p/>
            </draw:polygon>
          </draw:g>
          <draw:frame draw:style-name="gr3" draw:layer="layout" svg:width="9.842cm" svg:height="1.905cm" svg:x="0.517cm" svg:y="-0.826cm">
            <draw:text-box>
              <text:p text:style-name="P2"><text:span text:style-name="T1">"c:\Program Files\ibm\SQLLIB\bin\db2licm.exe" -l</text:span><text:span text:style-name="T1"><text:line-break/></text:span><text:span text:style-name="T1">"c:\Program Files\ibm\SQLLIB\bin\db2licm.exe" -a db2aese_u.lic</text:span><text:span text:style-name="T1"><text:line-break/></text:span><text:span text:style-name="T1">"c:\Program Files\ibm\SQLLIB\bin\db2licm.exe" -l</text:span></text:p>
            </draw:text-box>
          </draw:frame>
        </draw:g>
        <draw:g>
          <draw:g>
            <draw:polygon draw:style-name="gr82" draw:layer="layout" svg:width="11.747cm" svg:height="2.381cm" svg:x="24.806cm" svg:y="4.175cm" svg:viewBox="0 0 11748 2382" draw:points="0,2382 11748,2382 11748,0 0,0">
              <text:p/>
            </draw:polygon>
            <draw:polygon draw:style-name="gr2" draw:layer="layout" svg:width="11.747cm" svg:height="2.381cm" svg:x="24.806cm" svg:y="4.175cm" svg:viewBox="0 0 11748 2382" draw:points="0,2382 11748,2382 11748,0 0,0">
              <text:p/>
            </draw:polygon>
          </draw:g>
          <draw:frame draw:style-name="gr83" draw:text-style-name="P7" draw:layer="layout" svg:width="11.747cm" svg:height="2.423cm" svg:x="24.806cm" svg:y="4.154cm">
            <draw:text-box>
              <text:p text:style-name="P5"><text:span text:style-name="T1">Prepare DB for Cognos BI</text:span><text:span text:style-name="T1"><text:line-break/></text:span><text:span text:style-name="T1">1.Find C:\Program Files\IBM\cognos\c10_64\configuration\schemas\content\db2\createDb.sql</text:span><text:span text:style-name="T1"><text:line-break/></text:span><text:span text:style-name="T1">2.Run it as: db2 -tvf createDb.sql &gt; output.log</text:span><text:span text:style-name="T1"><text:line-break/></text:span><text:span text:style-name="T1">3.Check them</text:span></text:p>
            </draw:text-box>
          </draw:frame>
        </draw:g>
        <draw:line draw:style-name="gr84" draw:layer="layout" svg:x1="5.438cm" svg:y1="-2.076cm" svg:x2="5.438cm" svg:y2="-0.826cm">
          <text:p/>
        </draw:line>
        <draw:polyline draw:style-name="gr85" draw:layer="layout" svg:width="5.239cm" svg:height="2.778cm" svg:x="20.043cm" svg:y="-2.651cm" svg:viewBox="0 0 5240 2779" draw:points="0,2779 2858,2779 2858,0 5240,0">
          <text:p/>
        </draw:polyline>
        <draw:polyline draw:style-name="gr86" draw:layer="layout" svg:width="7.461cm" svg:height="7.164cm" svg:x="17.821cm" svg:y="-2.175cm" svg:viewBox="0 0 7462 7165" draw:points="0,7165 6033,7165 6033,0 7462,0">
          <text:p/>
        </draw:polyline>
        <draw:g>
          <draw:g>
            <draw:polygon draw:style-name="gr87" draw:layer="layout" svg:width="7.938cm" svg:height="3.175cm" svg:x="26.711cm" svg:y="-0.349cm" svg:viewBox="0 0 7939 3176" draw:points="0,3176 7939,3176 7939,0 0,0">
              <text:p/>
            </draw:polygon>
            <draw:polygon draw:style-name="gr2" draw:layer="layout" svg:width="7.938cm" svg:height="3.175cm" svg:x="26.711cm" svg:y="-0.349cm" svg:viewBox="0 0 7939 3176" draw:points="0,3176 7939,3176 7939,0 0,0">
              <text:p/>
            </draw:polygon>
          </draw:g>
          <draw:frame draw:style-name="gr55" draw:text-style-name="P3" draw:layer="layout" svg:width="7.938cm" svg:height="3.279cm" svg:x="26.711cm" svg:y="-0.401cm">
            <draw:text-box>
              <text:p text:style-name="P5"><text:span text:style-name="T1">Generate Content Store DDL</text:span><text:span text:style-name="T1"><text:line-break/></text:span><text:span text:style-name="T1">1) Launch Cognos Cofiguration</text:span><text:span text:style-name="T1"><text:line-break/></text:span><text:span text:style-name="T1">2)Data Access-&gt;Content Manager-&gt;Content Store</text:span><text:span text:style-name="T1"><text:line-break/></text:span><text:span text:style-name="T1"> localhost:50000</text:span><text:span text:style-name="T1"><text:line-break/></text:span><text:span text:style-name="T1"> db2admin/Timothy123456</text:span><text:span text:style-name="T1"><text:line-break/></text:span><text:span text:style-name="T1"> COGNOSCS</text:span><text:span text:style-name="T1"><text:line-break/></text:span><text:span text:style-name="T1">3) right-click on Content Store, Generate DDL</text:span></text:p>
            </draw:text-box>
          </draw:frame>
        </draw:g>
        <draw:line draw:style-name="gr88" draw:layer="layout" svg:x1="30.679cm" svg:y1="-1.54cm" svg:x2="30.679cm" svg:y2="-0.35cm">
          <text:p/>
        </draw:line>
        <draw:line draw:style-name="gr89" draw:layer="layout" svg:x1="30.679cm" svg:y1="2.826cm" svg:x2="30.679cm" svg:y2="4.175cm">
          <text:p/>
        </draw:line>
        <draw:polyline draw:style-name="gr90" draw:layer="layout" svg:width="2.372cm" svg:height="7.146cm" svg:x="17.821cm" svg:y="4.989cm" svg:viewBox="0 0 2373 7147" draw:points="0,0 1447,0 1447,7147 2373,7147">
          <text:p/>
        </draw:polyline>
        <draw:polyline draw:style-name="gr91" draw:layer="layout" svg:width="2.053cm" svg:height="0cm" svg:x="18.138cm" svg:y="14.176cm" svg:viewBox="0 0 2054 0" draw:points="0,0 952,0 952,0 2054,0">
          <text:p/>
        </draw:polyline>
        <draw:polyline draw:style-name="gr92" draw:layer="layout" svg:width="10.469cm" svg:height="4.564cm" svg:x="36.553cm" svg:y="5.366cm" svg:viewBox="0 0 10470 4565" draw:points="0,0 5230,0 5230,4565 10470,4565">
          <text:p/>
        </draw:polyline>
        <draw:polyline draw:style-name="gr93" draw:layer="layout" svg:width="19.597cm" svg:height="8.314cm" svg:x="36.95cm" svg:y="16.042cm" svg:viewBox="0 0 19598 8315" draw:points="0,8315 12136,8315 12136,0 19598,0">
          <text:p/>
        </draw:polyline>
        <draw:g>
          <draw:g>
            <draw:polygon draw:style-name="gr94" draw:layer="layout" svg:width="6.985cm" svg:height="1.508cm" svg:x="4.327cm" svg:y="3.024cm" svg:viewBox="0 0 6986 1509" draw:points="0,1509 6986,1509 6986,0 0,0">
              <text:p/>
            </draw:polygon>
            <draw:polygon draw:style-name="gr2" draw:layer="layout" svg:width="6.985cm" svg:height="1.508cm" svg:x="4.327cm" svg:y="3.024cm" svg:viewBox="0 0 6986 1509" draw:points="0,1509 6986,1509 6986,0 0,0">
              <text:p/>
            </draw:polygon>
          </draw:g>
          <draw:frame draw:style-name="gr95" draw:layer="layout" svg:width="6.985cm" svg:height="1.652cm" svg:x="4.327cm" svg:y="2.952cm">
            <draw:text-box>
              <text:p text:style-name="P1"><text:span text:style-name="T1">Java requirements (Linux)</text:span><text:span text:style-name="T1"><text:line-break/></text:span><text:span text:style-name="T1">JAVA_HOME environment variable</text:span><text:span text:style-name="T1"><text:line-break/></text:span><text:span text:style-name="T1"/></text:p>
            </draw:text-box>
          </draw:frame>
        </draw:g>
        <draw:g>
          <draw:g>
            <draw:polygon draw:style-name="gr96" draw:layer="layout" svg:width="4.048cm" svg:height="0.953cm" svg:x="13.772cm" svg:y="5.485cm" svg:viewBox="0 0 4049 954" draw:points="0,954 4049,954 4049,0 0,0">
              <text:p/>
            </draw:polygon>
            <draw:polygon draw:style-name="gr2" draw:layer="layout" svg:width="4.048cm" svg:height="0.953cm" svg:x="13.772cm" svg:y="5.485cm" svg:viewBox="0 0 4049 954" draw:points="0,954 4049,954 4049,0 0,0">
              <text:p/>
            </draw:polygon>
          </draw:g>
          <draw:frame draw:style-name="gr97" draw:text-style-name="P6" draw:layer="layout" svg:width="4.048cm" svg:height="1.139cm" svg:x="13.772cm" svg:y="5.392cm">
            <draw:text-box>
              <text:p text:style-name="P4"><text:span text:style-name="T3">Install Metric Server</text:span><text:span text:style-name="T3"><text:line-break/></text:span><text:span text:style-name="T3">(10.2.1, 64-bit)</text:span></text:p>
            </draw:text-box>
          </draw:frame>
        </draw:g>
        <draw:g>
          <draw:g>
            <draw:polygon draw:style-name="gr98" draw:layer="layout" svg:width="4.048cm" svg:height="0.953cm" svg:x="13.772cm" svg:y="6.437cm" svg:viewBox="0 0 4049 954" draw:points="0,954 4049,954 4049,0 0,0">
              <text:p/>
            </draw:polygon>
            <draw:polygon draw:style-name="gr2" draw:layer="layout" svg:width="4.048cm" svg:height="0.953cm" svg:x="13.772cm" svg:y="6.437cm" svg:viewBox="0 0 4049 954" draw:points="0,954 4049,954 4049,0 0,0">
              <text:p/>
            </draw:polygon>
          </draw:g>
          <draw:frame draw:style-name="gr97" draw:text-style-name="P6" draw:layer="layout" svg:width="4.048cm" svg:height="1.139cm" svg:x="13.772cm" svg:y="6.344cm">
            <draw:text-box>
              <text:p text:style-name="P4"><text:span text:style-name="T3">Install PowerPlay Server</text:span><text:span text:style-name="T3"><text:line-break/></text:span><text:span text:style-name="T3">(10.2.1, 64-bit)</text:span></text:p>
            </draw:text-box>
          </draw:frame>
        </draw:g>
        <draw:g>
          <draw:g>
            <draw:polygon draw:style-name="gr99" draw:layer="layout" svg:width="4.048cm" svg:height="0.953cm" svg:x="13.772cm" svg:y="7.39cm" svg:viewBox="0 0 4049 954" draw:points="0,954 4049,954 4049,0 0,0">
              <text:p/>
            </draw:polygon>
            <draw:polygon draw:style-name="gr2" draw:layer="layout" svg:width="4.048cm" svg:height="0.953cm" svg:x="13.772cm" svg:y="7.39cm" svg:viewBox="0 0 4049 954" draw:points="0,954 4049,954 4049,0 0,0">
              <text:p/>
            </draw:polygon>
          </draw:g>
          <draw:frame draw:style-name="gr97" draw:text-style-name="P6" draw:layer="layout" svg:width="4.048cm" svg:height="1.139cm" svg:x="13.772cm" svg:y="7.297cm">
            <draw:text-box>
              <text:p text:style-name="P4"><text:span text:style-name="T3">Install Mobile</text:span><text:span text:style-name="T3"><text:line-break/></text:span><text:span text:style-name="T3">(10.2.1, 64-bit)</text:span></text:p>
            </draw:text-box>
          </draw:frame>
        </draw:g>
        <draw:g>
          <draw:g>
            <draw:polygon draw:style-name="gr100" draw:layer="layout" svg:width="10.16cm" svg:height="5.1cm" svg:x="33.846cm" svg:y="11.626cm" svg:viewBox="0 0 10161 5101" draw:points="0,5101 10161,5101 10161,0 0,0">
              <text:p/>
            </draw:polygon>
            <draw:polygon draw:style-name="gr2" draw:layer="layout" svg:width="10.16cm" svg:height="5.1cm" svg:x="33.846cm" svg:y="11.626cm" svg:viewBox="0 0 10161 5101" draw:points="0,5101 10161,5101 10161,0 0,0">
              <text:p/>
            </draw:polygon>
          </draw:g>
          <draw:frame draw:style-name="gr101" draw:text-style-name="P7" draw:layer="layout" svg:width="10.16cm" svg:height="5.1cm" svg:x="33.846cm" svg:y="11.626cm">
            <draw:text-box>
              <text:p text:style-name="P5"><text:span text:style-name="T5">Create a virtual directory to access log files</text:span><text:span text:style-name="T1"><text:line-break/></text:span><text:span text:style-name="T1"># </text:span><text:span text:style-name="T1"><text:line-break/></text:span><text:span text:style-name="T1"># Dynamic Query Analyzer </text:span><text:span text:style-name="T1"><text:line-break/></text:span><text:span text:style-name="T1"># </text:span><text:span text:style-name="T1"><text:line-break/></text:span><text:span text:style-name="T1">Alias /DQLogs "C:/Program Files/IBM/cognos/c10_64/logs/XQE" </text:span><text:span text:style-name="T1"><text:line-break/></text:span><text:span text:style-name="T1">&lt;Directory "C:/Program Files/IBM/cognos/c10_64/logs/XQE"&gt;</text:span><text:span text:style-name="T1"><text:line-break/></text:span><text:span text:style-name="T1"> Order allow,deny</text:span><text:span text:style-name="T1"><text:line-break/></text:span><text:span text:style-name="T1"> Allow from all</text:span><text:span text:style-name="T1"><text:line-break/></text:span><text:span text:style-name="T1"> Options +Indexes</text:span><text:span text:style-name="T1"><text:line-break/></text:span><text:span text:style-name="T1">&lt;/Directory&gt;</text:span></text:p>
            </draw:text-box>
          </draw:frame>
        </draw:g>
        <draw:line draw:style-name="gr102" draw:layer="layout" svg:x1="32.258cm" svg:y1="14.176cm" svg:x2="33.845cm" svg:y2="14.176cm">
          <text:p/>
        </draw:line>
        <draw:g>
          <draw:g>
            <draw:polygon draw:style-name="gr103" draw:layer="layout" svg:width="4.048cm" svg:height="1.27cm" svg:x="13.772cm" svg:y="8.342cm" svg:viewBox="0 0 4049 1271" draw:points="0,1271 4049,1271 4049,0 0,0">
              <text:p/>
            </draw:polygon>
            <draw:polygon draw:style-name="gr2" draw:layer="layout" svg:width="4.048cm" svg:height="1.27cm" svg:x="13.772cm" svg:y="8.342cm" svg:viewBox="0 0 4049 1271" draw:points="0,1271 4049,1271 4049,0 0,0">
              <text:p/>
            </draw:polygon>
          </draw:g>
          <draw:frame draw:style-name="gr39" draw:text-style-name="P6" draw:layer="layout" svg:width="4.048cm" svg:height="1.567cm" svg:x="13.772cm" svg:y="8.194cm">
            <draw:text-box>
              <text:p text:style-name="P4"><text:span text:style-name="T3">Install Dynamic Query Analyzer</text:span><text:span text:style-name="T3"><text:line-break/></text:span><text:span text:style-name="T3">(10.2.1, 64-bit)</text:span></text:p>
            </draw:text-box>
          </draw:frame>
        </draw:g>
        <draw:polyline draw:style-name="gr104" draw:layer="layout" svg:width="3.016cm" svg:height="1.706cm" svg:x="44.006cm" svg:y="12.47cm" svg:viewBox="0 0 3017 1707" draw:points="0,1707 1270,1707 1270,0 3017,0">
          <text:p/>
        </draw:polyline>
        <draw:g>
          <draw:g>
            <draw:polygon draw:style-name="gr105" draw:layer="layout" svg:width="4.048cm" svg:height="1.041cm" svg:x="13.757cm" svg:y="9.617cm" svg:viewBox="0 0 4049 1042" draw:points="0,1042 4049,1042 4049,0 0,0">
              <text:p/>
            </draw:polygon>
            <draw:polygon draw:style-name="gr106" draw:layer="layout" svg:width="4.048cm" svg:height="1.041cm" svg:x="13.757cm" svg:y="9.617cm" svg:viewBox="0 0 4049 1042" draw:points="0,1042 4049,1042 4049,0 0,0">
              <text:p/>
            </draw:polygon>
          </draw:g>
          <draw:frame draw:style-name="gr107" draw:text-style-name="P4" draw:layer="layout" svg:width="4.048cm" svg:height="1.139cm" svg:x="13.757cm" svg:y="9.568cm">
            <draw:text-box>
              <text:p text:style-name="P4"><text:span text:style-name="T3">Install Samples</text:span><text:span text:style-name="T3"><text:line-break/></text:span><text:span text:style-name="T3">(10.2.1, 64-bit)</text:span></text:p>
            </draw:text-box>
          </draw:frame>
        </draw:g>
        <draw:g>
          <draw:g>
            <draw:polygon draw:style-name="gr87" draw:layer="layout" svg:width="13.145cm" svg:height="3.237cm" svg:x="53.594cm" svg:y="19.205cm" svg:viewBox="0 0 13146 3238" draw:points="0,3238 13146,3238 13146,0 0,0">
              <text:p/>
            </draw:polygon>
            <draw:polygon draw:style-name="gr2" draw:layer="layout" svg:width="13.145cm" svg:height="3.237cm" svg:x="53.594cm" svg:y="19.205cm" svg:viewBox="0 0 13146 3238" draw:points="0,3238 13146,3238 13146,0 0,0">
              <text:p/>
            </draw:polygon>
          </draw:g>
          <draw:frame draw:style-name="gr108" draw:text-style-name="P5" draw:layer="layout" svg:width="13.144cm" svg:height="3.799cm" svg:x="53.594cm" svg:y="18.925cm">
            <draw:text-box>
              <text:p text:style-name="P5"><text:span text:style-name="T1">Restore sample databases</text:span><text:span text:style-name="T1"><text:line-break/></text:span><text:span text:style-name="T1">1) Go to C:\Program Files\IBM\cognos\Setting up the Metric Studio samplec10_64\webcontent\sampleImport and transfer data from files into metric stores\datasources\db2</text:span></text:p>
              <text:p text:style-name="P5"><text:span text:style-name="T1">2) Extract file: GS_DB.tar.gz, and retain the original directory structure</text:span></text:p>
              <text:p text:style-name="P5"><text:span text:style-name="T1">3) Open a DB2 command window, and Change to the GS_DB/win directory</text:span></text:p>
              <text:p text:style-name="P5"><text:span text:style-name="T1">4) Check the configuration file: GOSalesConfig.bat</text:span></text:p>
              <text:p text:style-name="P5"><text:span text:style-name="T1">5) Run the setupGSDB.bat script</text:span></text:p>
            </draw:text-box>
          </draw:frame>
        </draw:g>
        <draw:g>
          <draw:g>
            <draw:polygon draw:style-name="gr87" draw:layer="layout" svg:width="13.145cm" svg:height="5.665cm" svg:x="53.594cm" svg:y="23.955cm" svg:viewBox="0 0 13146 5666" draw:points="0,5666 13146,5666 13146,0 0,0">
              <text:p/>
            </draw:polygon>
            <draw:polygon draw:style-name="gr2" draw:layer="layout" svg:width="13.145cm" svg:height="5.665cm" svg:x="53.594cm" svg:y="23.955cm" svg:viewBox="0 0 13146 5666" draw:points="0,5666 13146,5666 13146,0 0,0">
              <text:p/>
            </draw:polygon>
          </draw:g>
          <draw:frame draw:style-name="gr109" draw:text-style-name="P5" draw:layer="layout" svg:width="13.144cm" svg:height="8.382cm" svg:x="53.594cm" svg:y="22.597cm">
            <draw:text-box>
              <text:p text:style-name="P5"><text:span text:style-name="T1">Create data source connections to sample database</text:span><text:span text:style-name="T1"><text:line-break/></text:span><text:span text:style-name="T1">1) Launch → IBM Cognos Administration</text:span></text:p>
              <text:p text:style-name="P5"><text:span text:style-name="T1">2) Select “Configuration” tab, and “Data Source Connections” item in the left</text:span></text:p>
              <text:p text:style-name="P5"><text:span text:style-name="T1">3) Click the icon “New Data Source” in the right</text:span></text:p>
              <text:p text:style-name="P5"><text:span text:style-name="T1"><text:s text:c="2"/></text:span><text:span text:style-name="T1">Name: great_outdoors_sales</text:span></text:p>
              <text:p text:style-name="P5"><text:span text:style-name="T1"><text:s text:c="2"/></text:span><text:span text:style-name="T1">Type: IBM DB2, <text:s/>and do not select Configure JDBC connection </text:span></text:p>
              <text:p text:style-name="P5"><text:span text:style-name="T1"><text:s text:c="2"/></text:span><text:span text:style-name="T1">DB2 database name: GS_DB</text:span></text:p>
              <text:p text:style-name="P5"><text:span text:style-name="T1"><text:s text:c="2"/></text:span><text:span text:style-name="T1">Under Signons, select the both Password and Create a signon that the Everyone group can use check boxes</text:span></text:p>
              <text:p text:style-name="P5"><text:span text:style-name="T1"><text:s text:c="2"/></text:span><text:span text:style-name="T1">User ID/Password: db2admin/Timothy123456</text:span></text:p>
              <text:p text:style-name="P5"><text:span text:style-name="T1"><text:s text:c="2"/></text:span><text:span text:style-name="T1">Finish</text:span></text:p>
              <text:p text:style-name="P5"><text:span text:style-name="T1">4) Create another Data Source with Name: great_outdoors_warehouse</text:span></text:p>
            </draw:text-box>
          </draw:frame>
        </draw:g>
        <draw:g>
          <draw:g>
            <draw:polygon draw:style-name="gr87" draw:layer="layout" svg:width="16.382cm" svg:height="4.205cm" svg:x="53.594cm" svg:y="31.479cm" svg:viewBox="0 0 16383 4206" draw:points="0,4206 16383,4206 16383,0 0,0">
              <text:p/>
            </draw:polygon>
            <draw:polygon draw:style-name="gr2" draw:layer="layout" svg:width="16.382cm" svg:height="4.205cm" svg:x="53.594cm" svg:y="31.479cm" svg:viewBox="0 0 16383 4206" draw:points="0,4206 16383,4206 16383,0 0,0">
              <text:p/>
            </draw:polygon>
          </draw:g>
          <draw:frame draw:style-name="gr110" draw:text-style-name="P5" draw:layer="layout" svg:width="16.381cm" svg:height="6.223cm" svg:x="53.594cm" svg:y="30.471cm">
            <draw:text-box>
              <text:p text:style-name="P5"><text:span text:style-name="T1">Create data source connections to PowerCubes</text:span><text:span text:style-name="T1"><text:line-break/></text:span><text:span text:style-name="T1">1) Launch → IBM Cognos Administration</text:span></text:p>
              <text:p text:style-name="P5"><text:span text:style-name="T1">2) Select “Configuration” tab, and “Data Source Connections” item in the left</text:span></text:p>
              <text:p text:style-name="P5"><text:span text:style-name="T1">3) Click the icon “New Data Source” in the right</text:span></text:p>
              <text:p text:style-name="P5"><text:span text:style-name="T1"><text:s text:c="2"/></text:span><text:span text:style-name="T1">Name: sales_and_marketing </text:span></text:p>
              <text:p text:style-name="P5"><text:span text:style-name="T1"><text:s text:c="2"/></text:span><text:span text:style-name="T1">Type: IBM Cognos PowerCube</text:span></text:p>
              <text:p text:style-name="P5"><text:span text:style-name="T1"><text:s text:c="2"/></text:span><text:span text:style-name="T1">Windows Location: </text:span><text:span text:style-name="T1"><text:a xlink:href="file:///C:/Program" xlink:type="simple">C:\Program</text:a></text:span><text:span text:style-name="T1"> Files\IBM\cognos\c10_64\webcontent\samples\datasources\cubes\PowerCubes\EN\Sales_and_Marketing.mdc</text:span></text:p>
              <text:p text:style-name="P5"><text:span text:style-name="T1"><text:s text:c="2"/></text:span><text:span text:style-name="T1">Finish</text:span></text:p>
            </draw:text-box>
          </draw:frame>
        </draw:g>
        <draw:g>
          <draw:g>
            <draw:polygon draw:style-name="gr87" draw:layer="layout" svg:width="15.493cm" svg:height="10.024cm" svg:x="53.673cm" svg:y="37.124cm" svg:viewBox="0 0 15494 10025" draw:points="0,10025 15494,10025 15494,0 0,0">
              <text:p/>
            </draw:polygon>
            <draw:polygon draw:style-name="gr2" draw:layer="layout" svg:width="15.493cm" svg:height="10.024cm" svg:x="53.673cm" svg:y="37.124cm" svg:viewBox="0 0 15494 10025" draw:points="0,10025 15494,10025 15494,0 0,0">
              <text:p/>
            </draw:polygon>
          </draw:g>
          <draw:frame draw:style-name="gr111" draw:text-style-name="P5" draw:layer="layout" svg:width="15.492cm" svg:height="16.51cm" svg:x="53.673cm" svg:y="33.883cm">
            <draw:text-box>
              <text:p text:style-name="P5"><text:span text:style-name="T1">Setting up the Metric Studio sample</text:span><text:span text:style-name="T1"><text:line-break/></text:span><text:span text:style-name="T1">1) Create a metric store named GOMETRIC</text:span></text:p>
              <text:p text:style-name="P5"><text:span text:style-name="T1"><text:s text:c="2"/></text:span><text:span text:style-name="T1">* Go to: C:\Program Files\IBM\cognos\c10_64\configuration\schemas\cmm\db2</text:span></text:p>
              <text:p text:style-name="P5"><text:span text:style-name="T1"><text:s text:c="2"/></text:span><text:span text:style-name="T1">* Run: cmm_create_db.cmd DB2 db2admin Timothy123456 GOMETRIC C: GOMETRIC</text:span></text:p>
              <text:p text:style-name="P5"><text:span text:style-name="T1">2) Create the corresponding data source go_metrics</text:span></text:p>
              <text:p text:style-name="P5"><text:span text:style-name="T1">3) Create a new metric package named GO Metrics that uses the data source named go_metrics</text:span></text:p>
              <text:p text:style-name="P5"><text:span text:style-name="T1"><text:s text:c="2"/></text:span><text:span text:style-name="T1">Name: GO Metrics</text:span></text:p>
              <text:p text:style-name="P5"><text:span text:style-name="T1"><text:s text:c="2"/></text:span><text:span text:style-name="T1">Select a type: Standard Calendar</text:span></text:p>
              <text:p text:style-name="P5"><text:span text:style-name="T1"><text:s text:c="2"/></text:span><text:span text:style-name="T1">Year, Quarter, Month</text:span></text:p>
              <text:p text:style-name="P5"><text:span text:style-name="T1"><text:s text:c="2"/></text:span><text:span text:style-name="T1">the start date: January 1, 2010</text:span></text:p>
              <text:p text:style-name="P5"><text:span text:style-name="T1"><text:s text:c="2"/></text:span><text:span text:style-name="T1">The number of years to add: 7</text:span></text:p>
              <text:p text:style-name="P5"><text:span text:style-name="T1"><text:s text:c="2"/></text:span><text:span text:style-name="T1">Initialize</text:span></text:p>
              <text:p text:style-name="P5"><text:span text:style-name="T1">4) Set the import source</text:span></text:p>
              <text:p text:style-name="P5"><text:span text:style-name="T1"><text:s text:c="2"/></text:span><text:span text:style-name="T1">* Copy all files in C:\Program Files\IBM\cognos\c10_64\webcontent\samples\datasources\metricsdata\GOMetrics_UTF8 <text:s/>into C:\Program Files\IBM\cognos\c10_64\deployment\cmm</text:span></text:p>
              <text:p text:style-name="P5"><text:span text:style-name="T1"><text:s text:c="2"/></text:span><text:span text:style-name="T1">* ….</text:span></text:p>
              <text:p text:style-name="P5"><text:span text:style-name="T1">5) Import metric data and files into the metric store</text:span></text:p>
              <text:p text:style-name="P5"><text:span text:style-name="T1"><text:s text:c="2"/></text:span><text:span text:style-name="T1">* Go back Home</text:span></text:p>
              <text:p text:style-name="P5"><text:span text:style-name="T1"><text:s text:c="2"/></text:span><text:span text:style-name="T1">* Click on “Public Folders” → “Go Metrics”, then enter Metric Studio</text:span></text:p>
              <text:p text:style-name="P5"><text:span text:style-name="T1"><text:s text:c="2"/></text:span><text:span text:style-name="T1">* In the right, select Tools → “Metric Maintenance”</text:span></text:p>
              <text:p text:style-name="P5"><text:span text:style-name="T1"><text:s text:c="2"/></text:span><text:span text:style-name="T1">* Run: Import and transfer data from files into metric store</text:span></text:p>
            </draw:text-box>
          </draw:frame>
        </draw:g>
        <draw:g>
          <draw:g>
            <draw:polygon draw:style-name="gr87" draw:layer="layout" svg:width="13.145cm" svg:height="3.237cm" svg:x="53.594cm" svg:y="49.059cm" svg:viewBox="0 0 13146 3238" draw:points="0,3238 13146,3238 13146,0 0,0">
              <text:p/>
            </draw:polygon>
            <draw:polygon draw:style-name="gr2" draw:layer="layout" svg:width="13.145cm" svg:height="3.237cm" svg:x="53.594cm" svg:y="49.059cm" svg:viewBox="0 0 13146 3238" draw:points="0,3238 13146,3238 13146,0 0,0">
              <text:p/>
            </draw:polygon>
          </draw:g>
          <draw:frame draw:style-name="gr108" draw:text-style-name="P5" draw:layer="layout" svg:width="13.144cm" svg:height="3.799cm" svg:x="53.594cm" svg:y="48.779cm">
            <draw:text-box>
              <text:p text:style-name="P5"><text:span text:style-name="T1">Import the Samples</text:span><text:span text:style-name="T1"><text:line-break/></text:span><text:span text:style-name="T1">1) Go to: C:\Program Files\IBM\cognos\c10_64\webcontent\samples\content</text:span></text:p>
              <text:p text:style-name="P5"><text:span text:style-name="T1">2) Copy all zip files into: C:\Program Files\IBM\cognos\c10_64\deployment</text:span></text:p>
              <text:p text:style-name="P5"><text:span text:style-name="T1">3) Select “IBM Cognos Administration” → Configuration → “Content Administration”</text:span></text:p>
              <text:p text:style-name="P5"><text:span text:style-name="T1">4) </text:span></text:p>
            </draw:text-box>
          </draw:frame>
        </draw:g>
      </draw:page>
      <draw:page draw:name="page3" draw:style-name="dp1" draw:master-page-name="Default">
        <draw:g>
          <draw:g>
            <draw:polygon draw:style-name="gr56" draw:layer="layout" svg:width="4.445cm" svg:height="1.905cm" svg:x="7.371cm" svg:y="13.227cm" svg:viewBox="0 0 4446 1906" draw:points="0,1906 4446,1906 4446,0 0,0">
              <text:p/>
            </draw:polygon>
            <draw:polygon draw:style-name="gr2" draw:layer="layout" svg:width="4.445cm" svg:height="1.905cm" svg:x="7.371cm" svg:y="13.227cm" svg:viewBox="0 0 4446 1906" draw:points="0,1906 4446,1906 4446,0 0,0">
              <text:p/>
            </draw:polygon>
          </draw:g>
          <draw:frame draw:style-name="gr3" draw:layer="layout" svg:width="4.445cm" svg:height="2.25cm" svg:x="7.371cm" svg:y="13.055cm">
            <draw:text-box>
              <text:p text:style-name="P1"><text:span text:style-name="T1">Install Web Server</text:span><text:span text:style-name="T1"><text:line-break/></text:span><text:span text:style-name="T1">(apache http server)</text:span><text:span text:style-name="T1"><text:line-break/></text:span><text:span text:style-name="T1">httpd-2.2.25-win32-x86-no_ssl.msi</text:span></text:p>
            </draw:text-box>
          </draw:frame>
        </draw:g>
        <draw:g>
          <draw:g>
            <draw:polygon draw:style-name="gr57" draw:layer="layout" svg:width="4.445cm" svg:height="1.905cm" svg:x="5.625cm" svg:y="4.495cm" svg:viewBox="0 0 4446 1906" draw:points="0,1906 4446,1906 4446,0 0,0">
              <text:p/>
            </draw:polygon>
            <draw:polygon draw:style-name="gr2" draw:layer="layout" svg:width="4.445cm" svg:height="1.905cm" svg:x="5.625cm" svg:y="4.495cm" svg:viewBox="0 0 4446 1906" draw:points="0,1906 4446,1906 4446,0 0,0">
              <text:p/>
            </draw:polygon>
          </draw:g>
          <draw:frame draw:style-name="gr3" draw:layer="layout" svg:width="4.445cm" svg:height="1.905cm" svg:x="5.625cm" svg:y="4.495cm">
            <draw:text-box>
              <text:p text:style-name="P1"><text:span text:style-name="T1">JRE/JDK</text:span><text:span text:style-name="T1"><text:line-break/></text:span><text:span text:style-name="T1">(BI windows installed auto)</text:span></text:p>
            </draw:text-box>
          </draw:frame>
        </draw:g>
        <draw:g>
          <draw:g>
            <draw:polygon draw:style-name="gr58" draw:layer="layout" svg:width="4.445cm" svg:height="1.905cm" svg:x="3.244cm" svg:y="-3.978cm" svg:viewBox="0 0 4446 1906" draw:points="0,1906 4446,1906 4446,0 0,0">
              <text:p/>
            </draw:polygon>
            <draw:polygon draw:style-name="gr2" draw:layer="layout" svg:width="4.445cm" svg:height="1.905cm" svg:x="3.244cm" svg:y="-3.978cm" svg:viewBox="0 0 4446 1906" draw:points="0,1906 4446,1906 4446,0 0,0">
              <text:p/>
            </draw:polygon>
          </draw:g>
          <draw:frame draw:style-name="gr3" draw:layer="layout" svg:width="4.445cm" svg:height="2.25cm" svg:x="3.244cm" svg:y="-4.15cm">
            <draw:text-box>
              <text:p text:style-name="P1"><text:span text:style-name="T1">Database</text:span><text:span text:style-name="T1"><text:line-break/></text:span><text:span text:style-name="T1">(DB2 Advanced Enterprise Server 10.5.0.3)</text:span><text:span text:style-name="T1"><text:line-break/></text:span><text:span text:style-name="T1">db2admin/Timothy123456</text:span></text:p>
            </draw:text-box>
          </draw:frame>
        </draw:g>
        <draw:g>
          <draw:g>
            <draw:polygon draw:style-name="gr59" draw:layer="layout" svg:width="4.445cm" svg:height="1.905cm" svg:x="10.546cm" svg:y="23.407cm" svg:viewBox="0 0 4446 1906" draw:points="0,1906 4446,1906 4446,0 0,0">
              <text:p/>
            </draw:polygon>
            <draw:polygon draw:style-name="gr2" draw:layer="layout" svg:width="4.445cm" svg:height="1.905cm" svg:x="10.546cm" svg:y="23.407cm" svg:viewBox="0 0 4446 1906" draw:points="0,1906 4446,1906 4446,0 0,0">
              <text:p/>
            </draw:polygon>
          </draw:g>
          <draw:frame draw:style-name="gr3" draw:layer="layout" svg:width="4.445cm" svg:height="1.905cm" svg:x="10.546cm" svg:y="23.407cm">
            <draw:text-box>
              <text:p text:style-name="P1"><text:span text:style-name="T1">Web browser</text:span><text:span text:style-name="T1"><text:line-break/></text:span><text:span text:style-name="T1">(internet explorer 8)</text:span></text:p>
            </draw:text-box>
          </draw:frame>
        </draw:g>
        <draw:g>
          <draw:g>
            <draw:polygon draw:style-name="gr60" draw:layer="layout" svg:width="4.445cm" svg:height="1.905cm" svg:x="38.804cm" svg:y="-0.902cm" svg:viewBox="0 0 4446 1906" draw:points="0,1906 4446,1906 4446,0 0,0">
              <text:p/>
            </draw:polygon>
            <draw:polygon draw:style-name="gr2" draw:layer="layout" svg:width="4.445cm" svg:height="1.905cm" svg:x="38.804cm" svg:y="-0.902cm" svg:viewBox="0 0 4446 1906" draw:points="0,1906 4446,1906 4446,0 0,0">
              <text:p/>
            </draw:polygon>
          </draw:g>
          <draw:frame draw:style-name="gr3" draw:layer="layout" svg:width="4.445cm" svg:height="1.905cm" svg:x="38.804cm" svg:y="-0.902cm">
            <draw:text-box>
              <text:p text:style-name="P1"><text:span text:style-name="T1">Microsoft Data Access Component (MDAC)</text:span><text:span text:style-name="T1"><text:line-break/></text:span><text:span text:style-name="T1">(for product sample)</text:span></text:p>
            </draw:text-box>
          </draw:frame>
        </draw:g>
        <draw:g>
          <draw:g>
            <draw:polygon draw:style-name="gr61" draw:layer="layout" svg:width="9.208cm" svg:height="2.54cm" svg:x="11.975cm" svg:y="-4.315cm" svg:viewBox="0 0 9209 2541" draw:points="0,2541 9209,2541 9209,0 0,0">
              <text:p/>
            </draw:polygon>
            <draw:polygon draw:style-name="gr2" draw:layer="layout" svg:width="9.208cm" svg:height="2.54cm" svg:x="11.975cm" svg:y="-4.315cm" svg:viewBox="0 0 9209 2541" draw:points="0,2541 9209,2541 9209,0 0,0">
              <text:p/>
            </draw:polygon>
          </draw:g>
          <draw:frame draw:style-name="gr9" draw:text-style-name="P6" draw:layer="layout" svg:width="9.208cm" svg:height="2.54cm" svg:x="11.975cm" svg:y="-4.315cm">
            <draw:text-box>
              <text:p text:style-name="P4"><text:span text:style-name="T1">Environment vars for DB</text:span></text:p>
              <text:p text:style-name="P5"><text:span text:style-name="T1">DB2PATH=C:\Program Files\IBM\SQLLIB</text:span><text:span text:style-name="T1"><text:line-break/></text:span><text:span text:style-name="T1">LD_LIBRARY_PATH=C:\Program Files\IBM\SQLLIB\lib</text:span><text:span text:style-name="T1"><text:line-break/></text:span><text:span text:style-name="T1">DB2INSTANCE=DB2</text:span><text:span text:style-name="T1"><text:line-break/></text:span><text:span text:style-name="T1">DB2CODEPAGE=1208</text:span></text:p>
            </draw:text-box>
          </draw:frame>
        </draw:g>
        <draw:polyline draw:style-name="gr62" draw:layer="layout" svg:width="2.45cm" svg:height="3.044cm" svg:x="9.525cm" svg:y="-3.045cm" svg:viewBox="0 0 2451 3045" draw:points="0,3045 1103,3045 1103,0 2451,0">
          <text:p/>
        </draw:polyline>
        <draw:g>
          <draw:g>
            <draw:polygon draw:style-name="gr63" draw:layer="layout" svg:width="6.985cm" svg:height="2.223cm" svg:x="13.086cm" svg:y="-0.981cm" svg:viewBox="0 0 6986 2224" draw:points="0,2224 6986,2224 6986,0 0,0">
              <text:p/>
            </draw:polygon>
            <draw:polygon draw:style-name="gr2" draw:layer="layout" svg:width="6.985cm" svg:height="2.223cm" svg:x="13.086cm" svg:y="-0.981cm" svg:viewBox="0 0 6986 2224" draw:points="0,2224 6986,2224 6986,0 0,0">
              <text:p/>
            </draw:polygon>
          </draw:g>
          <draw:frame draw:style-name="gr28" draw:layer="layout" svg:width="6.985cm" svg:height="2.423cm" svg:x="13.086cm" svg:y="-1.081cm">
            <draw:text-box>
              <text:p text:style-name="P5"><text:span text:style-name="T1">Update your profile(Linux)</text:span><text:span text:style-name="T1"><text:line-break/></text:span><text:span text:style-name="T1">if</text:span><text:span text:style-name="T1"><text:line-break/></text:span><text:span text:style-name="T1">[ -f /home/db2user/sqllib/db2profile ]; then</text:span><text:span text:style-name="T1"><text:line-break/></text:span><text:span text:style-name="T1">./home/db2user/sqllib/db2profile</text:span><text:span text:style-name="T1"><text:line-break/></text:span><text:span text:style-name="T1">fi</text:span></text:p>
            </draw:text-box>
          </draw:frame>
        </draw:g>
        <draw:line draw:style-name="gr64" draw:layer="layout" svg:x1="16.579cm" svg:y1="-1.775cm" svg:x2="16.579cm" svg:y2="-0.982cm">
          <text:p/>
        </draw:line>
        <draw:g>
          <draw:g>
            <draw:polygon draw:style-name="gr65" draw:layer="layout" svg:width="19.447cm" svg:height="7.373cm" svg:x="17.531cm" svg:y="21.517cm" svg:viewBox="0 0 19448 7374" draw:points="0,7374 19448,7374 19448,0 0,0">
              <text:p/>
            </draw:polygon>
            <draw:polygon draw:style-name="gr2" draw:layer="layout" svg:width="19.447cm" svg:height="7.373cm" svg:x="17.531cm" svg:y="21.517cm" svg:viewBox="0 0 19448 7374" draw:points="0,7374 19448,7374 19448,0 0,0">
              <text:p/>
            </draw:polygon>
          </draw:g>
          <draw:frame draw:style-name="gr66" draw:text-style-name="P5" draw:layer="layout" svg:width="19.447cm" svg:height="9.017cm" svg:x="17.531cm" svg:y="20.695cm">
            <draw:text-box>
              <text:p text:style-name="P5"><text:span text:style-name="T1">Configure options</text:span><text:span text:style-name="T1"><text:line-break/></text:span><text:span text:style-name="T1">Allow Cookie</text:span><text:span text:style-name="T1"><text:line-break/></text:span><text:span text:style-name="T1"> Tools-&gt;Internet Options-&gt;Privacy-&gt;Advanced </text:span><text:span text:style-name="T1"><text:line-break/></text:span><text:span text:style-name="T1"> Override automatic cookie handling</text:span><text:span text:style-name="T1">，</text:span><text:span text:style-name="T1">Always allow session cookes are both selected and check the two "Accept"</text:span><text:span text:style-name="T1"><text:line-break/></text:span><text:span text:style-name="T1">Active Scripting</text:span><text:span text:style-name="T1"><text:line-break/></text:span><text:span text:style-name="T1"> Tools-&gt;Internet Options-&gt;Security-&gt;Custom level...-&gt;Scripting-&gt;Active scripting</text:span><text:span text:style-name="T1"><text:line-break/></text:span><text:span text:style-name="T1">Allow META REFRESH</text:span><text:span text:style-name="T1"><text:line-break/></text:span><text:span text:style-name="T1"> Tools-&gt;Internet Options-&gt;Security-&gt;Custom level...-&gt;Miscellaneous-&gt;Allow META REFRESH</text:span><text:span text:style-name="T1"><text:line-break/></text:span><text:span text:style-name="T1">Run ActiveX controls and plugins</text:span><text:span text:style-name="T1"><text:line-break/></text:span><text:span text:style-name="T1"> Tools-&gt;Internet Options-&gt;Security-&gt;Custom level...-&gt;ActiveX controls and plugins-&gt;Run ActiveX controls and plugins</text:span><text:span text:style-name="T1"><text:line-break/></text:span><text:span text:style-name="T1">Script ActiveX controls marked safe for scripting</text:span><text:span text:style-name="T1"><text:line-break/></text:span><text:span text:style-name="T1"> Tools-&gt;Internet Options-&gt;Security-&gt;Custom level...-&gt;ActiveX controls and plugins-&gt;Script ActiveX controls marked safe for scripting</text:span><text:span text:style-name="T1"><text:line-break/></text:span><text:span text:style-name="T1">Binary and script behaviors </text:span><text:span text:style-name="T1"><text:line-break/></text:span><text:span text:style-name="T1"> Tools-&gt;Internet Options-&gt;Security-&gt;Custom level...-&gt;ActiveX controls and plugins-&gt;Binary and script behaviors</text:span><text:span text:style-name="T1"><text:line-break/></text:span><text:span text:style-name="T1">Allow programmatic clipboard access</text:span><text:span text:style-name="T1"><text:line-break/></text:span><text:span text:style-name="T1"> Tools-&gt;Internet Options-&gt;Security-&gt;Custom level...-&gt;Scripting-&gt;Allow programmatic clipboard access</text:span></text:p>
            </draw:text-box>
          </draw:frame>
        </draw:g>
        <draw:line draw:style-name="gr67" draw:layer="layout" svg:x1="14.991cm" svg:y1="24.359cm" svg:x2="17.531cm" svg:y2="24.359cm">
          <text:p/>
        </draw:line>
        <draw:g>
          <draw:g>
            <draw:polygon draw:style-name="gr68" draw:layer="layout" svg:width="4.048cm" svg:height="0.992cm" svg:x="13.8cm" svg:y="4.495cm" svg:viewBox="0 0 4049 993" draw:points="0,993 4049,993 4049,0 0,0">
              <text:p/>
            </draw:polygon>
            <draw:polygon draw:style-name="gr2" draw:layer="layout" svg:width="4.048cm" svg:height="0.992cm" svg:x="13.8cm" svg:y="4.495cm" svg:viewBox="0 0 4049 993" draw:points="0,993 4049,993 4049,0 0,0">
              <text:p/>
            </draw:polygon>
          </draw:g>
          <draw:frame draw:style-name="gr69" draw:text-style-name="P6" draw:layer="layout" svg:width="4.048cm" svg:height="1.139cm" svg:x="13.8cm" svg:y="4.423cm">
            <draw:text-box>
              <text:p text:style-name="P4"><text:span text:style-name="T3">Install Cognos BI Server</text:span><text:span text:style-name="T3"><text:line-break/></text:span><text:span text:style-name="T3">(10.2.1, 64-bit)</text:span></text:p>
            </draw:text-box>
          </draw:frame>
        </draw:g>
        <draw:polyline draw:style-name="gr70" draw:layer="layout" svg:width="3.731cm" svg:height="0.456cm" svg:x="10.07cm" svg:y="4.992cm" svg:viewBox="0 0 3732 457" draw:points="0,457 476,457 476,0 3732,0">
          <text:p/>
        </draw:polyline>
        <draw:g>
          <draw:g>
            <draw:polygon draw:style-name="gr71" draw:layer="layout" svg:width="4.445cm" svg:height="1.27cm" svg:x="13.721cm" svg:y="13.544cm" svg:viewBox="0 0 4446 1271" draw:points="0,1271 4446,1271 4446,0 0,0">
              <text:p/>
            </draw:polygon>
            <draw:polygon draw:style-name="gr2" draw:layer="layout" svg:width="4.445cm" svg:height="1.27cm" svg:x="13.721cm" svg:y="13.544cm" svg:viewBox="0 0 4446 1271" draw:points="0,1271 4446,1271 4446,0 0,0">
              <text:p/>
            </draw:polygon>
          </draw:g>
          <draw:frame draw:style-name="gr39" draw:layer="layout" svg:width="4.445cm" svg:height="1.27cm" svg:x="13.721cm" svg:y="13.544cm">
            <draw:text-box>
              <text:p text:style-name="P1"><text:span text:style-name="T1">Check it</text:span><text:span text:style-name="T1"><text:line-break/></text:span><text:span text:style-name="T1">(http://localhost:80/)</text:span></text:p>
            </draw:text-box>
          </draw:frame>
        </draw:g>
        <draw:g>
          <draw:g>
            <draw:polygon draw:style-name="gr72" draw:layer="layout" svg:width="10.795cm" svg:height="2.223cm" svg:x="25.31cm" svg:y="-3.76cm" svg:viewBox="0 0 10796 2224" draw:points="0,2224 10796,2224 10796,0 0,0">
              <text:p/>
            </draw:polygon>
            <draw:polygon draw:style-name="gr2" draw:layer="layout" svg:width="10.795cm" svg:height="2.223cm" svg:x="25.31cm" svg:y="-3.76cm" svg:viewBox="0 0 10796 2224" draw:points="0,2224 10796,2224 10796,0 0,0">
              <text:p/>
            </draw:polygon>
          </draw:g>
          <draw:frame draw:style-name="gr28" draw:layer="layout" svg:width="10.795cm" svg:height="2.223cm" svg:x="25.31cm" svg:y="-3.76cm">
            <draw:text-box>
              <text:p text:style-name="P5"><text:span text:style-name="T1">Configure db connect</text:span><text:span text:style-name="T1"><text:line-break/></text:span><text:span text:style-name="T1">Copy db2jcc4.jar, db2jcc.jar, db2jcc_license_cu.jar</text:span><text:span text:style-name="T1"><text:line-break/></text:span><text:span text:style-name="T1">from /home/db2inst1/sqllib/java</text:span><text:span text:style-name="T1"><text:line-break/></text:span><text:span text:style-name="T1">to /opt/ibm/cognos/c10_64/webapps/p2pd/WEB-INF/lib/</text:span></text:p>
            </draw:text-box>
          </draw:frame>
        </draw:g>
        <draw:g>
          <draw:g>
            <draw:polygon draw:style-name="gr73" draw:layer="layout" svg:width="12.065cm" svg:height="11.152cm" svg:x="20.221cm" svg:y="8.603cm" svg:viewBox="0 0 12066 11153" draw:points="0,11153 12066,11153 12066,0 0,0">
              <text:p/>
            </draw:polygon>
            <draw:polygon draw:style-name="gr2" draw:layer="layout" svg:width="12.065cm" svg:height="11.152cm" svg:x="20.221cm" svg:y="8.603cm" svg:viewBox="0 0 12066 11153" draw:points="0,11153 12066,11153 12066,0 0,0">
              <text:p/>
            </draw:polygon>
          </draw:g>
          <draw:frame draw:style-name="gr74" draw:text-style-name="P7" draw:layer="layout" svg:width="12.065cm" svg:height="11.152cm" svg:x="20.221cm" svg:y="8.603cm">
            <draw:text-box>
              <text:p text:style-name="P5"><text:span text:style-name="T1">Add items in httpd.conf</text:span><text:span text:style-name="T1"><text:line-break/></text:span><text:span text:style-name="T1"># </text:span><text:span text:style-name="T1"><text:line-break/></text:span><text:span text:style-name="T1"># Cognos 10 </text:span><text:span text:style-name="T1"><text:line-break/></text:span><text:span text:style-name="T1"># </text:span><text:span text:style-name="T1"><text:line-break/></text:span><text:span text:style-name="T1">ScriptAlias /ibmcognos/cgi-bin "C:/Program Files/IBM/cognos/c10_64/cgi-bin" </text:span><text:span text:style-name="T1"><text:line-break/></text:span><text:span text:style-name="T1">&lt;Directory "C:/Program Files/IBM/cognos/c10_64/cgi-bin"&gt; </text:span><text:span text:style-name="T1"><text:line-break/></text:span><text:span text:style-name="T1">AllowOverride None </text:span><text:span text:style-name="T1"><text:line-break/></text:span><text:span text:style-name="T1">Options None </text:span><text:span text:style-name="T1"><text:line-break/></text:span><text:span text:style-name="T1">Order Allow,Deny </text:span><text:span text:style-name="T1"><text:line-break/></text:span><text:span text:style-name="T1">Allow from All </text:span><text:span text:style-name="T1"><text:line-break/></text:span><text:span text:style-name="T1">&lt;/Directory&gt; </text:span><text:span text:style-name="T1"><text:line-break/></text:span><text:span text:style-name="T1">Alias /ibmcognos "C:/Program Files/IBM/cognos/c10_64/webcontent" </text:span><text:span text:style-name="T1"><text:line-break/></text:span><text:span text:style-name="T1">&lt;Directory "C:/Program Files/IBM/cognos/c10_64/webcontent"&gt; </text:span><text:span text:style-name="T1"><text:line-break/></text:span><text:span text:style-name="T1">Options None </text:span><text:span text:style-name="T1"><text:line-break/></text:span><text:span text:style-name="T1">AllowOverride None </text:span><text:span text:style-name="T1"><text:line-break/></text:span><text:span text:style-name="T1">Order Allow,Deny </text:span><text:span text:style-name="T1"><text:line-break/></text:span><text:span text:style-name="T1">Allow from All </text:span><text:span text:style-name="T1"><text:line-break/></text:span><text:span text:style-name="T1">&lt;/Directory&gt; </text:span><text:span text:style-name="T1"><text:line-break/></text:span><text:span text:style-name="T1">## Alias /ibmcognos/help "C:/Program Files/IBM/cognos/c10_64/documentation" </text:span><text:span text:style-name="T1"><text:line-break/></text:span><text:span text:style-name="T1">&lt;Directory "C:/Program Files/IBM/cognos/c10_64/documentation"&gt; </text:span><text:span text:style-name="T1"><text:line-break/></text:span><text:span text:style-name="T1">Options None </text:span><text:span text:style-name="T1"><text:line-break/></text:span><text:span text:style-name="T1">AllowOverride None </text:span><text:span text:style-name="T1"><text:line-break/></text:span><text:span text:style-name="T1">Order Allow,Deny </text:span><text:span text:style-name="T1"><text:line-break/></text:span><text:span text:style-name="T1">Allow from All </text:span><text:span text:style-name="T1"><text:line-break/></text:span><text:span text:style-name="T1">&lt;/Directory&gt;</text:span></text:p>
            </draw:text-box>
          </draw:frame>
        </draw:g>
        <draw:line draw:style-name="gr75" draw:layer="layout" svg:x1="11.816cm" svg:y1="14.179cm" svg:x2="13.721cm" svg:y2="14.179cm">
          <text:p/>
        </draw:line>
        <draw:g>
          <draw:g>
            <draw:polygon draw:style-name="gr76" draw:layer="layout" svg:width="7.938cm" svg:height="9.231cm" svg:x="47.08cm" svg:y="5.698cm" svg:viewBox="0 0 7939 9232" draw:points="0,9232 7939,9232 7939,0 0,0">
              <text:p/>
            </draw:polygon>
            <draw:polygon draw:style-name="gr2" draw:layer="layout" svg:width="7.938cm" svg:height="9.231cm" svg:x="47.08cm" svg:y="5.698cm" svg:viewBox="0 0 7939 9232" draw:points="0,9232 7939,9232 7939,0 0,0">
              <text:p/>
            </draw:polygon>
          </draw:g>
          <draw:frame draw:style-name="gr77" draw:text-style-name="P5" draw:layer="layout" svg:width="7.938cm" svg:height="11.303cm" svg:x="47.05cm" svg:y="4.693cm">
            <draw:text-box>
              <text:p text:style-name="P5"><text:span text:style-name="T5">Set Cognos Configuration</text:span><text:span text:style-name="T1"><text:line-break/></text:span><text:span text:style-name="T1">1)Data Access-&gt;Content Manager-&gt;Content Store</text:span><text:span text:style-name="T1"><text:line-break/></text:span><text:span text:style-name="T1"> localhost:50000</text:span><text:span text:style-name="T1"><text:line-break/></text:span><text:span text:style-name="T1"> db2admin/Timothy123456</text:span><text:span text:style-name="T1"><text:line-break/></text:span><text:span text:style-name="T1"> CognosCS</text:span><text:span text:style-name="T1"><text:line-break/></text:span><text:span text:style-name="T1"> then, test</text:span><text:span text:style-name="T1"><text:line-break/></text:span><text:span text:style-name="T1">2)Data Access-&gt;Notification</text:span><text:span text:style-name="T1"><text:line-break/></text:span><text:span text:style-name="T1"> d23m0037.cn.ibm.com:25</text:span><text:span text:style-name="T1"><text:line-break/></text:span><text:span text:style-name="T1"> zyibj@cn.ibm.com/Timothy920503</text:span><text:span text:style-name="T1"><text:line-break/></text:span><text:span text:style-name="T1"> zyibj@cn.ibm.com</text:span><text:span text:style-name="T1"><text:line-break/></text:span><text:span text:style-name="T1"> then, test</text:span><text:span text:style-name="T1"><text:line-break/></text:span><text:span text:style-name="T1">3) Enable mobile service (Install Cognos Mobile)</text:span><text:span text:style-name="T1"><text:line-break/></text:span><text:span text:style-name="T1"> Environment, IBM Cognos services, set Mobile service enabled to True</text:span><text:span text:style-name="T1"><text:line-break/></text:span><text:span text:style-name="T1">4) Enable the 64-bit Version of Report Server (Dynamic Cube)</text:span><text:span text:style-name="T1"><text:line-break/></text:span><text:span text:style-name="T1"> For Environment -&gt; the Report server execution mode, click the Value box and select 64-bit.</text:span><text:span text:style-name="T1"><text:line-break/></text:span><text:span text:style-name="T1"><text:line-break/></text:span><text:span text:style-name="T1">3)test, if OK, start Cognos BI service</text:span></text:p>
            </draw:text-box>
          </draw:frame>
        </draw:g>
        <draw:polyline draw:style-name="gr78" draw:layer="layout" svg:width="1.588cm" svg:height="6.112cm" svg:x="54.987cm" svg:y="9.933cm" svg:viewBox="0 0 1589 6113" draw:points="0,0 583,0 583,6113 1589,6113">
          <text:p/>
        </draw:polyline>
        <draw:g>
          <draw:g>
            <draw:polygon draw:style-name="gr79" draw:layer="layout" svg:width="7.938cm" svg:height="5.413cm" svg:x="56.575cm" svg:y="12.845cm" svg:viewBox="0 0 7939 5414" draw:points="0,5414 7939,5414 7939,0 0,0">
              <text:p/>
            </draw:polygon>
            <draw:polygon draw:style-name="gr2" draw:layer="layout" svg:width="7.938cm" svg:height="5.413cm" svg:x="56.575cm" svg:y="12.845cm" svg:viewBox="0 0 7939 5414" draw:points="0,5414 7939,5414 7939,0 0,0">
              <text:p/>
            </draw:polygon>
          </draw:g>
          <draw:frame draw:style-name="gr80" draw:text-style-name="P5" draw:layer="layout" svg:width="7.938cm" svg:height="6.477cm" svg:x="56.575cm" svg:y="12.313cm">
            <draw:text-box>
              <text:p text:style-name="P5"><text:span text:style-name="T1">Test Cognos BI links</text:span><text:span text:style-name="T1"><text:line-break/></text:span><text:span text:style-name="T1">Content Manager URI </text:span><text:span text:style-name="T1"><text:tab/></text:span><text:span text:style-name="T1"><text:tab/></text:span><text:span text:style-name="T1"><text:tab/></text:span><text:span text:style-name="T1"> </text:span><text:span text:style-name="T1"><text:line-break/></text:span><text:span text:style-name="T1"> http://localhost:9300/p2pd/servlet</text:span><text:span text:style-name="T1"><text:line-break/></text:span><text:span text:style-name="T1">Gateway URI 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line-break/></text:span><text:span text:style-name="T1"> </text:span><text:span text:style-name="T4">http://localhost:80/ibmcognos/cgi-bin/cognos.cgi</text:span><text:span text:style-name="T1"><text:line-break/></text:span><text:span text:style-name="T1">Dispatcher URI (Internal, External)</text:span><text:span text:style-name="T1"><text:tab/></text:span><text:span text:style-name="T1"> </text:span><text:span text:style-name="T1"><text:line-break/></text:span><text:span text:style-name="T1"> http://localhost:9300/p2pd/servlet/dispatch</text:span><text:span text:style-name="T1"><text:line-break/></text:span><text:span text:style-name="T1">Dispatcher URI for external applications </text:span><text:span text:style-name="T1"><text:line-break/></text:span><text:span text:style-name="T1"> http://localhost:9300/p2pd/servlet/dispatch</text:span><text:span text:style-name="T1"><text:line-break/></text:span><text:span text:style-name="T1">Dispatcher URIs for Gateway</text:span><text:span text:style-name="T1"><text:tab/></text:span><text:span text:style-name="T1"> </text:span><text:span text:style-name="T1"><text:line-break/></text:span><text:span text:style-name="T1"> http://localhost:9300/p2pd/servlet/dispatch/ext</text:span></text:p>
            </draw:text-box>
          </draw:frame>
        </draw:g>
        <draw:g>
          <draw:g>
            <draw:polygon draw:style-name="gr81" draw:layer="layout" svg:width="8.127cm" svg:height="1.905cm" svg:x="1.27cm" svg:y="-0.823cm" svg:viewBox="0 0 8128 1906" draw:points="0,1906 8128,1906 8128,0 0,0">
              <text:p/>
            </draw:polygon>
            <draw:polygon draw:style-name="gr2" draw:layer="layout" svg:width="8.127cm" svg:height="1.905cm" svg:x="1.27cm" svg:y="-0.823cm" svg:viewBox="0 0 8128 1906" draw:points="0,1906 8128,1906 8128,0 0,0">
              <text:p/>
            </draw:polygon>
          </draw:g>
          <draw:frame draw:style-name="gr3" draw:layer="layout" svg:width="8.127cm" svg:height="1.905cm" svg:x="1.27cm" svg:y="-0.823cm">
            <draw:text-box>
              <text:p text:style-name="P2"><text:span text:style-name="T1">/opt/ibm/db2/V10.5/adm/db2licm -l</text:span><text:span text:style-name="T1"><text:line-break/></text:span><text:span text:style-name="T1">/opt/ibm/db2/V10.5/adm/db2licm -a db2aese_u.lic</text:span><text:span text:style-name="T1"><text:line-break/></text:span><text:span text:style-name="T1">/opt/ibm/db2/V10.5/adm/db2licm -l</text:span></text:p>
            </draw:text-box>
          </draw:frame>
        </draw:g>
        <draw:g>
          <draw:g>
            <draw:polygon draw:style-name="gr82" draw:layer="layout" svg:width="11.747cm" svg:height="2.381cm" svg:x="24.834cm" svg:y="4.178cm" svg:viewBox="0 0 11748 2382" draw:points="0,2382 11748,2382 11748,0 0,0">
              <text:p/>
            </draw:polygon>
            <draw:polygon draw:style-name="gr2" draw:layer="layout" svg:width="11.747cm" svg:height="2.381cm" svg:x="24.834cm" svg:y="4.178cm" svg:viewBox="0 0 11748 2382" draw:points="0,2382 11748,2382 11748,0 0,0">
              <text:p/>
            </draw:polygon>
          </draw:g>
          <draw:frame draw:style-name="gr83" draw:text-style-name="P7" draw:layer="layout" svg:width="11.747cm" svg:height="2.423cm" svg:x="24.834cm" svg:y="4.157cm">
            <draw:text-box>
              <text:p text:style-name="P5"><text:span text:style-name="T1">Prepare DB for Cognos BI</text:span><text:span text:style-name="T1"><text:line-break/></text:span><text:span text:style-name="T1">1.Find C:\Program Files\IBM\cognos\c10_64\configuration\schemas\content\db2\createDb.sql</text:span><text:span text:style-name="T1"><text:line-break/></text:span><text:span text:style-name="T1">2.Run it as: db2 -tvf createDb.sql &gt; output.log</text:span><text:span text:style-name="T1"><text:line-break/></text:span><text:span text:style-name="T1">3.Check them</text:span></text:p>
            </draw:text-box>
          </draw:frame>
        </draw:g>
        <draw:line draw:style-name="gr84" draw:layer="layout" svg:x1="5.466cm" svg:y1="-2.073cm" svg:x2="5.466cm" svg:y2="-0.823cm">
          <text:p/>
        </draw:line>
        <draw:polyline draw:style-name="gr85" draw:layer="layout" svg:width="5.239cm" svg:height="2.778cm" svg:x="20.071cm" svg:y="-2.648cm" svg:viewBox="0 0 5240 2779" draw:points="0,2779 2858,2779 2858,0 5240,0">
          <text:p/>
        </draw:polyline>
        <draw:polyline draw:style-name="gr86" draw:layer="layout" svg:width="7.461cm" svg:height="7.164cm" svg:x="17.849cm" svg:y="-2.172cm" svg:viewBox="0 0 7462 7165" draw:points="0,7165 6033,7165 6033,0 7462,0">
          <text:p/>
        </draw:polyline>
        <draw:g>
          <draw:g>
            <draw:polygon draw:style-name="gr87" draw:layer="layout" svg:width="7.938cm" svg:height="3.175cm" svg:x="26.739cm" svg:y="-0.346cm" svg:viewBox="0 0 7939 3176" draw:points="0,3176 7939,3176 7939,0 0,0">
              <text:p/>
            </draw:polygon>
            <draw:polygon draw:style-name="gr2" draw:layer="layout" svg:width="7.938cm" svg:height="3.175cm" svg:x="26.739cm" svg:y="-0.346cm" svg:viewBox="0 0 7939 3176" draw:points="0,3176 7939,3176 7939,0 0,0">
              <text:p/>
            </draw:polygon>
          </draw:g>
          <draw:frame draw:style-name="gr55" draw:text-style-name="P3" draw:layer="layout" svg:width="7.938cm" svg:height="3.279cm" svg:x="26.739cm" svg:y="-0.398cm">
            <draw:text-box>
              <text:p text:style-name="P5"><text:span text:style-name="T1">Generate Content Store DDL</text:span><text:span text:style-name="T1"><text:line-break/></text:span><text:span text:style-name="T1">1) Launch Cognos Cofiguration</text:span><text:span text:style-name="T1"><text:line-break/></text:span><text:span text:style-name="T1">2)Data Access-&gt;Content Manager-&gt;Content Store</text:span><text:span text:style-name="T1"><text:line-break/></text:span><text:span text:style-name="T1"> localhost:50000</text:span><text:span text:style-name="T1"><text:line-break/></text:span><text:span text:style-name="T1"> db2admin/Timothy123456</text:span><text:span text:style-name="T1"><text:line-break/></text:span><text:span text:style-name="T1"> COGNOSCS</text:span><text:span text:style-name="T1"><text:line-break/></text:span><text:span text:style-name="T1">3) right-click on Content Store, Generate DDL</text:span></text:p>
            </draw:text-box>
          </draw:frame>
        </draw:g>
        <draw:line draw:style-name="gr88" draw:layer="layout" svg:x1="30.707cm" svg:y1="-1.537cm" svg:x2="30.707cm" svg:y2="-0.347cm">
          <text:p/>
        </draw:line>
        <draw:line draw:style-name="gr89" draw:layer="layout" svg:x1="30.707cm" svg:y1="2.829cm" svg:x2="30.707cm" svg:y2="4.178cm">
          <text:p/>
        </draw:line>
        <draw:polyline draw:style-name="gr90" draw:layer="layout" svg:width="2.372cm" svg:height="7.146cm" svg:x="17.849cm" svg:y="4.992cm" svg:viewBox="0 0 2373 7147" draw:points="0,0 1447,0 1447,7147 2373,7147">
          <text:p/>
        </draw:polyline>
        <draw:polyline draw:style-name="gr91" draw:layer="layout" svg:width="2.053cm" svg:height="0cm" svg:x="18.166cm" svg:y="14.179cm" svg:viewBox="0 0 2054 0" draw:points="0,0 952,0 952,0 2054,0">
          <text:p/>
        </draw:polyline>
        <draw:polyline draw:style-name="gr92" draw:layer="layout" svg:width="10.469cm" svg:height="4.564cm" svg:x="36.581cm" svg:y="5.369cm" svg:viewBox="0 0 10470 4565" draw:points="0,0 5230,0 5230,4565 10470,4565">
          <text:p/>
        </draw:polyline>
        <draw:polyline draw:style-name="gr93" draw:layer="layout" svg:width="19.597cm" svg:height="8.314cm" svg:x="36.978cm" svg:y="16.045cm" svg:viewBox="0 0 19598 8315" draw:points="0,8315 12136,8315 12136,0 19598,0">
          <text:p/>
        </draw:polyline>
        <draw:g>
          <draw:g>
            <draw:polygon draw:style-name="gr94" draw:layer="layout" svg:width="6.985cm" svg:height="1.508cm" svg:x="4.355cm" svg:y="3.027cm" svg:viewBox="0 0 6986 1509" draw:points="0,1509 6986,1509 6986,0 0,0">
              <text:p/>
            </draw:polygon>
            <draw:polygon draw:style-name="gr2" draw:layer="layout" svg:width="6.985cm" svg:height="1.508cm" svg:x="4.355cm" svg:y="3.027cm" svg:viewBox="0 0 6986 1509" draw:points="0,1509 6986,1509 6986,0 0,0">
              <text:p/>
            </draw:polygon>
          </draw:g>
          <draw:frame draw:style-name="gr95" draw:layer="layout" svg:width="6.985cm" svg:height="1.652cm" svg:x="4.355cm" svg:y="2.955cm">
            <draw:text-box>
              <text:p text:style-name="P1"><text:span text:style-name="T1">Java requirements (Linux)</text:span><text:span text:style-name="T1"><text:line-break/></text:span><text:span text:style-name="T1">JAVA_HOME environment variable</text:span><text:span text:style-name="T1"><text:line-break/></text:span><text:span text:style-name="T1"/></text:p>
            </draw:text-box>
          </draw:frame>
        </draw:g>
        <draw:g>
          <draw:g>
            <draw:polygon draw:style-name="gr96" draw:layer="layout" svg:width="4.048cm" svg:height="0.953cm" svg:x="13.8cm" svg:y="5.488cm" svg:viewBox="0 0 4049 954" draw:points="0,954 4049,954 4049,0 0,0">
              <text:p/>
            </draw:polygon>
            <draw:polygon draw:style-name="gr2" draw:layer="layout" svg:width="4.048cm" svg:height="0.953cm" svg:x="13.8cm" svg:y="5.488cm" svg:viewBox="0 0 4049 954" draw:points="0,954 4049,954 4049,0 0,0">
              <text:p/>
            </draw:polygon>
          </draw:g>
          <draw:frame draw:style-name="gr97" draw:text-style-name="P6" draw:layer="layout" svg:width="4.048cm" svg:height="1.139cm" svg:x="13.8cm" svg:y="5.395cm">
            <draw:text-box>
              <text:p text:style-name="P4"><text:span text:style-name="T3">Install Metric Server</text:span><text:span text:style-name="T3"><text:line-break/></text:span><text:span text:style-name="T3">(10.2.1, 64-bit)</text:span></text:p>
            </draw:text-box>
          </draw:frame>
        </draw:g>
        <draw:g>
          <draw:g>
            <draw:polygon draw:style-name="gr98" draw:layer="layout" svg:width="4.048cm" svg:height="0.953cm" svg:x="13.8cm" svg:y="6.44cm" svg:viewBox="0 0 4049 954" draw:points="0,954 4049,954 4049,0 0,0">
              <text:p/>
            </draw:polygon>
            <draw:polygon draw:style-name="gr2" draw:layer="layout" svg:width="4.048cm" svg:height="0.953cm" svg:x="13.8cm" svg:y="6.44cm" svg:viewBox="0 0 4049 954" draw:points="0,954 4049,954 4049,0 0,0">
              <text:p/>
            </draw:polygon>
          </draw:g>
          <draw:frame draw:style-name="gr97" draw:text-style-name="P6" draw:layer="layout" svg:width="4.048cm" svg:height="1.139cm" svg:x="13.8cm" svg:y="6.347cm">
            <draw:text-box>
              <text:p text:style-name="P4"><text:span text:style-name="T3">Install PowerPlay Server</text:span><text:span text:style-name="T3"><text:line-break/></text:span><text:span text:style-name="T3">(10.2.1, 64-bit)</text:span></text:p>
            </draw:text-box>
          </draw:frame>
        </draw:g>
        <draw:g>
          <draw:g>
            <draw:polygon draw:style-name="gr99" draw:layer="layout" svg:width="4.048cm" svg:height="0.953cm" svg:x="13.8cm" svg:y="7.393cm" svg:viewBox="0 0 4049 954" draw:points="0,954 4049,954 4049,0 0,0">
              <text:p/>
            </draw:polygon>
            <draw:polygon draw:style-name="gr2" draw:layer="layout" svg:width="4.048cm" svg:height="0.953cm" svg:x="13.8cm" svg:y="7.393cm" svg:viewBox="0 0 4049 954" draw:points="0,954 4049,954 4049,0 0,0">
              <text:p/>
            </draw:polygon>
          </draw:g>
          <draw:frame draw:style-name="gr97" draw:text-style-name="P6" draw:layer="layout" svg:width="4.048cm" svg:height="1.139cm" svg:x="13.8cm" svg:y="7.3cm">
            <draw:text-box>
              <text:p text:style-name="P4"><text:span text:style-name="T3">Install Mobile</text:span><text:span text:style-name="T3"><text:line-break/></text:span><text:span text:style-name="T3">(10.2.1, 64-bit)</text:span></text:p>
            </draw:text-box>
          </draw:frame>
        </draw:g>
        <draw:g>
          <draw:g>
            <draw:polygon draw:style-name="gr100" draw:layer="layout" svg:width="10.16cm" svg:height="5.1cm" svg:x="33.874cm" svg:y="11.629cm" svg:viewBox="0 0 10161 5101" draw:points="0,5101 10161,5101 10161,0 0,0">
              <text:p/>
            </draw:polygon>
            <draw:polygon draw:style-name="gr2" draw:layer="layout" svg:width="10.16cm" svg:height="5.1cm" svg:x="33.874cm" svg:y="11.629cm" svg:viewBox="0 0 10161 5101" draw:points="0,5101 10161,5101 10161,0 0,0">
              <text:p/>
            </draw:polygon>
          </draw:g>
          <draw:frame draw:style-name="gr101" draw:text-style-name="P7" draw:layer="layout" svg:width="10.16cm" svg:height="5.1cm" svg:x="33.874cm" svg:y="11.629cm">
            <draw:text-box>
              <text:p text:style-name="P5"><text:span text:style-name="T5">Create a virtual directory to access log files</text:span><text:span text:style-name="T1"><text:line-break/></text:span><text:span text:style-name="T1"># </text:span><text:span text:style-name="T1"><text:line-break/></text:span><text:span text:style-name="T1"># Dynamic Query Analyzer </text:span><text:span text:style-name="T1"><text:line-break/></text:span><text:span text:style-name="T1"># </text:span><text:span text:style-name="T1"><text:line-break/></text:span><text:span text:style-name="T1">Alias /DQLogs "C:/Program Files/IBM/cognos/c10_64/logs/XQE" </text:span><text:span text:style-name="T1"><text:line-break/></text:span><text:span text:style-name="T1">&lt;Directory "C:/Program Files/IBM/cognos/c10_64/logs/XQE"&gt;</text:span><text:span text:style-name="T1"><text:line-break/></text:span><text:span text:style-name="T1"> Order allow,deny</text:span><text:span text:style-name="T1"><text:line-break/></text:span><text:span text:style-name="T1"> Allow from all</text:span><text:span text:style-name="T1"><text:line-break/></text:span><text:span text:style-name="T1"> Options +Indexes</text:span><text:span text:style-name="T1"><text:line-break/></text:span><text:span text:style-name="T1">&lt;/Directory&gt;</text:span></text:p>
            </draw:text-box>
          </draw:frame>
        </draw:g>
        <draw:line draw:style-name="gr102" draw:layer="layout" svg:x1="32.286cm" svg:y1="14.179cm" svg:x2="33.873cm" svg:y2="14.179cm">
          <text:p/>
        </draw:line>
        <draw:g>
          <draw:g>
            <draw:polygon draw:style-name="gr103" draw:layer="layout" svg:width="4.048cm" svg:height="1.27cm" svg:x="13.8cm" svg:y="8.345cm" svg:viewBox="0 0 4049 1271" draw:points="0,1271 4049,1271 4049,0 0,0">
              <text:p/>
            </draw:polygon>
            <draw:polygon draw:style-name="gr2" draw:layer="layout" svg:width="4.048cm" svg:height="1.27cm" svg:x="13.8cm" svg:y="8.345cm" svg:viewBox="0 0 4049 1271" draw:points="0,1271 4049,1271 4049,0 0,0">
              <text:p/>
            </draw:polygon>
          </draw:g>
          <draw:frame draw:style-name="gr39" draw:text-style-name="P6" draw:layer="layout" svg:width="4.048cm" svg:height="1.567cm" svg:x="13.8cm" svg:y="8.197cm">
            <draw:text-box>
              <text:p text:style-name="P4"><text:span text:style-name="T3">Install Dynamic Query Analyzer</text:span><text:span text:style-name="T3"><text:line-break/></text:span><text:span text:style-name="T3">(10.2.1, 64-bit)</text:span></text:p>
            </draw:text-box>
          </draw:frame>
        </draw:g>
        <draw:polyline draw:style-name="gr104" draw:layer="layout" svg:width="3.016cm" svg:height="1.706cm" svg:x="44.034cm" svg:y="12.473cm" svg:viewBox="0 0 3017 1707" draw:points="0,1707 1270,1707 1270,0 3017,0">
          <text:p/>
        </draw:polyline>
        <draw:g>
          <draw:g>
            <draw:polygon draw:style-name="gr105" draw:layer="layout" svg:width="4.048cm" svg:height="1.041cm" svg:x="13.785cm" svg:y="9.62cm" svg:viewBox="0 0 4049 1042" draw:points="0,1042 4049,1042 4049,0 0,0">
              <text:p/>
            </draw:polygon>
            <draw:polygon draw:style-name="gr106" draw:layer="layout" svg:width="4.048cm" svg:height="1.041cm" svg:x="13.785cm" svg:y="9.62cm" svg:viewBox="0 0 4049 1042" draw:points="0,1042 4049,1042 4049,0 0,0">
              <text:p/>
            </draw:polygon>
          </draw:g>
          <draw:frame draw:style-name="gr107" draw:text-style-name="P4" draw:layer="layout" svg:width="4.048cm" svg:height="1.139cm" svg:x="13.785cm" svg:y="9.571cm">
            <draw:text-box>
              <text:p text:style-name="P4"><text:span text:style-name="T3">Install Samples</text:span><text:span text:style-name="T3"><text:line-break/></text:span><text:span text:style-name="T3">(10.2.1, 64-bit)</text:span></text:p>
            </draw:text-box>
          </draw:frame>
        </draw:g>
        <draw:g>
          <draw:g>
            <draw:polygon draw:style-name="gr87" draw:layer="layout" svg:width="13.145cm" svg:height="3.237cm" svg:x="53.622cm" svg:y="19.208cm" svg:viewBox="0 0 13146 3238" draw:points="0,3238 13146,3238 13146,0 0,0">
              <text:p/>
            </draw:polygon>
            <draw:polygon draw:style-name="gr2" draw:layer="layout" svg:width="13.145cm" svg:height="3.237cm" svg:x="53.622cm" svg:y="19.208cm" svg:viewBox="0 0 13146 3238" draw:points="0,3238 13146,3238 13146,0 0,0">
              <text:p/>
            </draw:polygon>
          </draw:g>
          <draw:frame draw:style-name="gr108" draw:text-style-name="P5" draw:layer="layout" svg:width="13.144cm" svg:height="3.799cm" svg:x="53.622cm" svg:y="18.928cm">
            <draw:text-box>
              <text:p text:style-name="P5"><text:span text:style-name="T1">Restore sample databases</text:span><text:span text:style-name="T1"><text:line-break/></text:span><text:span text:style-name="T1">1) Go to C:\Program Files\IBM\cognos\Setting up the Metric Studio samplec10_64\webcontent\sampleImport and transfer data from files into metric stores\datasources\db2</text:span></text:p>
              <text:p text:style-name="P5"><text:span text:style-name="T1">2) Extract file: GS_DB.tar.gz, and retain the original directory structure</text:span></text:p>
              <text:p text:style-name="P5"><text:span text:style-name="T1">3) Open a DB2 command window, and Change to the GS_DB/win directory</text:span></text:p>
              <text:p text:style-name="P5"><text:span text:style-name="T1">4) Check the configuration file: GOSalesConfig.bat</text:span></text:p>
              <text:p text:style-name="P5"><text:span text:style-name="T1">5) Run the setupGSDB.bat script</text:span></text:p>
            </draw:text-box>
          </draw:frame>
        </draw:g>
        <draw:g>
          <draw:g>
            <draw:polygon draw:style-name="gr87" draw:layer="layout" svg:width="13.145cm" svg:height="5.665cm" svg:x="53.622cm" svg:y="23.958cm" svg:viewBox="0 0 13146 5666" draw:points="0,5666 13146,5666 13146,0 0,0">
              <text:p/>
            </draw:polygon>
            <draw:polygon draw:style-name="gr2" draw:layer="layout" svg:width="13.145cm" svg:height="5.665cm" svg:x="53.622cm" svg:y="23.958cm" svg:viewBox="0 0 13146 5666" draw:points="0,5666 13146,5666 13146,0 0,0">
              <text:p/>
            </draw:polygon>
          </draw:g>
          <draw:frame draw:style-name="gr109" draw:text-style-name="P5" draw:layer="layout" svg:width="13.144cm" svg:height="8.382cm" svg:x="53.622cm" svg:y="22.6cm">
            <draw:text-box>
              <text:p text:style-name="P5"><text:span text:style-name="T1">Create data source connections to sample database</text:span><text:span text:style-name="T1"><text:line-break/></text:span><text:span text:style-name="T1">1) Launch → IBM Cognos Administration</text:span></text:p>
              <text:p text:style-name="P5"><text:span text:style-name="T1">2) Select “Configuration” tab, and “Data Source Connections” item in the left</text:span></text:p>
              <text:p text:style-name="P5"><text:span text:style-name="T1">3) Click the icon “New Data Source” in the right</text:span></text:p>
              <text:p text:style-name="P5"><text:span text:style-name="T1"><text:s text:c="2"/></text:span><text:span text:style-name="T1">Name: great_outdoors_sales</text:span></text:p>
              <text:p text:style-name="P5"><text:span text:style-name="T1"><text:s text:c="2"/></text:span><text:span text:style-name="T1">Type: IBM DB2, <text:s/>and do not select Configure JDBC connection </text:span></text:p>
              <text:p text:style-name="P5"><text:span text:style-name="T1"><text:s text:c="2"/></text:span><text:span text:style-name="T1">DB2 database name: GS_DB</text:span></text:p>
              <text:p text:style-name="P5"><text:span text:style-name="T1"><text:s text:c="2"/></text:span><text:span text:style-name="T1">Under Signons, select the both Password and Create a signon that the Everyone group can use check boxes</text:span></text:p>
              <text:p text:style-name="P5"><text:span text:style-name="T1"><text:s text:c="2"/></text:span><text:span text:style-name="T1">User ID/Password: db2admin/Timothy123456</text:span></text:p>
              <text:p text:style-name="P5"><text:span text:style-name="T1"><text:s text:c="2"/></text:span><text:span text:style-name="T1">Finish</text:span></text:p>
              <text:p text:style-name="P5"><text:span text:style-name="T1">4) Create another Data Source with Name: great_outdoors_warehouse</text:span></text:p>
            </draw:text-box>
          </draw:frame>
        </draw:g>
        <draw:g>
          <draw:g>
            <draw:polygon draw:style-name="gr87" draw:layer="layout" svg:width="16.382cm" svg:height="4.205cm" svg:x="53.622cm" svg:y="31.482cm" svg:viewBox="0 0 16383 4206" draw:points="0,4206 16383,4206 16383,0 0,0">
              <text:p/>
            </draw:polygon>
            <draw:polygon draw:style-name="gr2" draw:layer="layout" svg:width="16.382cm" svg:height="4.205cm" svg:x="53.622cm" svg:y="31.482cm" svg:viewBox="0 0 16383 4206" draw:points="0,4206 16383,4206 16383,0 0,0">
              <text:p/>
            </draw:polygon>
          </draw:g>
          <draw:frame draw:style-name="gr110" draw:text-style-name="P5" draw:layer="layout" svg:width="16.381cm" svg:height="6.223cm" svg:x="53.622cm" svg:y="30.474cm">
            <draw:text-box>
              <text:p text:style-name="P5"><text:span text:style-name="T1">Create data source connections to PowerCubes</text:span><text:span text:style-name="T1"><text:line-break/></text:span><text:span text:style-name="T1">1) Launch → IBM Cognos Administration</text:span></text:p>
              <text:p text:style-name="P5"><text:span text:style-name="T1">2) Select “Configuration” tab, and “Data Source Connections” item in the left</text:span></text:p>
              <text:p text:style-name="P5"><text:span text:style-name="T1">3) Click the icon “New Data Source” in the right</text:span></text:p>
              <text:p text:style-name="P5"><text:span text:style-name="T1"><text:s text:c="2"/></text:span><text:span text:style-name="T1">Name: sales_and_marketing </text:span></text:p>
              <text:p text:style-name="P5"><text:span text:style-name="T1"><text:s text:c="2"/></text:span><text:span text:style-name="T1">Type: IBM Cognos PowerCube</text:span></text:p>
              <text:p text:style-name="P5"><text:span text:style-name="T1"><text:s text:c="2"/></text:span><text:span text:style-name="T1">Windows Location: </text:span><text:span text:style-name="T1"><text:a xlink:href="file:///C:/Program" xlink:type="simple">C:\Program</text:a></text:span><text:span text:style-name="T1"> Files\IBM\cognos\c10_64\webcontent\samples\datasources\cubes\PowerCubes\EN\Sales_and_Marketing.mdc</text:span></text:p>
              <text:p text:style-name="P5"><text:span text:style-name="T1"><text:s text:c="2"/></text:span><text:span text:style-name="T1">Finish</text:span></text:p>
            </draw:text-box>
          </draw:frame>
        </draw:g>
        <draw:g>
          <draw:g>
            <draw:polygon draw:style-name="gr87" draw:layer="layout" svg:width="15.493cm" svg:height="10.024cm" svg:x="53.701cm" svg:y="37.127cm" svg:viewBox="0 0 15494 10025" draw:points="0,10025 15494,10025 15494,0 0,0">
              <text:p/>
            </draw:polygon>
            <draw:polygon draw:style-name="gr2" draw:layer="layout" svg:width="15.493cm" svg:height="10.024cm" svg:x="53.701cm" svg:y="37.127cm" svg:viewBox="0 0 15494 10025" draw:points="0,10025 15494,10025 15494,0 0,0">
              <text:p/>
            </draw:polygon>
          </draw:g>
          <draw:frame draw:style-name="gr111" draw:text-style-name="P5" draw:layer="layout" svg:width="15.492cm" svg:height="16.51cm" svg:x="53.701cm" svg:y="33.886cm">
            <draw:text-box>
              <text:p text:style-name="P5"><text:span text:style-name="T1">Setting up the Metric Studio sample</text:span><text:span text:style-name="T1"><text:line-break/></text:span><text:span text:style-name="T1">1) Create a metric store named GOMETRIC</text:span></text:p>
              <text:p text:style-name="P5"><text:span text:style-name="T1"><text:s text:c="2"/></text:span><text:span text:style-name="T1">* Go to: C:\Program Files\IBM\cognos\c10_64\configuration\schemas\cmm\db2</text:span></text:p>
              <text:p text:style-name="P5"><text:span text:style-name="T1"><text:s text:c="2"/></text:span><text:span text:style-name="T1">* Run: cmm_create_db.cmd DB2 db2admin Timothy123456 GOMETRIC C: GOMETRIC</text:span></text:p>
              <text:p text:style-name="P5"><text:span text:style-name="T1">2) Create the corresponding data source go_metrics</text:span></text:p>
              <text:p text:style-name="P5"><text:span text:style-name="T1">3) Create a new metric package named GO Metrics that uses the data source named go_metrics</text:span></text:p>
              <text:p text:style-name="P5"><text:span text:style-name="T1"><text:s text:c="2"/></text:span><text:span text:style-name="T1">Name: GO Metrics</text:span></text:p>
              <text:p text:style-name="P5"><text:span text:style-name="T1"><text:s text:c="2"/></text:span><text:span text:style-name="T1">Select a type: Standard Calendar</text:span></text:p>
              <text:p text:style-name="P5"><text:span text:style-name="T1"><text:s text:c="2"/></text:span><text:span text:style-name="T1">Year, Quarter, Month</text:span></text:p>
              <text:p text:style-name="P5"><text:span text:style-name="T1"><text:s text:c="2"/></text:span><text:span text:style-name="T1">the start date: January 1, 2010</text:span></text:p>
              <text:p text:style-name="P5"><text:span text:style-name="T1"><text:s text:c="2"/></text:span><text:span text:style-name="T1">The number of years to add: 7</text:span></text:p>
              <text:p text:style-name="P5"><text:span text:style-name="T1"><text:s text:c="2"/></text:span><text:span text:style-name="T1">Initialize</text:span></text:p>
              <text:p text:style-name="P5"><text:span text:style-name="T1">4) Set the import source</text:span></text:p>
              <text:p text:style-name="P5"><text:span text:style-name="T1"><text:s text:c="2"/></text:span><text:span text:style-name="T1">* Copy all files in C:\Program Files\IBM\cognos\c10_64\webcontent\samples\datasources\metricsdata\GOMetrics_UTF8 <text:s/>into C:\Program Files\IBM\cognos\c10_64\deployment\cmm</text:span></text:p>
              <text:p text:style-name="P5"><text:span text:style-name="T1"><text:s text:c="2"/></text:span><text:span text:style-name="T1">* ….</text:span></text:p>
              <text:p text:style-name="P5"><text:span text:style-name="T1">5) Import metric data and files into the metric store</text:span></text:p>
              <text:p text:style-name="P5"><text:span text:style-name="T1"><text:s text:c="2"/></text:span><text:span text:style-name="T1">* Go back Home</text:span></text:p>
              <text:p text:style-name="P5"><text:span text:style-name="T1"><text:s text:c="2"/></text:span><text:span text:style-name="T1">* Click on “Public Folders” → “Go Metrics”, then enter Metric Studio</text:span></text:p>
              <text:p text:style-name="P5"><text:span text:style-name="T1"><text:s text:c="2"/></text:span><text:span text:style-name="T1">* In the right, select Tools → “Metric Maintenance”</text:span></text:p>
              <text:p text:style-name="P5"><text:span text:style-name="T1"><text:s text:c="2"/></text:span><text:span text:style-name="T1">* Run: Import and transfer data from files into metric store</text:span></text:p>
            </draw:text-box>
          </draw:frame>
        </draw:g>
        <draw:g>
          <draw:g>
            <draw:polygon draw:style-name="gr87" draw:layer="layout" svg:width="13.145cm" svg:height="3.237cm" svg:x="53.622cm" svg:y="49.062cm" svg:viewBox="0 0 13146 3238" draw:points="0,3238 13146,3238 13146,0 0,0">
              <text:p/>
            </draw:polygon>
            <draw:polygon draw:style-name="gr2" draw:layer="layout" svg:width="13.145cm" svg:height="3.237cm" svg:x="53.622cm" svg:y="49.062cm" svg:viewBox="0 0 13146 3238" draw:points="0,3238 13146,3238 13146,0 0,0">
              <text:p/>
            </draw:polygon>
          </draw:g>
          <draw:frame draw:style-name="gr108" draw:text-style-name="P5" draw:layer="layout" svg:width="13.144cm" svg:height="3.799cm" svg:x="53.622cm" svg:y="48.782cm">
            <draw:text-box>
              <text:p text:style-name="P5"><text:span text:style-name="T1">Import the Samples</text:span><text:span text:style-name="T1"><text:line-break/></text:span><text:span text:style-name="T1">1) Go to: C:\Program Files\IBM\cognos\c10_64\webcontent\samples\content</text:span></text:p>
              <text:p text:style-name="P5"><text:span text:style-name="T1">2) Copy all zip files into: C:\Program Files\IBM\cognos\c10_64\deployment</text:span></text:p>
              <text:p text:style-name="P5"><text:span text:style-name="T1">3) Select “IBM Cognos Administration” → Configuration → “Content Administration”</text:span></text:p>
              <text:p text:style-name="P5"><text:span text:style-name="T1">4) </text:span></text:p>
            </draw:text-box>
          </draw:frame>
        </draw:g>
        <draw:g>
          <draw:g>
            <draw:polygon draw:style-name="gr63" draw:layer="layout" svg:width="10.922cm" svg:height="1.169cm" svg:x="14.859cm" svg:y="2.667cm" svg:viewBox="0 0 10923 1170" draw:points="0,1170 10923,1170 10923,0 0,0">
              <text:p/>
            </draw:polygon>
            <draw:polygon draw:style-name="gr2" draw:layer="layout" svg:width="10.922cm" svg:height="1.169cm" svg:x="14.859cm" svg:y="2.667cm" svg:viewBox="0 0 10923 1170" draw:points="0,1170 10923,1170 10923,0 0,0">
              <text:p/>
            </draw:polygon>
          </draw:g>
          <draw:frame draw:style-name="gr112" draw:text-style-name="P5" draw:layer="layout" svg:width="10.921cm" svg:height="1.169cm" svg:x="14.859cm" svg:y="2.667cm">
            <draw:text-box>
              <text:p text:style-name="P5"><text:span text:style-name="T1">Update your profile(Linux)</text:span><text:span text:style-name="T1"><text:line-break/></text:span><text:span text:style-name="T1">LD_LIBRARY_PATH=/opt/ibm/cognos/c10_64/bin64:${LD_LIBRARY_PATH}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ourier New2" svg:font-family="'Courier New'" style:font-family-generic="swiss" style:font-pitch="fixed"/>
    <style:font-face style:name="Calibri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微软雅黑1" svg:font-family="微软雅黑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urier New1" svg:font-family="'Courier New'" style:font-family-generic="swiss" style:font-pitch="variable"/>
    <style:font-face style:name="Arial3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5f_1" draw:display-name="Gradient_1" draw:style="linear" draw:start-color="#ffffff" draw:end-color="#f0f0f0" draw:start-intensity="100%" draw:end-intensity="100%" draw:angle="0" draw:border="0%"/>
    <draw:gradient draw:name="Gradient_5f_10" draw:display-name="Gradient_10" draw:style="linear" draw:start-color="#ffffff" draw:end-color="#f0f0f0" draw:start-intensity="100%" draw:end-intensity="100%" draw:angle="0" draw:border="0%"/>
    <draw:gradient draw:name="Gradient_5f_11" draw:display-name="Gradient_11" draw:style="linear" draw:start-color="#ffffff" draw:end-color="#f0f0f0" draw:start-intensity="100%" draw:end-intensity="100%" draw:angle="0" draw:border="0%"/>
    <draw:gradient draw:name="Gradient_5f_12" draw:display-name="Gradient_12" draw:style="linear" draw:start-color="#ffffff" draw:end-color="#f0f0f0" draw:start-intensity="100%" draw:end-intensity="100%" draw:angle="0" draw:border="0%"/>
    <draw:gradient draw:name="Gradient_5f_13" draw:display-name="Gradient_13" draw:style="linear" draw:start-color="#ffffff" draw:end-color="#f0f0f0" draw:start-intensity="100%" draw:end-intensity="100%" draw:angle="0" draw:border="0%"/>
    <draw:gradient draw:name="Gradient_5f_14" draw:display-name="Gradient_14" draw:style="linear" draw:start-color="#ffffff" draw:end-color="#f0f0f0" draw:start-intensity="100%" draw:end-intensity="100%" draw:angle="0" draw:border="0%"/>
    <draw:gradient draw:name="Gradient_5f_15" draw:display-name="Gradient_15" draw:style="linear" draw:start-color="#f2bf96" draw:end-color="#efaf7a" draw:start-intensity="100%" draw:end-intensity="100%" draw:angle="0" draw:border="0%"/>
    <draw:gradient draw:name="Gradient_5f_16" draw:display-name="Gradient_16" draw:style="linear" draw:start-color="#ffffff" draw:end-color="#f0f0f0" draw:start-intensity="100%" draw:end-intensity="100%" draw:angle="0" draw:border="0%"/>
    <draw:gradient draw:name="Gradient_5f_17" draw:display-name="Gradient_17" draw:style="linear" draw:start-color="#ffffff" draw:end-color="#f0f0f0" draw:start-intensity="100%" draw:end-intensity="100%" draw:angle="0" draw:border="0%"/>
    <draw:gradient draw:name="Gradient_5f_18" draw:display-name="Gradient_18" draw:style="linear" draw:start-color="#ffffff" draw:end-color="#f0f0f0" draw:start-intensity="100%" draw:end-intensity="100%" draw:angle="0" draw:border="0%"/>
    <draw:gradient draw:name="Gradient_5f_19" draw:display-name="Gradient_19" draw:style="linear" draw:start-color="#ffffff" draw:end-color="#f0f0f0" draw:start-intensity="100%" draw:end-intensity="100%" draw:angle="0" draw:border="0%"/>
    <draw:gradient draw:name="Gradient_5f_2" draw:display-name="Gradient_2" draw:style="linear" draw:start-color="#ffffff" draw:end-color="#f0f0f0" draw:start-intensity="100%" draw:end-intensity="100%" draw:angle="0" draw:border="0%"/>
    <draw:gradient draw:name="Gradient_5f_20" draw:display-name="Gradient_20" draw:style="linear" draw:start-color="#ffffff" draw:end-color="#f0f0f0" draw:start-intensity="100%" draw:end-intensity="100%" draw:angle="0" draw:border="0%"/>
    <draw:gradient draw:name="Gradient_5f_21" draw:display-name="Gradient_21" draw:style="linear" draw:start-color="#ffffff" draw:end-color="#f0f0f0" draw:start-intensity="100%" draw:end-intensity="100%" draw:angle="0" draw:border="0%"/>
    <draw:gradient draw:name="Gradient_5f_22" draw:display-name="Gradient_22" draw:style="linear" draw:start-color="#ffffff" draw:end-color="#f0f0f0" draw:start-intensity="100%" draw:end-intensity="100%" draw:angle="0" draw:border="0%"/>
    <draw:gradient draw:name="Gradient_5f_23" draw:display-name="Gradient_23" draw:style="linear" draw:start-color="#b3c283" draw:end-color="#a7b96f" draw:start-intensity="100%" draw:end-intensity="100%" draw:angle="0" draw:border="0%"/>
    <draw:gradient draw:name="Gradient_5f_24" draw:display-name="Gradient_24" draw:style="linear" draw:start-color="#ffffff" draw:end-color="#f0f0f0" draw:start-intensity="100%" draw:end-intensity="100%" draw:angle="0" draw:border="0%"/>
    <draw:gradient draw:name="Gradient_5f_25" draw:display-name="Gradient_25" draw:style="linear" draw:start-color="#b3c283" draw:end-color="#a7b96f" draw:start-intensity="100%" draw:end-intensity="100%" draw:angle="0" draw:border="0%"/>
    <draw:gradient draw:name="Gradient_5f_26" draw:display-name="Gradient_26" draw:style="linear" draw:start-color="#ffffff" draw:end-color="#f0f0f0" draw:start-intensity="100%" draw:end-intensity="100%" draw:angle="0" draw:border="0%"/>
    <draw:gradient draw:name="Gradient_5f_27" draw:display-name="Gradient_27" draw:style="linear" draw:start-color="#ffffff" draw:end-color="#f0f0f0" draw:start-intensity="100%" draw:end-intensity="100%" draw:angle="0" draw:border="0%"/>
    <draw:gradient draw:name="Gradient_5f_28" draw:display-name="Gradient_28" draw:style="linear" draw:start-color="#ffffff" draw:end-color="#f0f0f0" draw:start-intensity="100%" draw:end-intensity="100%" draw:angle="0" draw:border="0%"/>
    <draw:gradient draw:name="Gradient_5f_29" draw:display-name="Gradient_29" draw:style="linear" draw:start-color="#ffffff" draw:end-color="#f0f0f0" draw:start-intensity="100%" draw:end-intensity="100%" draw:angle="0" draw:border="0%"/>
    <draw:gradient draw:name="Gradient_5f_3" draw:display-name="Gradient_3" draw:style="linear" draw:start-color="#ffffff" draw:end-color="#f0f0f0" draw:start-intensity="100%" draw:end-intensity="100%" draw:angle="0" draw:border="0%"/>
    <draw:gradient draw:name="Gradient_5f_30" draw:display-name="Gradient_30" draw:style="linear" draw:start-color="#ffffff" draw:end-color="#f0f0f0" draw:start-intensity="100%" draw:end-intensity="100%" draw:angle="0" draw:border="0%"/>
    <draw:gradient draw:name="Gradient_5f_31" draw:display-name="Gradient_31" draw:style="linear" draw:start-color="#f2bf96" draw:end-color="#efaf7a" draw:start-intensity="100%" draw:end-intensity="100%" draw:angle="0" draw:border="0%"/>
    <draw:gradient draw:name="Gradient_5f_32" draw:display-name="Gradient_32" draw:style="linear" draw:start-color="#ffffff" draw:end-color="#f0f0f0" draw:start-intensity="100%" draw:end-intensity="100%" draw:angle="0" draw:border="0%"/>
    <draw:gradient draw:name="Gradient_5f_33" draw:display-name="Gradient_33" draw:style="linear" draw:start-color="#ffffff" draw:end-color="#f0f0f0" draw:start-intensity="100%" draw:end-intensity="100%" draw:angle="0" draw:border="0%"/>
    <draw:gradient draw:name="Gradient_5f_34" draw:display-name="Gradient_34" draw:style="linear" draw:start-color="#ffffff" draw:end-color="#f0f0f0" draw:start-intensity="100%" draw:end-intensity="100%" draw:angle="0" draw:border="0%"/>
    <draw:gradient draw:name="Gradient_5f_35" draw:display-name="Gradient_35" draw:style="linear" draw:start-color="#ffffff" draw:end-color="#f0f0f0" draw:start-intensity="100%" draw:end-intensity="100%" draw:angle="0" draw:border="0%"/>
    <draw:gradient draw:name="Gradient_5f_36" draw:display-name="Gradient_36" draw:style="linear" draw:start-color="#ffffff" draw:end-color="#f0f0f0" draw:start-intensity="100%" draw:end-intensity="100%" draw:angle="0" draw:border="0%"/>
    <draw:gradient draw:name="Gradient_5f_37" draw:display-name="Gradient_37" draw:style="linear" draw:start-color="#ffffff" draw:end-color="#f0f0f0" draw:start-intensity="100%" draw:end-intensity="100%" draw:angle="0" draw:border="0%"/>
    <draw:gradient draw:name="Gradient_5f_38" draw:display-name="Gradient_38" draw:style="linear" draw:start-color="#ffffff" draw:end-color="#f0f0f0" draw:start-intensity="100%" draw:end-intensity="100%" draw:angle="0" draw:border="0%"/>
    <draw:gradient draw:name="Gradient_5f_39" draw:display-name="Gradient_39" draw:style="linear" draw:start-color="#ffffff" draw:end-color="#f0f0f0" draw:start-intensity="100%" draw:end-intensity="100%" draw:angle="0" draw:border="0%"/>
    <draw:gradient draw:name="Gradient_5f_4" draw:display-name="Gradient_4" draw:style="linear" draw:start-color="#ffffff" draw:end-color="#f0f0f0" draw:start-intensity="100%" draw:end-intensity="100%" draw:angle="0" draw:border="0%"/>
    <draw:gradient draw:name="Gradient_5f_40" draw:display-name="Gradient_40" draw:style="linear" draw:start-color="#ffffff" draw:end-color="#f0f0f0" draw:start-intensity="100%" draw:end-intensity="100%" draw:angle="0" draw:border="0%"/>
    <draw:gradient draw:name="Gradient_5f_41" draw:display-name="Gradient_41" draw:style="linear" draw:start-color="#f2bf96" draw:end-color="#efaf7a" draw:start-intensity="100%" draw:end-intensity="100%" draw:angle="0" draw:border="0%"/>
    <draw:gradient draw:name="Gradient_5f_42" draw:display-name="Gradient_42" draw:style="linear" draw:start-color="#f2bf96" draw:end-color="#efaf7a" draw:start-intensity="100%" draw:end-intensity="100%" draw:angle="0" draw:border="0%"/>
    <draw:gradient draw:name="Gradient_5f_43" draw:display-name="Gradient_43" draw:style="linear" draw:start-color="#f2bf96" draw:end-color="#efaf7a" draw:start-intensity="100%" draw:end-intensity="100%" draw:angle="0" draw:border="0%"/>
    <draw:gradient draw:name="Gradient_5f_44" draw:display-name="Gradient_44" draw:style="linear" draw:start-color="#ffffff" draw:end-color="#f0f0f0" draw:start-intensity="100%" draw:end-intensity="100%" draw:angle="0" draw:border="0%"/>
    <draw:gradient draw:name="Gradient_5f_45" draw:display-name="Gradient_45" draw:style="linear" draw:start-color="#f2bf96" draw:end-color="#efaf7a" draw:start-intensity="100%" draw:end-intensity="100%" draw:angle="0" draw:border="0%"/>
    <draw:gradient draw:name="Gradient_5f_5" draw:display-name="Gradient_5" draw:style="linear" draw:start-color="#ffffff" draw:end-color="#f0f0f0" draw:start-intensity="100%" draw:end-intensity="100%" draw:angle="0" draw:border="0%"/>
    <draw:gradient draw:name="Gradient_5f_6" draw:display-name="Gradient_6" draw:style="linear" draw:start-color="#ffffff" draw:end-color="#f0f0f0" draw:start-intensity="100%" draw:end-intensity="100%" draw:angle="0" draw:border="0%"/>
    <draw:gradient draw:name="Gradient_5f_7" draw:display-name="Gradient_7" draw:style="linear" draw:start-color="#ffffff" draw:end-color="#f0f0f0" draw:start-intensity="100%" draw:end-intensity="100%" draw:angle="0" draw:border="0%"/>
    <draw:gradient draw:name="Gradient_5f_8" draw:display-name="Gradient_8" draw:style="linear" draw:start-color="#ffffff" draw:end-color="#f0f0f0" draw:start-intensity="100%" draw:end-intensity="100%" draw:angle="0" draw:border="0%"/>
    <draw:gradient draw:name="Gradient_5f_9" draw:display-name="Gradient_9" draw:style="linear" draw:start-color="#ffffff" draw:end-color="#f0f0f0" draw:start-intensity="100%" draw:end-intensity="100%" draw:angle="0" draw:border="0%"/>
    <draw:marker draw:name="Arrow" svg:viewBox="0 0 20 30" svg:d="M10 0l-10 30h20z"/>
    <draw:marker draw:name="EndMarker_5f_1" draw:display-name="EndMarker_1" svg:viewBox="0 0 20 20" svg:d="M10 0l-10 20c7-3 13-3 20 0z"/>
    <draw:marker draw:name="EndMarker_5f_10" draw:display-name="EndMarker_10" svg:viewBox="0 0 20 20" svg:d="M10 0l-10 20c7-3 13-3 20 0z"/>
    <draw:marker draw:name="EndMarker_5f_11" draw:display-name="EndMarker_11" svg:viewBox="0 0 20 20" svg:d="M10 0l-10 20c7-3 13-3 20 0z"/>
    <draw:marker draw:name="EndMarker_5f_12" draw:display-name="EndMarker_12" svg:viewBox="0 0 20 20" svg:d="M10 0l-10 20c7-3 13-3 20 0z"/>
    <draw:marker draw:name="EndMarker_5f_13" draw:display-name="EndMarker_13" svg:viewBox="0 0 20 20" svg:d="M10 0l-10 20c7-3 13-3 20 0z"/>
    <draw:marker draw:name="EndMarker_5f_14" draw:display-name="EndMarker_14" svg:viewBox="0 0 20 20" svg:d="M10 0l-10 20c7-3 13-3 20 0z"/>
    <draw:marker draw:name="EndMarker_5f_15" draw:display-name="EndMarker_15" svg:viewBox="0 0 20 20" svg:d="M10 0l-10 20c7-3 13-3 20 0z"/>
    <draw:marker draw:name="EndMarker_5f_16" draw:display-name="EndMarker_16" svg:viewBox="0 0 20 20" svg:d="M10 0l-10 20c7-3 13-3 20 0z"/>
    <draw:marker draw:name="EndMarker_5f_17" draw:display-name="EndMarker_17" svg:viewBox="0 0 20 20" svg:d="M10 0l-10 20c7-3 13-3 20 0z"/>
    <draw:marker draw:name="EndMarker_5f_18" draw:display-name="EndMarker_18" svg:viewBox="0 0 20 20" svg:d="M10 0l-10 20c7-3 13-3 20 0z"/>
    <draw:marker draw:name="EndMarker_5f_19" draw:display-name="EndMarker_19" svg:viewBox="0 0 20 20" svg:d="M10 0l-10 20c7-3 13-3 20 0z"/>
    <draw:marker draw:name="EndMarker_5f_2" draw:display-name="EndMarker_2" svg:viewBox="0 0 20 20" svg:d="M10 0l-10 20c7-3 13-3 20 0z"/>
    <draw:marker draw:name="EndMarker_5f_20" draw:display-name="EndMarker_20" svg:viewBox="0 0 20 20" svg:d="M10 0l-10 20c7-3 13-3 20 0z"/>
    <draw:marker draw:name="EndMarker_5f_21" draw:display-name="EndMarker_21" svg:viewBox="0 0 20 20" svg:d="M10 0l-10 20c7-3 13-3 20 0z"/>
    <draw:marker draw:name="EndMarker_5f_22" draw:display-name="EndMarker_22" svg:viewBox="0 0 20 20" svg:d="M10 0l-10 20c7-3 13-3 20 0z"/>
    <draw:marker draw:name="EndMarker_5f_23" draw:display-name="EndMarker_23" svg:viewBox="0 0 20 20" svg:d="M10 0l-10 20c7-3 13-3 20 0z"/>
    <draw:marker draw:name="EndMarker_5f_24" draw:display-name="EndMarker_24" svg:viewBox="0 0 20 20" svg:d="M10 0l-10 20c7-3 13-3 20 0z"/>
    <draw:marker draw:name="EndMarker_5f_25" draw:display-name="EndMarker_25" svg:viewBox="0 0 20 20" svg:d="M10 0l-10 20c7-3 13-3 20 0z"/>
    <draw:marker draw:name="EndMarker_5f_26" draw:display-name="EndMarker_26" svg:viewBox="0 0 20 20" svg:d="M10 0l-10 20c7-3 13-3 20 0z"/>
    <draw:marker draw:name="EndMarker_5f_27" draw:display-name="EndMarker_27" svg:viewBox="0 0 20 20" svg:d="M10 0l-10 20c7-3 13-3 20 0z"/>
    <draw:marker draw:name="EndMarker_5f_28" draw:display-name="EndMarker_28" svg:viewBox="0 0 20 20" svg:d="M10 0l-10 20c7-3 13-3 20 0z"/>
    <draw:marker draw:name="EndMarker_5f_29" draw:display-name="EndMarker_29" svg:viewBox="0 0 20 20" svg:d="M10 0l-10 20c7-3 13-3 20 0z"/>
    <draw:marker draw:name="EndMarker_5f_3" draw:display-name="EndMarker_3" svg:viewBox="0 0 20 20" svg:d="M10 0l-10 20c7-3 13-3 20 0z"/>
    <draw:marker draw:name="EndMarker_5f_30" draw:display-name="EndMarker_30" svg:viewBox="0 0 20 20" svg:d="M10 0l-10 20c7-3 13-3 20 0z"/>
    <draw:marker draw:name="EndMarker_5f_31" draw:display-name="EndMarker_31" svg:viewBox="0 0 20 20" svg:d="M10 0l-10 20c7-3 13-3 20 0z"/>
    <draw:marker draw:name="EndMarker_5f_32" draw:display-name="EndMarker_32" svg:viewBox="0 0 20 20" svg:d="M10 0l-10 20c7-3 13-3 20 0z"/>
    <draw:marker draw:name="EndMarker_5f_33" draw:display-name="EndMarker_33" svg:viewBox="0 0 20 20" svg:d="M10 0l-10 20c7-3 13-3 20 0z"/>
    <draw:marker draw:name="EndMarker_5f_34" draw:display-name="EndMarker_34" svg:viewBox="0 0 20 20" svg:d="M10 0l-10 20c7-3 13-3 20 0z"/>
    <draw:marker draw:name="EndMarker_5f_35" draw:display-name="EndMarker_35" svg:viewBox="0 0 20 20" svg:d="M10 0l-10 20c7-3 13-3 20 0z"/>
    <draw:marker draw:name="EndMarker_5f_36" draw:display-name="EndMarker_36" svg:viewBox="0 0 20 20" svg:d="M10 0l-10 20c7-3 13-3 20 0z"/>
    <draw:marker draw:name="EndMarker_5f_4" draw:display-name="EndMarker_4" svg:viewBox="0 0 20 20" svg:d="M10 0l-10 20c7-3 13-3 20 0z"/>
    <draw:marker draw:name="EndMarker_5f_5" draw:display-name="EndMarker_5" svg:viewBox="0 0 20 20" svg:d="M10 0l-10 20c7-3 13-3 20 0z"/>
    <draw:marker draw:name="EndMarker_5f_6" draw:display-name="EndMarker_6" svg:viewBox="0 0 20 20" svg:d="M10 0l-10 20c7-3 13-3 20 0z"/>
    <draw:marker draw:name="EndMarker_5f_7" draw:display-name="EndMarker_7" svg:viewBox="0 0 20 20" svg:d="M10 0l-10 20c7-3 13-3 20 0z"/>
    <draw:marker draw:name="EndMarker_5f_8" draw:display-name="EndMarker_8" svg:viewBox="0 0 20 20" svg:d="M10 0l-10 20c7-3 13-3 20 0z"/>
    <draw:marker draw:name="EndMarker_5f_9" draw:display-name="EndMarker_9" svg:viewBox="0 0 20 20" svg:d="M10 0l-10 20c7-3 13-3 20 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0cm" fo:margin-bottom="0cm" fo:margin-left="0cm" fo:margin-right="0cm" fo:page-width="88.9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20_1" style:display-name="Default 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Windows_x86 LibreOffice_project/63150712c6d317d27ce2db16eb94c2f3d7b699f8</meta:generator>
    <dc:date>2014-06-01T22:06:15.583000000</dc:date>
    <meta:editing-duration>PT12H18M23S</meta:editing-duration>
    <meta:editing-cycles>13</meta:editing-cycles>
    <meta:document-statistic meta:object-count="458"/>
  </office:meta>
</office:document-meta>
</file>